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3333" draw:fill-color="#f4a460" draw:textarea-horizontal-align="justify" draw:textarea-vertical-align="middle" draw:auto-grow-height="false" fo:min-height="2.036cm" fo:min-width="11.184cm"/>
    </style:style>
    <style:style style:name="gr3" style:family="graphic" style:parent-style-name="standard">
      <style:graphic-properties svg:stroke-color="#ff3333" draw:fill-color="#f4a460" draw:textarea-horizontal-align="justify" draw:textarea-vertical-align="middle" draw:auto-grow-height="false" fo:min-height="2.544cm" fo:min-width="10.422cm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5.564cm"/>
    </style:style>
    <style:style style:name="gr6" style:family="graphic" style:parent-style-name="standard">
      <style:graphic-properties svg:stroke-color="#ff3333" draw:fill-color="#f4a460" draw:textarea-horizontal-align="justify" draw:textarea-vertical-align="middle" draw:auto-grow-height="false" fo:min-height="1.528cm" fo:min-width="7.882cm"/>
    </style:style>
    <style:style style:name="gr7" style:family="graphic" style:parent-style-name="standard">
      <style:graphic-properties draw:stroke="none" svg:stroke-color="#000000" draw:fill="none" draw:fill-color="#ffffff" fo:min-height="5.216cm"/>
    </style:style>
    <style:style style:name="gr8" style:family="graphic" style:parent-style-name="standard">
      <style:graphic-properties svg:stroke-color="#ff3333" draw:fill-color="#f4a460" draw:textarea-horizontal-align="justify" draw:textarea-vertical-align="middle" draw:auto-grow-height="false" fo:min-height="1.782cm" fo:min-width="12.2cm"/>
    </style:style>
    <style:style style:name="gr9" style:family="graphic" style:parent-style-name="standard">
      <style:graphic-properties svg:stroke-color="#ff3333" draw:fill-color="#f4a460" draw:textarea-horizontal-align="justify" draw:textarea-vertical-align="middle" draw:auto-grow-height="false" fo:min-height="1.02cm" fo:min-width="14.74cm"/>
    </style:style>
    <style:style style:name="gr10" style:family="graphic" style:parent-style-name="standard">
      <style:graphic-properties svg:stroke-color="#ff3333" draw:fill-color="#f4a460" draw:textarea-horizontal-align="justify" draw:textarea-vertical-align="middle" draw:auto-grow-height="false" fo:min-height="1.528cm" fo:min-width="8.39cm"/>
    </style:style>
    <style:style style:name="gr11" style:family="graphic" style:parent-style-name="standard">
      <style:graphic-properties draw:stroke="none" svg:stroke-color="#000000" draw:fill="none" draw:fill-color="#ffffff" fo:min-height="11.176cm"/>
    </style:style>
    <style:style style:name="gr12" style:family="graphic" style:parent-style-name="standard">
      <style:graphic-properties svg:stroke-color="#ff3333" draw:fill-color="#f4a460" draw:textarea-horizontal-align="justify" draw:textarea-vertical-align="middle" draw:auto-grow-height="false" fo:min-height="1.02cm" fo:min-width="9.406cm"/>
    </style:style>
    <style:style style:name="gr13" style:family="graphic" style:parent-style-name="standard">
      <style:graphic-properties svg:stroke-color="#ff3333" draw:fill-color="#f4a460" draw:textarea-horizontal-align="justify" draw:textarea-vertical-align="middle" draw:auto-grow-height="false" fo:min-height="1.528cm" fo:min-width="12.454cm"/>
    </style:style>
    <style:style style:name="gr14" style:family="graphic" style:parent-style-name="standard">
      <style:graphic-properties svg:stroke-color="#ff3333" draw:fill-color="#f4a460" draw:textarea-horizontal-align="justify" draw:textarea-vertical-align="middle" draw:auto-grow-height="false" fo:min-height="1.02cm" fo:min-width="18.296cm"/>
    </style:style>
    <style:style style:name="gr15" style:family="graphic" style:parent-style-name="standard">
      <style:graphic-properties svg:stroke-color="#ff3333" draw:fill-color="#f4a460" draw:textarea-horizontal-align="justify" draw:textarea-vertical-align="middle" draw:auto-grow-height="false" fo:min-height="5.338cm" fo:min-width="10.422cm"/>
    </style:style>
    <style:style style:name="gr16" style:family="graphic" style:parent-style-name="standard">
      <style:graphic-properties svg:stroke-color="#ff3333" draw:fill-color="#f4a460" draw:textarea-horizontal-align="justify" draw:textarea-vertical-align="middle" draw:auto-grow-height="false" fo:min-height="2.036cm" fo:min-width="7.374cm"/>
    </style:style>
    <style:style style:name="gr17" style:family="graphic" style:parent-style-name="standard">
      <style:graphic-properties svg:stroke-color="#ff3333" draw:fill-color="#f4a460" draw:textarea-horizontal-align="justify" draw:textarea-vertical-align="middle" draw:auto-grow-height="false" fo:min-height="1.274cm" fo:min-width="6.358cm"/>
    </style:style>
    <style:style style:name="gr18" style:family="graphic" style:parent-style-name="standard">
      <style:graphic-properties svg:stroke-color="#ff3333" draw:fill-color="#f4a460" draw:textarea-horizontal-align="justify" draw:textarea-vertical-align="middle" draw:auto-grow-height="false" fo:min-height="3.052cm" fo:min-width="10.422cm"/>
    </style:style>
    <style:style style:name="gr19" style:family="graphic" style:parent-style-name="standard">
      <style:graphic-properties svg:stroke-color="#ff3333" draw:fill-color="#f4a460" draw:textarea-horizontal-align="justify" draw:textarea-vertical-align="middle" draw:auto-grow-height="false" fo:min-height="3.306cm" fo:min-width="9.406cm"/>
    </style:style>
    <style:style style:name="gr20" style:family="graphic" style:parent-style-name="standard">
      <style:graphic-properties svg:stroke-color="#ff3333" draw:fill-color="#f4a460" draw:textarea-horizontal-align="justify" draw:textarea-vertical-align="middle" draw:auto-grow-height="false" fo:min-height="1.274cm" fo:min-width="3.564cm"/>
    </style:style>
    <style:style style:name="gr21" style:family="graphic" style:parent-style-name="standard">
      <style:graphic-properties draw:stroke="none" svg:stroke-color="#000000" draw:fill="none" draw:fill-color="#ffffff" fo:min-height="11.921cm"/>
    </style:style>
    <style:style style:name="gr22" style:family="graphic" style:parent-style-name="standard">
      <style:graphic-properties svg:stroke-color="#ff3333" draw:fill-color="#f4a460" draw:textarea-horizontal-align="justify" draw:textarea-vertical-align="middle" draw:auto-grow-height="false" fo:min-height="1.02cm" fo:min-width="8.898cm"/>
    </style:style>
    <style:style style:name="gr23" style:family="graphic" style:parent-style-name="standard">
      <style:graphic-properties draw:stroke="none" svg:stroke-color="#000000" draw:fill="none" draw:fill-color="#ffffff" fo:min-height="8.196cm"/>
    </style:style>
    <style:style style:name="gr24" style:family="graphic" style:parent-style-name="standard">
      <style:graphic-properties draw:stroke="none" svg:stroke-color="#000000" draw:fill="none" draw:fill-color="#ffffff" fo:min-height="2.544cm"/>
    </style:style>
    <style:style style:name="gr25" style:family="graphic" style:parent-style-name="standard">
      <style:graphic-properties svg:stroke-color="#ff3333" draw:fill-color="#f4a460" draw:textarea-horizontal-align="justify" draw:textarea-vertical-align="middle" draw:auto-grow-height="false" fo:min-height="1.02cm" fo:min-width="10.422cm"/>
    </style:style>
    <style:style style:name="gr26" style:family="graphic" style:parent-style-name="standard">
      <style:graphic-properties svg:stroke-color="#ff3333" draw:fill-color="#f4a460" draw:textarea-horizontal-align="justify" draw:textarea-vertical-align="middle" draw:auto-grow-height="false" fo:min-height="0.766cm" fo:min-width="12.2cm"/>
    </style:style>
    <style:style style:name="gr27" style:family="graphic" style:parent-style-name="standard">
      <style:graphic-properties draw:stroke="none" svg:stroke-color="#000000" draw:fill="none" draw:fill-color="#ffffff" fo:min-height="6.706cm"/>
    </style:style>
    <style:style style:name="gr28" style:family="graphic" style:parent-style-name="standard">
      <style:graphic-properties svg:stroke-color="#ff3333" draw:fill-color="#f4a460" draw:textarea-horizontal-align="justify" draw:textarea-vertical-align="middle" draw:auto-grow-height="false" fo:min-height="7.624cm" fo:min-width="12.962cm"/>
    </style:style>
    <style:style style:name="gr29" style:family="graphic" style:parent-style-name="standard">
      <style:graphic-properties svg:stroke-color="#ff3333" draw:fill-color="#f4a460" draw:textarea-horizontal-align="justify" draw:textarea-vertical-align="middle" draw:auto-grow-height="false" fo:min-height="0.766cm" fo:min-width="17.28cm"/>
    </style:style>
    <style:style style:name="gr30" style:family="graphic" style:parent-style-name="standard">
      <style:graphic-properties svg:stroke-color="#ff3333" draw:fill-color="#f4a460" draw:textarea-horizontal-align="justify" draw:textarea-vertical-align="middle" draw:auto-grow-height="false" fo:min-height="4.068cm" fo:min-width="11.946cm"/>
    </style:style>
    <style:style style:name="gr31" style:family="graphic" style:parent-style-name="standard">
      <style:graphic-properties svg:stroke-color="#ff3333" draw:fill-color="#f4a460" draw:textarea-horizontal-align="justify" draw:textarea-vertical-align="middle" draw:auto-grow-height="false" fo:min-height="4.522cm" fo:min-width="13.47cm"/>
    </style:style>
    <style:style style:name="gr32" style:family="graphic" style:parent-style-name="standard">
      <style:graphic-properties draw:stroke="none" svg:stroke-color="#000000" draw:fill="none" draw:fill-color="#ffffff" fo:min-height="8.665cm"/>
    </style:style>
    <style:style style:name="gr33" style:family="graphic" style:parent-style-name="standard">
      <style:graphic-properties svg:stroke-color="#ff3333" draw:fill-color="#f4a460" draw:textarea-horizontal-align="justify" draw:textarea-vertical-align="middle" draw:auto-grow-height="false" fo:min-height="0.766cm" fo:min-width="5.342cm"/>
    </style:style>
    <style:style style:name="gr34" style:family="graphic" style:parent-style-name="standard">
      <style:graphic-properties svg:stroke-color="#ff3333" draw:fill-color="#f4a460" draw:textarea-horizontal-align="justify" draw:textarea-vertical-align="middle" draw:auto-grow-height="false" fo:min-height="2.857cm" fo:min-width="11.438cm"/>
    </style:style>
    <style:style style:name="gr35" style:family="graphic" style:parent-style-name="standard">
      <style:graphic-properties svg:stroke-color="#ff3333" draw:fill-color="#f4a460" draw:textarea-horizontal-align="justify" draw:textarea-vertical-align="middle" draw:auto-grow-height="false" fo:min-height="0.766cm" fo:min-width="6.612cm"/>
    </style:style>
    <style:style style:name="gr36" style:family="graphic" style:parent-style-name="standard">
      <style:graphic-properties svg:stroke-color="#ff3333" draw:fill-color="#f4a460" draw:textarea-horizontal-align="justify" draw:textarea-vertical-align="middle" draw:auto-grow-height="false" fo:min-height="1.02cm" fo:min-width="15.756cm"/>
    </style:style>
    <style:style style:name="gr37" style:family="graphic" style:parent-style-name="standard">
      <style:graphic-properties draw:stroke="none" svg:stroke-color="#000000" draw:fill="none" draw:fill-color="#ffffff" fo:min-height="4.471cm"/>
    </style:style>
    <style:style style:name="gr38" style:family="graphic" style:parent-style-name="standard">
      <style:graphic-properties svg:stroke-color="#ff3333" draw:fill-color="#f4a460" draw:textarea-horizontal-align="justify" draw:textarea-vertical-align="middle" draw:auto-grow-height="false" fo:min-height="3.036cm" fo:min-width="11.438cm"/>
    </style:style>
    <style:style style:name="gr39" style:family="graphic" style:parent-style-name="standard">
      <style:graphic-properties draw:stroke="none" svg:stroke-color="#000000" draw:fill="none" draw:fill-color="#ffffff" fo:min-height="12.666cm"/>
    </style:style>
    <style:style style:name="gr40" style:family="graphic" style:parent-style-name="standard">
      <style:graphic-properties svg:stroke-color="#ff3333" draw:fill-color="#f4a460" draw:textarea-horizontal-align="justify" draw:textarea-vertical-align="middle" draw:auto-grow-height="false" fo:min-height="0.766cm" fo:min-width="4.126cm"/>
    </style:style>
    <style:style style:name="gr41" style:family="graphic" style:parent-style-name="standard">
      <style:graphic-properties svg:stroke-color="#ff3333" draw:fill-color="#f4a460" draw:textarea-horizontal-align="justify" draw:textarea-vertical-align="middle" draw:auto-grow-height="false" fo:min-height="0.766cm" fo:min-width="3.772cm"/>
    </style:style>
    <style:style style:name="gr42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2.542cm" fo:min-width="0cm" fo:padding-top="0.142cm" fo:padding-bottom="0.142cm" fo:padding-left="0.267cm" fo:padding-right="0.267cm"/>
    </style:style>
    <style:style style:name="gr43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0.733cm" fo:min-width="0cm" fo:padding-top="0.142cm" fo:padding-bottom="0.142cm" fo:padding-left="0.267cm" fo:padding-right="0.267cm"/>
    </style:style>
    <style:style style:name="gr44" style:family="graphic" style:parent-style-name="standard">
      <style:graphic-properties svg:stroke-color="#ff3333" draw:fill-color="#f4a460" draw:textarea-horizontal-align="justify" draw:textarea-vertical-align="middle" draw:auto-grow-height="false" fo:min-height="3.368cm" fo:min-width="8.952cm"/>
    </style:style>
    <style:style style:name="gr45" style:family="graphic" style:parent-style-name="standard">
      <style:graphic-properties draw:stroke="none" svg:stroke-color="#000000" draw:fill="none" draw:fill-color="#ffffff" fo:min-height="10.431cm"/>
    </style:style>
    <style:style style:name="gr46" style:family="graphic" style:parent-style-name="standard">
      <style:graphic-properties svg:stroke-color="#ff3333" draw:fill-color="#f4a460" draw:textarea-horizontal-align="justify" draw:textarea-vertical-align="middle" draw:auto-grow-height="false" fo:min-height="2.29cm" fo:min-width="10.93cm"/>
    </style:style>
    <style:style style:name="gr47" style:family="graphic" style:parent-style-name="standard">
      <style:graphic-properties svg:stroke-color="#ff3333" draw:fill-color="#f4a460" draw:textarea-horizontal-align="justify" draw:textarea-vertical-align="middle" draw:auto-grow-height="false" fo:min-height="1.188cm" fo:min-width="10.93cm"/>
    </style:style>
    <style:style style:name="gr48" style:family="graphic" style:parent-style-name="standard">
      <style:graphic-properties svg:stroke-color="#ff3333" draw:fill-color="#f4a460" draw:textarea-horizontal-align="justify" draw:textarea-vertical-align="middle" draw:auto-grow-height="false" fo:min-height="6.862cm" fo:min-width="9.66cm"/>
    </style:style>
    <style:style style:name="gr49" style:family="graphic" style:parent-style-name="standard">
      <style:graphic-properties draw:stroke="none" svg:stroke-color="#000000" draw:fill="none" draw:fill-color="#ffffff" fo:min-height="7.582cm"/>
    </style:style>
    <style:style style:name="gr50" style:family="graphic" style:parent-style-name="standard">
      <style:graphic-properties svg:stroke-color="#ff3333" draw:fill-color="#f4a460" draw:textarea-horizontal-align="justify" draw:textarea-vertical-align="middle" draw:auto-grow-height="false" fo:min-height="1.188cm" fo:min-width="7.374cm"/>
    </style:style>
    <style:style style:name="gr51" style:family="graphic" style:parent-style-name="standard">
      <style:graphic-properties draw:stroke="none" svg:stroke-color="#000000" draw:fill="none" draw:fill-color="#ffffff" fo:min-height="9.44cm"/>
    </style:style>
    <style:style style:name="gr52" style:family="graphic" style:parent-style-name="standard">
      <style:graphic-properties svg:stroke-color="#ff3333" draw:fill-color="#f4a460" draw:textarea-horizontal-align="justify" draw:textarea-vertical-align="middle" draw:auto-grow-height="false" fo:min-height="3.352cm" fo:min-width="12.325cm"/>
    </style:style>
    <style:style style:name="gr53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1.395cm" fo:min-width="0cm" fo:padding-top="0.142cm" fo:padding-bottom="0.142cm" fo:padding-left="0.267cm" fo:padding-right="0.267cm"/>
    </style:style>
    <style:style style:name="gr54" style:family="graphic" style:parent-style-name="standard">
      <style:graphic-properties svg:stroke-color="#ff3333" draw:fill-color="#f4a460" draw:textarea-horizontal-align="justify" draw:textarea-vertical-align="middle" draw:auto-grow-height="false" fo:min-height="2.09cm" fo:min-width="11.618cm"/>
    </style:style>
    <style:style style:name="gr55" style:family="graphic" style:parent-style-name="standard">
      <style:graphic-properties svg:stroke-color="#ff3333" draw:fill-color="#f4a460" draw:textarea-horizontal-align="justify" draw:textarea-vertical-align="middle" draw:auto-grow-height="false" fo:min-height="1.528cm" fo:min-width="14.74cm"/>
    </style:style>
    <style:style style:name="gr56" style:family="graphic" style:parent-style-name="standard">
      <style:graphic-properties svg:stroke-color="#ff3333" draw:fill-color="#f4a460" draw:textarea-horizontal-align="justify" draw:textarea-vertical-align="middle" draw:auto-grow-height="false" fo:min-height="1.528cm" fo:min-width="10.168cm"/>
    </style:style>
    <style:style style:name="gr57" style:family="graphic" style:parent-style-name="standard">
      <style:graphic-properties svg:stroke-color="#ff3333" draw:fill-color="#f4a460" draw:textarea-horizontal-align="justify" draw:textarea-vertical-align="middle" draw:auto-grow-height="false" fo:min-height="1.39cm" fo:min-width="18.704cm"/>
    </style:style>
    <style:style style:name="gr58" style:family="graphic" style:parent-style-name="standard">
      <style:graphic-properties draw:stroke="none" svg:stroke-color="#000000" draw:fill="none" draw:fill-color="#ffffff" fo:min-height="9.686cm"/>
    </style:style>
    <style:style style:name="gr59" style:family="graphic" style:parent-style-name="standard">
      <style:graphic-properties svg:stroke-color="#ff3333" draw:fill-color="#f4a460" draw:textarea-horizontal-align="justify" draw:textarea-vertical-align="middle" draw:auto-grow-height="false" fo:min-height="4.016cm" fo:min-width="10.54cm"/>
    </style:style>
    <style:style style:name="gr60" style:family="graphic" style:parent-style-name="standard">
      <style:graphic-properties svg:stroke-color="#ff3333" draw:fill-color="#f4a460" draw:textarea-horizontal-align="justify" draw:textarea-vertical-align="middle" draw:auto-grow-height="false" fo:min-height="2.104cm" fo:min-width="8.902cm"/>
    </style:style>
    <style:style style:name="gr61" style:family="graphic" style:parent-style-name="standard">
      <style:graphic-properties svg:stroke-color="#ff3333" draw:fill-color="#f4a460" draw:textarea-horizontal-align="justify" draw:textarea-vertical-align="middle" draw:auto-grow-height="false" fo:min-height="1.088cm" fo:min-width="8.14cm"/>
    </style:style>
    <style:style style:name="gr62" style:family="graphic" style:parent-style-name="standard">
      <style:graphic-properties svg:stroke-color="#ff3333" draw:fill-color="#f4a460" draw:textarea-horizontal-align="justify" draw:textarea-vertical-align="middle" draw:auto-grow-height="false" fo:min-height="3.532cm" fo:min-width="15.79cm"/>
    </style:style>
    <style:style style:name="gr63" style:family="graphic" style:parent-style-name="standard">
      <style:graphic-properties svg:stroke-color="#ff3333" draw:fill-color="#f4a460" draw:textarea-horizontal-align="justify" draw:textarea-vertical-align="middle" draw:auto-grow-height="false" fo:min-height="4.128cm" fo:min-width="15.53cm"/>
    </style:style>
    <style:style style:name="gr64" style:family="graphic" style:parent-style-name="standard">
      <style:graphic-properties draw:stroke="none" svg:stroke-color="#000000" draw:fill="none" draw:fill-color="#ffffff" fo:min-height="15.646cm"/>
    </style:style>
    <style:style style:name="gr65" style:family="graphic" style:parent-style-name="standard">
      <style:graphic-properties svg:stroke-color="#ff3333" draw:fill-color="#f4a460" draw:textarea-horizontal-align="justify" draw:textarea-vertical-align="middle" draw:auto-grow-height="false" fo:min-height="0.902cm" fo:min-width="14.232cm"/>
    </style:style>
    <style:style style:name="gr66" style:family="graphic" style:parent-style-name="standard">
      <style:graphic-properties svg:stroke-color="#ff3333" draw:fill-color="#f4a460" draw:textarea-horizontal-align="justify" draw:textarea-vertical-align="middle" draw:auto-grow-height="false" fo:min-height="0.902cm" fo:min-width="5.826cm"/>
    </style:style>
    <style:style style:name="gr67" style:family="graphic" style:parent-style-name="standard">
      <style:graphic-properties svg:stroke-color="#ff3333" draw:fill-color="#f4a460" draw:textarea-horizontal-align="justify" draw:textarea-vertical-align="middle" draw:auto-grow-height="false" fo:min-height="3.17cm" fo:min-width="16.084cm"/>
    </style:style>
    <style:style style:name="gr68" style:family="graphic" style:parent-style-name="standard">
      <style:graphic-properties draw:stroke="none" svg:stroke-color="#000000" draw:fill="none" draw:fill-color="#ffffff" fo:min-height="7.182cm"/>
    </style:style>
    <style:style style:name="gr69" style:family="graphic" style:parent-style-name="standard">
      <style:graphic-properties svg:stroke-color="#ff3333" draw:fill-color="#f4a460" draw:textarea-horizontal-align="justify" draw:textarea-vertical-align="middle" draw:auto-grow-height="false" fo:min-height="2.172cm" fo:min-width="10.398cm"/>
    </style:style>
    <style:style style:name="gr70" style:family="graphic" style:parent-style-name="standard">
      <style:graphic-properties draw:stroke="none" svg:stroke-color="#000000" draw:fill="none" draw:fill-color="#ffffff" fo:min-height="9.415cm"/>
    </style:style>
    <style:style style:name="gr71" style:family="graphic" style:parent-style-name="standard">
      <style:graphic-properties svg:stroke-color="#ff3333" draw:fill-color="#f4a460" draw:textarea-horizontal-align="justify" draw:textarea-vertical-align="middle" draw:auto-grow-height="false" fo:min-height="1.528cm" fo:min-width="10.906cm"/>
    </style:style>
    <style:style style:name="gr72" style:family="graphic" style:parent-style-name="standard">
      <style:graphic-properties svg:stroke-color="#ff3333" draw:fill-color="#f4a460" draw:textarea-horizontal-align="justify" draw:textarea-vertical-align="middle" draw:auto-grow-height="false" fo:min-height="4.576cm" fo:min-width="10.906cm"/>
    </style:style>
    <style:style style:name="gr73" style:family="graphic" style:parent-style-name="standard">
      <style:graphic-properties svg:stroke-color="#ff3333" draw:fill-color="#f4a460" draw:textarea-horizontal-align="justify" draw:textarea-vertical-align="middle" draw:auto-grow-height="false" fo:min-height="1.782cm" fo:min-width="13.629cm"/>
    </style:style>
    <style:style style:name="gr74" style:family="graphic" style:parent-style-name="standard">
      <style:graphic-properties svg:stroke-color="#ff3333" draw:fill-color="#f4a460" draw:textarea-horizontal-align="justify" draw:textarea-vertical-align="middle" draw:auto-grow-height="false" fo:min-height="2.178cm" fo:min-width="13.629cm"/>
    </style:style>
    <style:style style:name="gr75" style:family="graphic" style:parent-style-name="standard">
      <style:graphic-properties svg:stroke-color="#ff3333" draw:fill-color="#f4a460" draw:textarea-horizontal-align="justify" draw:textarea-vertical-align="middle" draw:auto-grow-height="false" fo:min-height="1.02cm" fo:min-width="13.629cm"/>
    </style:style>
    <style:style style:name="gr76" style:family="graphic" style:parent-style-name="standard">
      <style:graphic-properties svg:stroke-color="#ff3333" draw:fill-color="#f4a460" draw:textarea-horizontal-align="justify" draw:textarea-vertical-align="middle" draw:auto-grow-height="false" fo:min-height="1.47cm" fo:min-width="11.128cm"/>
    </style:style>
    <style:style style:name="gr77" style:family="graphic" style:parent-style-name="standard">
      <style:graphic-properties svg:stroke-color="#ff3333" draw:fill-color="#f4a460" draw:textarea-horizontal-align="justify" draw:textarea-vertical-align="middle" draw:auto-grow-height="false" fo:min-height="1.654cm" fo:min-width="12.492cm"/>
    </style:style>
    <style:style style:name="gr78" style:family="graphic" style:parent-style-name="standard">
      <style:graphic-properties svg:stroke-color="#ff3333" draw:fill-color="#f4a460" draw:textarea-horizontal-align="justify" draw:textarea-vertical-align="middle" draw:auto-grow-height="false" fo:min-height="4.53cm" fo:min-width="19.473cm"/>
    </style:style>
    <style:style style:name="gr79" style:family="graphic" style:parent-style-name="standard">
      <style:graphic-properties svg:stroke-color="#ff3333" draw:fill-color="#f4a460" draw:textarea-horizontal-align="justify" draw:textarea-vertical-align="middle" draw:auto-grow-height="false" fo:min-height="1.528cm" fo:min-width="7.535cm"/>
    </style:style>
    <style:style style:name="gr80" style:family="graphic" style:parent-style-name="standard">
      <style:graphic-properties draw:stroke="none" svg:stroke-color="#000000" draw:fill="none" draw:fill-color="#ffffff" fo:min-height="9.77cm"/>
    </style:style>
    <style:style style:name="gr81" style:family="graphic" style:parent-style-name="standard">
      <style:graphic-properties svg:stroke-color="#ff3333" draw:fill-color="#f4a460" draw:textarea-horizontal-align="justify" draw:textarea-vertical-align="middle" draw:auto-grow-height="false" fo:min-height="1.528cm" fo:min-width="9.059cm"/>
    </style:style>
    <style:style style:name="gr82" style:family="graphic" style:parent-style-name="standard">
      <style:graphic-properties svg:stroke-color="#ff3333" draw:fill-color="#f4a460" draw:textarea-horizontal-align="justify" draw:textarea-vertical-align="middle" draw:auto-grow-height="false" fo:min-height="5.146cm" fo:min-width="13.123cm"/>
    </style:style>
    <style:style style:name="gr83" style:family="graphic" style:parent-style-name="standard">
      <style:graphic-properties svg:stroke-color="#ff3333" draw:fill-color="#f4a460" draw:textarea-horizontal-align="justify" draw:textarea-vertical-align="middle" draw:auto-grow-height="false" fo:min-height="1.528cm" fo:min-width="6.635cm"/>
    </style:style>
    <style:style style:name="gr84" style:family="graphic" style:parent-style-name="standard">
      <style:graphic-properties svg:stroke-color="#ff3333" draw:fill-color="#f4a460" draw:textarea-horizontal-align="justify" draw:textarea-vertical-align="middle" draw:auto-grow-height="false" fo:min-height="3.306cm" fo:min-width="9.974cm"/>
    </style:style>
    <style:style style:name="gr85" style:family="graphic" style:parent-style-name="standard">
      <style:graphic-properties svg:stroke-color="#ff3333" draw:fill-color="#f4a460" draw:textarea-horizontal-align="justify" draw:textarea-vertical-align="middle" draw:auto-grow-height="false" fo:min-height="0.834cm" fo:min-width="4.894cm"/>
    </style:style>
    <style:style style:name="gr86" style:family="graphic" style:parent-style-name="standard">
      <style:graphic-properties svg:stroke-color="#ff3333" draw:fill-color="#f4a460" draw:textarea-horizontal-align="justify" draw:textarea-vertical-align="middle" draw:auto-grow-height="false" fo:min-height="2.036cm" fo:min-width="13.178cm"/>
    </style:style>
    <style:style style:name="gr87" style:family="graphic" style:parent-style-name="standard">
      <style:graphic-properties svg:stroke-color="#ff3333" draw:fill-color="#f4a460" draw:textarea-horizontal-align="justify" draw:textarea-vertical-align="middle" draw:auto-grow-height="false" fo:min-height="2.5cm" fo:min-width="13.178cm"/>
    </style:style>
    <style:style style:name="gr88" style:family="graphic" style:parent-style-name="standard">
      <style:graphic-properties svg:stroke-color="#ff3333" draw:fill-color="#f4a460" draw:textarea-horizontal-align="justify" draw:textarea-vertical-align="middle" draw:auto-grow-height="false" fo:min-height="2.151cm" fo:min-width="9.474cm"/>
    </style:style>
    <style:style style:name="gr89" style:family="graphic" style:parent-style-name="standard">
      <style:graphic-properties draw:stroke="none" svg:stroke-color="#000000" draw:fill="none" draw:fill-color="#ffffff" fo:min-height="13.411cm"/>
    </style:style>
    <style:style style:name="gr90" style:family="graphic" style:parent-style-name="standard">
      <style:graphic-properties draw:stroke="none" svg:stroke-color="#000000" draw:fill="none" draw:fill-color="#ffffff" fo:min-height="7.586cm"/>
    </style:style>
    <style:style style:name="gr91" style:family="graphic" style:parent-style-name="standard">
      <style:graphic-properties svg:stroke-color="#ff3333" draw:fill-color="#f4a460" draw:textarea-horizontal-align="justify" draw:textarea-vertical-align="middle" draw:auto-grow-height="false" fo:min-height="1.02cm" fo:min-width="4.976cm"/>
    </style:style>
    <style:style style:name="gr92" style:family="graphic" style:parent-style-name="standard">
      <style:graphic-properties svg:stroke-color="#ff3333" draw:fill-color="#f4a460" draw:textarea-horizontal-align="justify" draw:textarea-vertical-align="middle" draw:auto-grow-height="false" fo:min-height="1.782cm" fo:min-width="15.248cm"/>
    </style:style>
    <style:style style:name="gr93" style:family="graphic" style:parent-style-name="standard">
      <style:graphic-properties draw:stroke="none" svg:stroke-color="#000000" draw:fill="none" draw:fill-color="#ffffff" fo:min-height="14.156cm"/>
    </style:style>
    <style:style style:name="gr94" style:family="graphic" style:parent-style-name="standard">
      <style:graphic-properties svg:stroke-color="#ff3333" draw:fill-color="#f4a460" draw:textarea-horizontal-align="justify" draw:textarea-vertical-align="middle" draw:auto-grow-height="false" fo:min-height="1.528cm" fo:min-width="6.866cm"/>
    </style:style>
    <style:style style:name="gr95" style:family="graphic" style:parent-style-name="standard">
      <style:graphic-properties svg:stroke-color="#ff3333" draw:fill-color="#f4a460" draw:textarea-horizontal-align="justify" draw:textarea-vertical-align="middle" draw:auto-grow-height="false" fo:min-height="0.82cm" fo:min-width="14.886cm"/>
    </style:style>
    <style:style style:name="gr96" style:family="graphic" style:parent-style-name="standard">
      <style:graphic-properties svg:stroke-color="#ff3333" draw:fill-color="#f4a460" draw:textarea-horizontal-align="justify" draw:textarea-vertical-align="middle" draw:auto-grow-height="false" fo:min-height="1.424cm" fo:min-width="14.886cm"/>
    </style:style>
    <style:style style:name="gr97" style:family="graphic" style:parent-style-name="standard">
      <style:graphic-properties svg:stroke-color="#ff3333" draw:fill-color="#f4a460" draw:textarea-horizontal-align="justify" draw:textarea-vertical-align="middle" draw:auto-grow-height="false" fo:min-height="4.588cm" fo:min-width="19.966cm"/>
    </style:style>
    <style:style style:name="gr98" style:family="graphic" style:parent-style-name="standard">
      <style:graphic-properties svg:stroke-color="#ff3333" draw:fill-color="#f4a460" draw:textarea-horizontal-align="justify" draw:textarea-vertical-align="middle" draw:auto-grow-height="false" fo:min-height="1.482cm" fo:min-width="16.518cm"/>
    </style:style>
    <style:style style:name="gr99" style:family="graphic" style:parent-style-name="standard">
      <style:graphic-properties svg:stroke-color="#ff3333" draw:fill-color="#f4a460" draw:textarea-horizontal-align="justify" draw:textarea-vertical-align="middle" draw:auto-grow-height="false" fo:min-height="1.428cm" fo:min-width="14.886cm"/>
    </style:style>
    <style:style style:name="gr100" style:family="graphic" style:parent-style-name="standard">
      <style:graphic-properties svg:stroke-color="#ff3333" draw:fill-color="#f4a460" draw:textarea-horizontal-align="justify" draw:textarea-vertical-align="middle" draw:auto-grow-height="false" fo:min-height="2.798cm" fo:min-width="9.081cm"/>
    </style:style>
    <style:style style:name="gr101" style:family="graphic" style:parent-style-name="standard">
      <style:graphic-properties svg:stroke-color="#ff3333" draw:fill-color="#f4a460" draw:textarea-horizontal-align="justify" draw:textarea-vertical-align="middle" draw:auto-grow-height="false" fo:min-height="1.528cm" fo:min-width="15.502cm"/>
    </style:style>
    <style:style style:name="gr102" style:family="graphic" style:parent-style-name="standard">
      <style:graphic-properties draw:stroke="none" svg:stroke-color="#000000" draw:fill="none" draw:fill-color="#ffffff" fo:min-height="9.722cm"/>
    </style:style>
    <style:style style:name="gr103" style:family="graphic" style:parent-style-name="standard">
      <style:graphic-properties svg:stroke-color="#ff3333" draw:fill-color="#f4a460" draw:textarea-horizontal-align="justify" draw:textarea-vertical-align="middle" draw:auto-grow-height="false" fo:min-height="8.124cm" fo:min-width="12.316cm"/>
    </style:style>
    <style:style style:name="gr104" style:family="graphic" style:parent-style-name="standard">
      <style:graphic-properties draw:fill="none" draw:textarea-vertical-align="middle" draw:auto-grow-height="false" fo:min-height="5.391cm" fo:min-width="0cm"/>
    </style:style>
    <style:style style:name="gr105" style:family="graphic" style:parent-style-name="standard">
      <style:graphic-properties svg:stroke-color="#ff3333" draw:fill-color="#f4a460" draw:textarea-horizontal-align="justify" draw:textarea-vertical-align="middle" draw:auto-grow-height="false" fo:min-height="1.528cm" fo:min-width="16.264cm"/>
    </style:style>
    <style:style style:name="gr106" style:family="graphic" style:parent-style-name="standard">
      <style:graphic-properties svg:stroke-color="#ff3333" draw:fill-color="#f4a460" draw:textarea-horizontal-align="justify" draw:textarea-vertical-align="middle" draw:auto-grow-height="false" fo:min-height="4.107cm" fo:min-width="22.106cm"/>
    </style:style>
    <style:style style:name="gr107" style:family="graphic" style:parent-style-name="standard">
      <style:graphic-properties draw:stroke="none" svg:stroke-color="#000000" draw:fill="none" draw:fill-color="#ffffff" fo:min-height="8.052cm"/>
    </style:style>
    <style:style style:name="gr108" style:family="graphic" style:parent-style-name="standard">
      <style:graphic-properties svg:stroke-color="#ff3333" draw:fill-color="#f4a460" draw:textarea-horizontal-align="justify" draw:textarea-vertical-align="middle" draw:auto-grow-height="false" fo:min-height="3.306cm" fo:min-width="12.628cm"/>
    </style:style>
    <style:style style:name="gr109" style:family="graphic" style:parent-style-name="standard">
      <style:graphic-properties svg:stroke-color="#ff3333" draw:fill-color="#f4a460" draw:textarea-horizontal-align="justify" draw:textarea-vertical-align="middle" draw:auto-grow-height="false" fo:min-height="1.02cm" fo:min-width="8.564cm"/>
    </style:style>
    <style:style style:name="gr110" style:family="graphic" style:parent-style-name="standard">
      <style:graphic-properties draw:stroke="none" svg:stroke-color="#000000" draw:fill="none" draw:fill-color="#ffffff" fo:min-height="9.322cm"/>
    </style:style>
    <style:style style:name="gr111" style:family="graphic" style:parent-style-name="standard">
      <style:graphic-properties draw:stroke="none" svg:stroke-color="#000000" draw:fill="none" draw:fill-color="#ffffff" fo:min-height="8.736cm"/>
    </style:style>
    <style:style style:name="gr112" style:family="graphic" style:parent-style-name="standard">
      <style:graphic-properties svg:stroke-color="#ff3333" draw:fill-color="#f4a460" draw:textarea-horizontal-align="justify" draw:textarea-vertical-align="middle" draw:auto-grow-height="false" fo:min-height="0.974cm" fo:min-width="17.126cm"/>
    </style:style>
    <style:style style:name="gr113" style:family="graphic" style:parent-style-name="standard">
      <style:graphic-properties svg:stroke-color="#ff3333" draw:fill-color="#f4a460" draw:textarea-horizontal-align="justify" draw:textarea-vertical-align="middle" draw:auto-grow-height="false" fo:min-height="1.528cm" fo:min-width="14.232cm"/>
    </style:style>
    <style:style style:name="gr114" style:family="graphic" style:parent-style-name="standard">
      <style:graphic-properties svg:stroke-color="#ff3333" draw:fill-color="#f4a460" draw:textarea-horizontal-align="justify" draw:textarea-vertical-align="middle" draw:auto-grow-height="false" fo:min-height="3.306cm" fo:min-width="15.248cm"/>
    </style:style>
    <style:style style:name="gr115" style:family="graphic" style:parent-style-name="standard">
      <style:graphic-properties draw:stroke="none" svg:stroke-color="#000000" draw:fill="none" draw:fill-color="#ffffff" fo:min-height="4.046cm"/>
    </style:style>
    <style:style style:name="gr116" style:family="graphic" style:parent-style-name="standard">
      <style:graphic-properties svg:stroke-color="#ff3333" draw:fill-color="#f4a460" draw:textarea-horizontal-align="justify" draw:textarea-vertical-align="middle" draw:auto-grow-height="false" fo:min-height="1.02cm" fo:min-width="10.168cm"/>
    </style:style>
    <style:style style:name="gr117" style:family="graphic" style:parent-style-name="standard">
      <style:graphic-properties svg:stroke-color="#ff3333" draw:fill-color="#f4a460" draw:textarea-horizontal-align="justify" draw:textarea-vertical-align="middle" draw:auto-grow-height="false" fo:min-height="1.02cm" fo:min-width="10.828cm"/>
    </style:style>
    <style:style style:name="gr118" style:family="graphic" style:parent-style-name="standard">
      <style:graphic-properties svg:stroke-color="#ff3333" draw:fill-color="#f4a460" draw:textarea-horizontal-align="justify" draw:textarea-vertical-align="middle" draw:auto-grow-height="false" fo:min-height="2.544cm" fo:min-width="6.10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color="#3399ff"/>
    </style:style>
    <style:style style:name="P2" style:family="paragraph">
      <loext:graphic-properties draw:fill-color="#ffffff"/>
    </style:style>
    <style:style style:name="P3" style:family="paragraph">
      <style:text-properties fo:color="#3399ff" style:text-line-through-style="none" style:text-line-through-type="none"/>
    </style:style>
    <style:style style:name="P4" style:family="paragraph">
      <style:paragraph-properties fo:text-align="start"/>
    </style:style>
    <style:style style:name="P5" style:family="paragraph">
      <loext:graphic-properties draw:fill-color="#f4a460"/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cm" fo:margin-bottom="0.499cm"/>
    </style:style>
    <style:style style:name="P8" style:family="paragraph">
      <loext:graphic-properties draw:fill="none" draw:fill-color="#ffffff"/>
      <style:text-properties style:font-name="DejaVu Sans Mono1" fo:font-size="18pt" style:font-size-asian="16pt" style:font-size-complex="16pt"/>
    </style:style>
    <style:style style:name="P9" style:family="paragraph">
      <loext:graphic-properties draw:fill="none" draw:fill-color="#ffffff"/>
      <style:text-properties style:font-name="DejaVu Sans Mono1" fo:font-size="18pt" style:font-size-asian="18pt" style:font-size-complex="18pt"/>
    </style:style>
    <style:style style:name="P10" style:family="paragraph">
      <loext:graphic-properties draw:fill="none" draw:fill-color="#ffffff"/>
      <style:text-properties style:font-name="DejaVu Sans Mono1" fo:font-size="18pt"/>
    </style:style>
    <style:style style:name="P11" style:family="paragraph">
      <loext:graphic-properties draw:fill="none" draw:fill-color="#ffffff"/>
      <style:text-properties style:font-name="DejaVu Sans Mono1" fo:font-size="18pt" fo:font-weight="normal" style:font-size-asian="16pt" style:font-weight-asian="normal" style:font-size-complex="16pt" style:font-weight-complex="normal"/>
    </style:style>
    <style:style style:name="P12" style:family="paragraph">
      <style:text-properties fo:color="#3399ff" fo:background-color="#3399ff"/>
    </style:style>
    <style:style style:name="P13" style:family="paragraph">
      <loext:graphic-properties draw:fill="none" draw:fill-color="#ffffff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text-properties style:font-name="DejaVu Sans Mono1" fo:font-size="13.5pt" style:font-size-asian="18pt" style:font-size-complex="18pt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color="#3399ff"/>
    </style:style>
    <style:style style:name="T2" style:family="text">
      <style:text-properties fo:color="#3399ff" style:text-line-through-style="none" style:text-line-through-type="none"/>
    </style:style>
    <style:style style:name="T3" style:family="text">
      <style:text-properties fo:color="#cc0000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cc0000" fo:font-size="16pt" style:font-size-asian="16pt" style:font-size-complex="16pt"/>
    </style:style>
    <style:style style:name="T6" style:family="text">
      <style:text-properties fo:color="#000080" style:font-name="DejaVu Sans Mono1" fo:font-size="18pt" fo:font-weight="bold" style:font-size-asian="16pt" style:font-weight-asian="bold" style:font-size-complex="16pt" style:font-weight-complex="bold"/>
    </style:style>
    <style:style style:name="T7" style:family="text">
      <style:text-properties fo:color="#000000" style:font-name="DejaVu Sans Mono1" fo:font-size="18pt" style:font-size-asian="16pt" style:font-size-complex="16pt"/>
    </style:style>
    <style:style style:name="T8" style:family="text">
      <style:text-properties fo:color="#20999d" style:font-name="DejaVu Sans Mono1" fo:font-size="18pt" style:font-size-asian="16pt" style:font-size-complex="16pt"/>
    </style:style>
    <style:style style:name="T9" style:family="text">
      <style:text-properties fo:color="#000000" style:font-name="DejaVu Sans Mono1" fo:font-size="18pt" fo:font-style="italic" style:font-size-asian="16pt" style:font-style-asian="italic" style:font-size-complex="16pt" style:font-style-complex="italic"/>
    </style:style>
    <style:style style:name="T10" style:family="text">
      <style:text-properties fo:color="#008000" style:font-name="DejaVu Sans Mono1" fo:font-size="18pt" fo:font-weight="bold" style:font-size-asian="16pt" style:font-weight-asian="bold" style:font-size-complex="16pt" style:font-weight-complex="bold"/>
    </style:style>
    <style:style style:name="T11" style:family="text">
      <style:text-properties fo:color="#000080" style:font-name="DejaVu Sans Mono1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660e7a" style:font-name="DejaVu Sans Mono1" fo:font-size="18pt" fo:font-style="italic" style:font-size-asian="18pt" style:font-style-asian="italic" style:font-size-complex="18pt" style:font-style-complex="italic"/>
    </style:style>
    <style:style style:name="T13" style:family="text">
      <style:text-properties fo:color="#000000" style:font-name="DejaVu Sans Mono1" fo:font-size="18pt" style:font-size-asian="18pt" style:font-size-complex="18pt"/>
    </style:style>
    <style:style style:name="T14" style:family="text">
      <style:text-properties fo:color="#0000ff" style:font-name="DejaVu Sans Mono1" fo:font-size="18pt" style:font-size-asian="18pt" style:font-size-complex="18pt"/>
    </style:style>
    <style:style style:name="T15" style:family="text">
      <style:text-properties fo:color="#808080" style:font-name="DejaVu Sans Mono1" fo:font-size="18pt" fo:font-style="italic" style:font-size-asian="18pt" style:font-style-asian="italic" style:font-size-complex="18pt" style:font-style-complex="italic"/>
    </style:style>
    <style:style style:name="T16" style:family="text">
      <style:text-properties fo:color="#008000" style:font-name="DejaVu Sans Mono1" fo:font-size="18pt" style:font-size-asian="16pt" style:font-size-complex="16pt"/>
    </style:style>
    <style:style style:name="T17" style:family="text">
      <style:text-properties fo:color="#000080" style:font-name="DejaVu Sans Mono1" fo:font-size="18pt" fo:font-weight="bold" style:font-weight-asian="bold" style:font-weight-complex="bold"/>
    </style:style>
    <style:style style:name="T18" style:family="text">
      <style:text-properties fo:color="#660e7a" style:font-name="DejaVu Sans Mono1" fo:font-size="18pt" fo:font-style="italic" style:font-style-asian="italic" style:font-style-complex="italic"/>
    </style:style>
    <style:style style:name="T19" style:family="text">
      <style:text-properties fo:color="#000000" style:font-name="DejaVu Sans Mono1" fo:font-size="18pt"/>
    </style:style>
    <style:style style:name="T20" style:family="text">
      <style:text-properties fo:color="#008000" style:font-name="DejaVu Sans Mono1" fo:font-size="18pt" fo:font-weight="bold" style:font-weight-asian="bold" style:font-weight-complex="bold"/>
    </style:style>
    <style:style style:name="T21" style:family="text">
      <style:text-properties fo:color="#00b8bb" style:font-name="DejaVu Sans Mono1" fo:font-size="18pt" fo:font-weight="bold" style:font-weight-asian="bold" style:font-weight-complex="bold"/>
    </style:style>
    <style:style style:name="T22" style:family="text">
      <style:text-properties fo:color="#0000ff" style:font-name="DejaVu Sans Mono1" fo:font-size="18pt"/>
    </style:style>
    <style:style style:name="T23" style:family="text">
      <style:text-properties fo:color="#008000" style:font-name="DejaVu Sans Mono1" fo:font-size="18pt"/>
    </style:style>
    <style:style style:name="T24" style:family="text">
      <style:text-properties fo:color="#000000" style:font-name="DejaVu Sans Mono1" fo:font-size="18pt" fo:font-weight="normal" style:font-size-asian="16pt" style:font-weight-asian="normal" style:font-size-complex="16pt" style:font-weight-complex="normal"/>
    </style:style>
    <style:style style:name="T25" style:family="text">
      <style:text-properties fo:color="#0000ff" style:font-name="DejaVu Sans Mono1" fo:font-size="18pt" fo:font-weight="normal" style:font-size-asian="16pt" style:font-weight-asian="normal" style:font-size-complex="16pt" style:font-weight-complex="normal"/>
    </style:style>
    <style:style style:name="T26" style:family="text">
      <style:text-properties fo:color="#000000" style:font-name="DejaVu Sans Mono1" fo:font-size="18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7" style:family="text">
      <style:text-properties fo:color="#20999d" style:font-name="DejaVu Sans Mono1" fo:font-size="18pt"/>
    </style:style>
    <style:style style:name="T28" style:family="text">
      <style:text-properties fo:color="#808080" style:font-name="DejaVu Sans Mono1" fo:font-size="18pt" fo:font-style="italic" style:font-style-asian="italic" style:font-style-complex="italic"/>
    </style:style>
    <style:style style:name="T29" style:family="text">
      <style:text-properties fo:color="#000000" style:font-name="DejaVu Sans Mono1" fo:font-size="18pt" fo:font-style="italic" style:font-style-asian="italic" style:font-style-complex="italic"/>
    </style:style>
    <style:style style:name="T30" style:family="text">
      <style:text-properties fo:color="#008000" style:font-name="DejaVu Sans Mono1"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000000" style:font-name="DejaVu Sans Mono1" fo:font-size="18pt" fo:font-style="italic" style:font-size-asian="18pt" style:font-style-asian="italic" style:font-size-complex="18pt" style:font-style-complex="italic"/>
    </style:style>
    <style:style style:name="T32" style:family="text">
      <style:text-properties fo:color="#000000" style:font-name="DejaVu Sans Mono1" fo:font-size="18pt" fo:font-weight="bold" style:font-size-asian="18pt" style:font-weight-asian="bold" style:font-size-complex="18pt" style:font-weight-complex="bold"/>
    </style:style>
    <style:style style:name="T33" style:family="text">
      <style:text-properties fo:color="#00b8bb" style:font-name="DejaVu Sans Mono1" fo:font-size="18pt" fo:font-weight="bold" style:font-size-asian="18pt" style:font-weight-asian="bold" style:font-size-complex="18pt" style:font-weight-complex="bold"/>
    </style:style>
    <style:style style:name="T34" style:family="text">
      <style:text-properties fo:color="#008000" style:font-name="DejaVu Sans Mono1" fo:font-size="18pt" style:font-size-asian="18pt" style:font-size-complex="18pt"/>
    </style:style>
    <style:style style:name="T35" style:family="text">
      <style:text-properties fo:color="#808080" style:font-name="DejaVu Sans Mono1" fo:font-size="18pt" style:font-size-asian="18pt" style:font-size-complex="18pt"/>
    </style:style>
    <style:style style:name="T36" style:family="text">
      <style:text-properties fo:color="#20999d" style:font-name="DejaVu Sans Mono1" fo:font-size="18pt" style:font-size-asian="18pt" style:font-size-complex="18pt"/>
    </style:style>
    <style:style style:name="T37" style:family="text">
      <style:text-properties fo:color="#00cc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Základy Scaly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Radek Miček</text:p>
            <text:p/>
            <text:p>201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Programovací jazyk Scala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ompilovaný jazyk.</text:p>
              </text:list-item>
              <text:list-item>
                <text:p>Platformy: JVM, JavaScript (pomocí ScalaJS).</text:p>
              </text:list-item>
              <text:list-item>
                <text:p>Podporuje:</text:p>
                <text:list>
                  <text:list-item>
                    <text:p>OOP</text:p>
                  </text:list-item>
                  <text:list-item>
                    <text:p>i FP.</text:p>
                  </text:list-item>
                </text:list>
              </text:list-item>
              <text:list-item>
                <text:p>Statický typový systém<text:line-break/>(silnější než Java, C#, F#, C++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rvní program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Zkompiluje se na třídu <text:span text:style-name="T3">HelloWorld</text:span> se statickou metodou <text:span text:style-name="T3">main</text:span>:</text:p>
              </text:list-item>
            </text:list>
          </draw:text-box>
        </draw:frame>
        <draw:custom-shape draw:style-name="gr2" draw:text-style-name="P5" draw:layer="layout" svg:width="11.684cm" svg:height="2.286cm" svg:x="11.43cm" svg:y="6.604cm">
          <text:p text:style-name="P4"><text:span text:style-name="T4">Typ </text:span><text:span text:style-name="T5">Unit</text:span><text:span text:style-name="T4"> se používá místo typu </text:span><text:span text:style-name="T5">void</text:span><text:span text:style-name="T4">.</text:span></text:p>
          <text:p text:style-name="P4"><text:span text:style-name="T4"/></text:p>
          <text:p text:style-name="P4"><text:span text:style-name="T4">Jedná se o typ, jenž má jedinou hodnotu </text:span><text:span text:style-name="T5">()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0.922cm" svg:height="2.794cm" svg:x="9.144cm" svg:y="14.732cm">
          <text:p text:style-name="P4"><text:span text:style-name="T4">Středníky nejsou třeba,</text:span></text:p>
          <text:p text:style-name="P4"><text:span text:style-name="T4">pokud není více příkazů na jednom řádku</text:span></text:p>
          <text:p text:style-name="P4"><text:span text:style-name="T4">(podrobněji viz §1.2 Newline Characters).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3.462cm" svg:y1="14.732cm" svg:x2="12.7cm" svg:y2="12.192cm">
          <text:p/>
        </draw:line>
        <draw:frame draw:name="Shape1" draw:style-name="gr5" draw:text-style-name="P8" draw:layer="layout" svg:width="16.923cm" svg:height="5.814cm" svg:x="1.87cm" svg:y="9.126cm">
          <draw:text-box>
            <text:p><text:span text:style-name="T6">object </text:span><text:span text:style-name="T7">HelloWorld {</text:span></text:p>
            <text:p><text:span text:style-name="T7"/></text:p>
            <text:p><text:span text:style-name="T7"><text:s text:c="2"/></text:span><text:span text:style-name="T6">def </text:span><text:span text:style-name="T7">main(args: Array[</text:span><text:span text:style-name="T8">String</text:span><text:span text:style-name="T7">]): Unit = {</text:span></text:p>
            <text:p><text:span text:style-name="T7"><text:s text:c="4"/></text:span><text:span text:style-name="T9">println</text:span><text:span text:style-name="T7">(</text:span><text:span text:style-name="T10">"Hello, world!"</text:span><text:span text:style-name="T7">)</text:span></text:p>
            <text:p><text:span text:style-name="T7"><text:s text:c="2"/></text:span><text:span text:style-name="T7">}</text:span></text:p>
            <text:p><text:span text:style-name="T7"/></text:p>
            <text:p text:style-name="P7"><text:span text:style-name="T7">}</text:span></text:p>
          </draw:text-box>
        </draw:frame>
        <draw:line draw:style-name="gr4" draw:text-style-name="P6" draw:layer="layout" svg:x1="14.986cm" svg:y1="8.89cm" svg:x2="15.24cm" svg:y2="10.66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Kompilace a spuštění programu</text:span>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Pro sestavování projektů se používá SBT (Scala Build Tool).</text:p>
              </text:list-item>
              <text:list-item>
                <text:p>Soubory <text:span text:style-name="T3">*.sbt</text:span> (typicky <text:span text:style-name="T3">build.sbt</text:span>) a <text:span text:style-name="T3">project/*.scala</text:span> určují, jak projekt sestavit.</text:p>
              </text:list-item>
              <text:list-item>
                <text:p>Užitečné příkazy:</text:p>
                <text:list>
                  <text:list-item>
                    <text:p><text:span text:style-name="T3">compile</text:span> (kompilace programu).</text:p>
                  </text:list-item>
                  <text:list-item>
                    <text:p><text:span text:style-name="T3">~compile</text:span> (průběžné kompilování programu).</text:p>
                  </text:list-item>
                  <text:list-item>
                    <text:p><text:span text:style-name="T3">run</text:span> (spuštění programu).</text:p>
                  </text:list-item>
                  <text:list-item>
                    <text:p><text:span text:style-name="T3">test</text:span> (spuštění všech testů programu).</text:p>
                  </text:list-item>
                  <text:list-item>
                    <text:p><text:span text:style-name="T3">testOnly</text:span> (spuštění vybraných testů).</text:p>
                    <text:list>
                      <text:list-item>
                        <text:p>Př.:<text:span text:style-name="T3"> testOnly org.example.*Slow org.example.MyTest1</text:span>.</text:p>
                      </text:list-item>
                    </text:list>
                  </text:list-item>
                  <text:list-item>
                    <text:p><text:span text:style-name="T3">console</text:span> (spustí interpretr Scaly; třídy projektu budou k dispozici),</text:p>
                  </text:list-item>
                  <text:list-item>
                    <text:p><text:span text:style-name="T3">reload</text:span> (znovu načte soubory určující, jak sestavit projekt).</text:p>
                  </text:list-item>
                </text:list>
              </text:list-item>
            </text:list>
          </draw:text-box>
        </draw:frame>
        <draw:custom-shape draw:style-name="gr6" draw:text-style-name="P5" draw:layer="layout" svg:width="8.382cm" svg:height="1.778cm" svg:x="17.804cm" svg:y="8.466cm">
          <text:p text:style-name="P4"><text:span text:style-name="T4">Cesty jsou relativní vzhledem</text:span></text:p>
          <text:p text:style-name="P4"><text:span text:style-name="T4">k adresáři s projektem.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9.812cm" svg:y1="8.466cm" svg:x2="19.812cm" svg:y2="7.404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roměnné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měnné se definují pomocí <text:span text:style-name="T3">val</text:span> a <text:span text:style-name="T3">var</text:span>:</text:p>
              </text:list-item>
            </text:list>
          </draw:text-box>
        </draw:frame>
        <draw:frame draw:name="Shape1" draw:style-name="gr7" draw:text-style-name="P9" draw:layer="layout" svg:width="8.128cm" svg:height="5.466cm" svg:x="1.932cm" svg:y="8.412cm">
          <draw:text-box>
            <text:p><text:span text:style-name="T11">val </text:span><text:span text:style-name="T12">x </text:span><text:span text:style-name="T13">= </text:span><text:span text:style-name="T14">3</text:span></text:p>
            <text:p><text:span text:style-name="T15">// x += 3</text:span></text:p>
            <text:p><text:span text:style-name="T15"/></text:p>
            <text:p><text:span text:style-name="T11">var </text:span><text:span text:style-name="T12">y </text:span><text:span text:style-name="T13">= </text:span><text:span text:style-name="T14">5</text:span></text:p>
            <text:p><text:span text:style-name="T12">y </text:span><text:span text:style-name="T13">+= </text:span><text:span text:style-name="T14">3</text:span></text:p>
            <text:p><text:span text:style-name="T14"/></text:p>
            <text:p text:style-name="P7"><text:span text:style-name="T11">val </text:span><text:span text:style-name="T12">l</text:span><text:span text:style-name="T13">: Long = </text:span><text:span text:style-name="T14">7</text:span></text:p>
          </draw:text-box>
        </draw:frame>
        <draw:custom-shape draw:style-name="gr8" draw:text-style-name="P5" draw:layer="layout" svg:width="12.7cm" svg:height="2.032cm" svg:x="9.144cm" svg:y="9.398cm">
          <text:p text:style-name="P4"><text:span text:style-name="T4">Proměnné definované pomocí </text:span><text:span text:style-name="T5">val</text:span><text:span text:style-name="T4"> jsou neměnné</text:span></text:p>
          <text:p text:style-name="P4"><text:span text:style-name="T4">(nejde do nich přiřadit jinou hodnotu).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9.144cm" svg:y1="10.414cm" svg:x2="5.842cm" svg:y2="9.652cm">
          <text:p/>
        </draw:line>
        <draw:custom-shape draw:style-name="gr9" draw:text-style-name="P5" draw:layer="layout" svg:width="15.24cm" svg:height="1.27cm" svg:x="3.302cm" svg:y="16.256cm">
          <text:p text:style-name="P4"><text:span text:style-name="T4">Proměnné můžeme přiřadit typ explicitně pomocí dvojtečky.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4.826cm" svg:y1="16.256cm" svg:x2="4.318cm" svg:y2="13.716cm">
          <text:p/>
        </draw:line>
        <draw:custom-shape draw:style-name="gr10" draw:text-style-name="P5" draw:layer="layout" svg:width="8.89cm" svg:height="1.778cm" svg:x="6.604cm" svg:y="6.35cm">
          <text:p text:style-name="P4"><text:span text:style-name="T4">Typ proměnné </text:span><text:span text:style-name="T5">Int</text:span><text:span text:style-name="T4"> se automaticky</text:span></text:p>
          <text:p text:style-name="P4"><text:span text:style-name="T4">odvodí z přiřazované hodnoty </text:span><text:span text:style-name="T5">3</text:span><text:span text:style-name="T4">.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6.604cm" svg:y1="7.112cm" svg:x2="4.064cm" svg:y2="8.636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Řetězc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Řetězce se uzavírají do dvojitých uvozovek:</text:p>
              </text:list-item>
            </text:list>
          </draw:text-box>
        </draw:frame>
        <draw:frame draw:name="Shape1" draw:style-name="gr11" draw:text-style-name="P8" draw:layer="layout" svg:width="19.737cm" svg:height="11.426cm" svg:x="1.853cm" svg:y="6.862cm">
          <draw:text-box>
            <text:p><text:span text:style-name="T10">"dvojité uvozovky </text:span><text:span text:style-name="T6">\"</text:span><text:span text:style-name="T16"> </text:span><text:span text:style-name="T10">mohou být escapovány </text:span><text:span text:style-name="T6">\\</text:span><text:span text:style-name="T10">"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>"""víceřádkový řetězec můžeme uzavřít</text:span></text:p>
            <text:p><text:span text:style-name="T16"><text:s text:c="3"/></text:span><text:span text:style-name="T10">do ztrojených dvojitých uvozovek""""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>"""odsazení druhého a třetího</text:span></text:p>
            <text:p><text:span text:style-name="T16"><text:s text:c="2"/></text:span><text:span text:style-name="T10">|řádku není součástí řetězce</text:span></text:p>
            <text:p><text:span text:style-name="T10"><text:s text:c="2"/></text:span><text:span text:style-name="T10">|"""</text:span><text:span text:style-name="T7">.stripMargin</text:span></text:p>
          </draw:text-box>
        </draw:frame>
        <draw:custom-shape draw:style-name="gr12" draw:text-style-name="P5" draw:layer="layout" svg:width="9.906cm" svg:height="1.27cm" svg:x="15.293cm" svg:y="13.716cm">
          <text:p text:style-name="P4"><text:span text:style-name="T4">Tato uvozovka bude součástí řetězce.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6.15cm" svg:y1="13.716cm" svg:x2="15.642cm" svg:y2="11.938cm">
          <text:p/>
        </draw:line>
        <draw:custom-shape draw:style-name="gr13" draw:text-style-name="P5" draw:layer="layout" svg:width="12.954cm" svg:height="1.778cm" svg:x="0.97cm" svg:y="13.5cm">
          <text:p text:style-name="P4"><text:span text:style-name="T4">Odsazení druhého řádku bude součástí řetězce</text:span></text:p>
          <text:p text:style-name="P4"><text:span text:style-name="T4">(druhý řádek bude začínat mezerami).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2.54cm" svg:y1="13.5cm" svg:x2="2.54cm" svg:y2="12.192cm">
          <text:p/>
        </draw:line>
        <draw:custom-shape draw:style-name="gr14" draw:text-style-name="P5" draw:layer="layout" svg:width="18.796cm" svg:height="1.27cm" svg:x="3.81cm" svg:y="8.798cm">
          <text:p text:style-name="P4"><text:span text:style-name="T4">K escapování speciálních znaků se standardně používá zpětné lomítko.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8.31cm" svg:y1="8.798cm" svg:x2="18.31cm" svg:y2="7.782cm">
          <text:p/>
        </draw:line>
        <draw:line draw:style-name="gr4" draw:text-style-name="P6" draw:layer="layout" svg:x1="9.161cm" svg:y1="8.791cm" svg:x2="9.161cm" svg:y2="7.775cm">
          <text:p/>
        </draw:line>
        <draw:custom-shape draw:style-name="gr15" draw:text-style-name="P5" draw:layer="layout" svg:width="10.922cm" svg:height="5.588cm" svg:x="14.732cm" svg:y="15.24cm">
          <text:p text:style-name="P4"><text:span text:style-name="T4">Pokud chceme mít jednotlivé řádky</text:span></text:p>
          <text:p text:style-name="P4"><text:span text:style-name="T4">odsazené, ale nechceme, aby odsazení</text:span></text:p>
          <text:p text:style-name="P4"><text:span text:style-name="T4">bylo součástí řetězce použijeme funkci</text:span></text:p>
          <text:p text:style-name="P4"><text:span text:style-name="T5">stripMargin</text:span><text:span text:style-name="T4">.</text:span></text:p>
          <text:p text:style-name="P4"><text:span text:style-name="T4"/></text:p>
          <text:p text:style-name="P4"><text:span text:style-name="T5">stripMargin</text:span><text:span text:style-name="T4"> uřízne prefix každého řádku</text:span></text:p>
          <text:p text:style-name="P4"><text:span text:style-name="T4">tvořený bílými znaky, jenž jsou</text:span></text:p>
          <text:p text:style-name="P4"><text:span text:style-name="T4">následovány ořítkem </text:span><text:span text:style-name="T5">|</text:span><text:span text:style-name="T4">.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4.732cm" svg:y1="19.304cm" svg:x2="9.144cm" svg:y2="17.78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erpolace řetězců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ndardní interpolátory jsou <text:span text:style-name="T3">s</text:span>, <text:span text:style-name="T3">raw</text:span> a <text:span text:style-name="T3">f</text:span>:</text:p>
              </text:list-item>
            </text:list>
          </draw:text-box>
        </draw:frame>
        <draw:custom-shape draw:style-name="gr16" draw:text-style-name="P5" draw:layer="layout" svg:width="7.874cm" svg:height="2.286cm" svg:x="0.508cm" svg:y="10.968cm">
          <text:p text:style-name="P4"><text:span text:style-name="T5">raw</text:span><text:span text:style-name="T4"> se liší od </text:span><text:span text:style-name="T5">r</text:span><text:span text:style-name="T4"> v Pythonu tím</text:span></text:p>
          <text:p text:style-name="P4"><text:span text:style-name="T4">že umožňuje vkládat hodnoty</text:span></text:p>
          <text:p text:style-name="P4"><text:span text:style-name="T4">výrazů pomocí </text:span><text:span text:style-name="T5">$</text:span><text:span text:style-name="T4">.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8.382cm" svg:y1="13.254cm" svg:x2="8.89cm" svg:y2="14.224cm">
          <text:p/>
        </draw:line>
        <draw:custom-shape draw:style-name="gr17" draw:text-style-name="P5" draw:layer="layout" svg:width="6.858cm" svg:height="1.524cm" svg:x="16.002cm" svg:y="11.938cm">
          <text:p text:style-name="P4"><text:span text:style-name="T4">Metoda </text:span><text:span text:style-name="T5">r</text:span><text:span text:style-name="T4"> vytvoří regulární</text:span></text:p>
          <text:p text:style-name="P4"><text:span text:style-name="T4">výraz z řetězce.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6.002cm" svg:y1="13.462cm" svg:x2="12.954cm" svg:y2="14.478cm">
          <text:p/>
        </draw:line>
        <draw:custom-shape draw:style-name="gr18" draw:text-style-name="P5" draw:layer="layout" svg:width="10.922cm" svg:height="3.302cm" svg:x="14.732cm" svg:y="6.704cm">
          <text:p text:style-name="P4"><text:span text:style-name="T4">Interpolátory umožňují do řetězců vkládat</text:span></text:p>
          <text:p text:style-name="P4"><text:span text:style-name="T4">hodnoty jiných výrazů pomocí dolaru.</text:span></text:p>
          <text:p text:style-name="P4"><text:span text:style-name="T4"/></text:p>
          <text:p text:style-name="P4"><text:span text:style-name="T4">Dolar se escapuje zdvojením.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9.906cm" svg:height="3.556cm" svg:x="17.272cm" svg:y="15.494cm">
          <text:p text:style-name="P4"><text:span text:style-name="T4">Interpolátor </text:span><text:span text:style-name="T5">f</text:span><text:span text:style-name="T4"> podporuje formátování</text:span></text:p>
          <text:p text:style-name="P4"><text:span text:style-name="T4">jako funkce </text:span><text:span text:style-name="T5">printf</text:span><text:span text:style-name="T4"> z C.</text:span></text:p>
          <text:p text:style-name="P4"><text:span text:style-name="T4"/></text:p>
          <text:p text:style-name="P4"><text:span text:style-name="T4">Obsah řetězce bude:</text:span></text:p>
          <text:p text:style-name="P4"><text:span text:style-name="T4">Lucie měří 1.70 metru.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7.272cm" svg:y1="18.388cm" svg:x2="15.24cm" svg:y2="18.388cm">
          <text:p/>
        </draw:line>
        <draw:custom-shape draw:style-name="gr20" draw:text-style-name="P5" draw:layer="layout" svg:width="4.064cm" svg:height="1.524cm" svg:x="0.354cm" svg:y="2.54cm">
          <text:p text:style-name="P4"><text:span text:style-name="T5">s</text:span><text:span text:style-name="T4"> umožňuje</text:span></text:p>
          <text:p text:style-name="P4"><text:span text:style-name="T4">použití dolaru.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0.762cm" svg:y1="4.064cm" svg:x2="2.032cm" svg:y2="8.636cm">
          <text:p/>
        </draw:line>
        <draw:frame draw:name="Shape2" draw:style-name="gr21" draw:text-style-name="P10" draw:layer="layout" svg:width="15.616cm" svg:height="12.171cm" svg:x="1.864cm" svg:y="6.64cm">
          <draw:text-box>
            <text:p><text:span text:style-name="T17">val </text:span><text:span text:style-name="T18">name </text:span><text:span text:style-name="T19">= </text:span><text:span text:style-name="T20">"Lucie"</text:span></text:p>
            <text:p><text:span text:style-name="T20"/></text:p>
            <text:p><text:span text:style-name="T20">s"Ahoj </text:span><text:span text:style-name="T21">$</text:span><text:span text:style-name="T18">name</text:span><text:span text:style-name="T20">"</text:span></text:p>
            <text:p><text:span text:style-name="T20"/></text:p>
            <text:p><text:span text:style-name="T20">s"1 + 1 = </text:span><text:span text:style-name="T21">$</text:span><text:span text:style-name="T19">{</text:span><text:span text:style-name="T22">1 </text:span><text:span text:style-name="T19">+ </text:span><text:span text:style-name="T22">1</text:span><text:span text:style-name="T19">}</text:span><text:span text:style-name="T20">"</text:span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17"/></text:p>
            <text:p><text:span text:style-name="T17">val </text:span><text:span text:style-name="T18">yearRegex </text:span><text:span text:style-name="T19">= </text:span><text:span text:style-name="T20">raw"</text:span><text:span text:style-name="T23">\d</text:span><text:span text:style-name="T20">{4}"</text:span><text:span text:style-name="T19">.r</text:span></text:p>
            <text:p><text:span text:style-name="T17"/></text:p>
            <text:p><text:span text:style-name="T17"/></text:p>
            <text:p><text:span text:style-name="T17">val </text:span><text:span text:style-name="T18">height </text:span><text:span text:style-name="T19">= </text:span><text:span text:style-name="T22">1.7</text:span></text:p>
            <text:p><text:span text:style-name="T22"/></text:p>
            <text:p text:style-name="P7"><text:span text:style-name="T20">f"</text:span><text:span text:style-name="T21">$</text:span><text:span text:style-name="T18">name</text:span><text:span text:style-name="T20">%s měří </text:span><text:span text:style-name="T21">$</text:span><text:span text:style-name="T18">height</text:span><text:span text:style-name="T20">%2.2f metru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f, while, do-while, for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if</text:span>, <text:span text:style-name="T3">while</text:span> a <text:span text:style-name="T3">do-while</text:span> se chovají jako v Javě.</text:p>
                <text:list>
                  <text:list-item>
                    <text:p>Scala nemá <text:span text:style-name="T3">break</text:span> a <text:span text:style-name="T3">continue</text:span>.</text:p>
                  </text:list-item>
                </text:list>
              </text:list-item>
              <text:list-item>
                <text:p><text:span text:style-name="T3">for</text:span> je odlišný od Javy:</text:p>
              </text:list-item>
            </text:list>
          </draw:text-box>
        </draw:frame>
        <draw:custom-shape draw:style-name="gr22" draw:text-style-name="P5" draw:layer="layout" svg:width="9.398cm" svg:height="1.27cm" svg:x="1.524cm" svg:y="9.652cm">
          <text:p text:style-name="P4"><text:span text:style-name="T5">until</text:span><text:span text:style-name="T4"> je obyčejná metoda na </text:span><text:span text:style-name="T5">Int</text:span><text:span text:style-name="T4">ech.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7.112cm" svg:y1="10.922cm" svg:x2="6.858cm" svg:y2="11.684cm">
          <text:p/>
        </draw:line>
        <draw:frame draw:name="Shape1" draw:style-name="gr23" draw:text-style-name="P11" draw:layer="layout" svg:width="14.542cm" svg:height="8.446cm" svg:x="1.5cm" svg:y="11.557cm">
          <draw:text-box>
            <text:p><text:span text:style-name="T6">for </text:span><text:span text:style-name="T24">(i &lt;- </text:span><text:span text:style-name="T25">1 </text:span><text:span text:style-name="T24">until </text:span><text:span text:style-name="T25">3</text:span><text:span text:style-name="T24">)</text:span></text:p>
            <text:p><text:span text:style-name="T24"><text:s text:c="2"/></text:span><text:span text:style-name="T26">println</text:span><text:span text:style-name="T24">(i)</text:span></text:p>
            <text:p><text:span text:style-name="T24"/></text:p>
            <text:p><text:span text:style-name="T6">for </text:span><text:span text:style-name="T24">{</text:span></text:p>
            <text:p><text:span text:style-name="T24"><text:s text:c="2"/></text:span><text:span text:style-name="T24">i &lt;- </text:span><text:span text:style-name="T25">1 </text:span><text:span text:style-name="T24">to </text:span><text:span text:style-name="T25">5</text:span></text:p>
            <text:p><text:span text:style-name="T25"><text:s text:c="2"/></text:span><text:span text:style-name="T24">j &lt;- i to </text:span><text:span text:style-name="T25">5</text:span></text:p>
            <text:p><text:span text:style-name="T25"><text:s text:c="2"/></text:span><text:span text:style-name="T24">k = i + j</text:span></text:p>
            <text:p><text:span text:style-name="T24"><text:s text:c="2"/></text:span><text:span text:style-name="T6">if </text:span><text:span text:style-name="T24">k % </text:span><text:span text:style-name="T25">2 </text:span><text:span text:style-name="T24">== </text:span><text:span text:style-name="T25">0</text:span></text:p>
            <text:p><text:span text:style-name="T24">} {</text:span></text:p>
            <text:p><text:span text:style-name="T24"><text:s text:c="2"/></text:span><text:span text:style-name="T26">println</text:span><text:span text:style-name="T24">(i, j)</text:span></text:p>
            <text:p text:style-name="P7"><text:span text:style-name="T24">}</text:span></text:p>
          </draw:text-box>
        </draw:frame>
        <draw:frame draw:name="Shape1" draw:style-name="gr24" draw:text-style-name="P10" draw:layer="layout" svg:width="12.757cm" svg:height="2.794cm" svg:x="13.242cm" svg:y="14.414cm">
          <draw:text-box>
            <text:p><text:span text:style-name="T17">val </text:span><text:span text:style-name="T18">squares</text:span><text:span text:style-name="T19">: </text:span><text:span text:style-name="T27">IndexedSeq</text:span><text:span text:style-name="T19">[Int] =</text:span></text:p>
            <text:p><text:span text:style-name="T19"><text:s text:c="2"/></text:span><text:span text:style-name="T17">for </text:span><text:span text:style-name="T19">(i &lt;- </text:span><text:span text:style-name="T22">1 </text:span><text:span text:style-name="T19">to </text:span><text:span text:style-name="T22">5</text:span><text:span text:style-name="T19">)</text:span></text:p>
            <text:p text:style-name="P7"><text:span text:style-name="T19"><text:s text:c="4"/></text:span><text:span text:style-name="T17">yield </text:span><text:span text:style-name="T19">i * i</text:span></text:p>
          </draw:text-box>
        </draw:frame>
        <draw:custom-shape draw:style-name="gr25" draw:text-style-name="P5" draw:layer="layout" svg:width="10.922cm" svg:height="1.27cm" svg:x="14.732cm" svg:y="10.614cm">
          <text:p text:style-name="P4"><text:span text:style-name="T4">S pomocí </text:span><text:span text:style-name="T5">yield</text:span><text:span text:style-name="T4"> lze vygenerovat i sekvenci.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7.272cm" svg:y1="11.884cm" svg:x2="17.272cm" svg:y2="14.424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atch – úvod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match</text:span> můžeme chápat jako lepší <text:span text:style-name="T3">switch</text:span> z Javy:</text:p>
              </text:list-item>
            </text:list>
          </draw:text-box>
        </draw:frame>
        <draw:custom-shape draw:style-name="gr26" draw:text-style-name="P5" draw:layer="layout" svg:width="12.7cm" svg:height="1.016cm" svg:x="6.096cm" svg:y="6.858cm">
          <text:p text:style-name="P4"><text:span text:style-name="T5">match</text:span><text:span text:style-name="T4"> vrací hodnotu, na rozdíl od </text:span><text:span text:style-name="T5">switch</text:span><text:span text:style-name="T4"> z Javy.</text:span></text:p>
          <draw:enhanced-geometry svg:viewBox="0 0 21600 21600" draw:type="rectangle" draw:enhanced-path="M 0 0 L 21600 0 21600 21600 0 21600 0 0 Z N"/>
        </draw:custom-shape>
        <draw:frame draw:name="Shape1" draw:style-name="gr27" draw:text-style-name="P10" draw:layer="layout" svg:width="20.474cm" svg:height="6.956cm" svg:x="1.524cm" svg:y="6.54cm">
          <draw:text-box>
            <text:p><text:span text:style-name="T17">val </text:span><text:span text:style-name="T18">i </text:span><text:span text:style-name="T19">= </text:span><text:span text:style-name="T22">4</text:span></text:p>
            <text:p><text:span text:style-name="T22"/></text:p>
            <text:p><text:span text:style-name="T22"/></text:p>
            <text:p><text:span text:style-name="T17">val </text:span><text:span text:style-name="T18">desc </text:span><text:span text:style-name="T19">= </text:span><text:span text:style-name="T18">i </text:span><text:span text:style-name="T17">match </text:span><text:span text:style-name="T19">{</text:span></text:p>
            <text:p><text:span text:style-name="T19"><text:s text:c="2"/></text:span><text:span text:style-name="T17">case </text:span><text:span text:style-name="T22">0 </text:span><text:span text:style-name="T19">=&gt; </text:span><text:span text:style-name="T20">"nula"</text:span></text:p>
            <text:p><text:span text:style-name="T23"><text:s text:c="2"/></text:span><text:span text:style-name="T17">case </text:span><text:span text:style-name="T22">1 </text:span><text:span text:style-name="T19">=&gt; </text:span><text:span text:style-name="T20">"jedna"</text:span></text:p>
            <text:p><text:span text:style-name="T23"><text:s text:c="2"/></text:span><text:span text:style-name="T17">case </text:span><text:span text:style-name="T19">j </text:span><text:span text:style-name="T17">if </text:span><text:span text:style-name="T19">j &gt; </text:span><text:span text:style-name="T22">0 </text:span><text:span text:style-name="T19">&amp;&amp; j &lt; </text:span><text:span text:style-name="T22">6 </text:span><text:span text:style-name="T19">=&gt; </text:span><text:span text:style-name="T20">"mezi 2 a 5 (včetně)"</text:span></text:p>
            <text:p><text:span text:style-name="T23"><text:s text:c="2"/></text:span><text:span text:style-name="T17">case </text:span><text:span text:style-name="T19">_ =&gt; </text:span><text:span text:style-name="T20">"něco jiného"</text:span></text:p>
            <text:p text:style-name="P7"><text:span text:style-name="T19">}</text:span></text:p>
          </draw:text-box>
        </draw:frame>
        <draw:line draw:style-name="gr4" draw:text-style-name="P6" draw:layer="layout" svg:x1="6.096cm" svg:y1="7.874cm" svg:x2="5.334cm" svg:y2="9.144cm">
          <text:p/>
        </draw:line>
        <draw:custom-shape draw:style-name="gr28" draw:text-style-name="P5" draw:layer="layout" svg:width="13.462cm" svg:height="7.874cm" svg:x="13.137cm" svg:y="12.5cm">
          <text:p text:style-name="P4"><text:span text:style-name="T4">Hodnota proměnné </text:span><text:span text:style-name="T5">i</text:span><text:span text:style-name="T4"> je postupně srovnána se vzory</text:span></text:p>
          <text:p text:style-name="P4"><text:span text:style-name="T4">mezi </text:span><text:span text:style-name="T5">case</text:span><text:span text:style-name="T4"> a </text:span><text:span text:style-name="T5">=&gt;</text:span><text:span text:style-name="T4">.</text:span></text:p>
          <text:list text:style-name="L1">
            <text:list-item>
              <text:p text:style-name="P4"><text:span text:style-name="T4">Pokud se najde vzor, který odpovídá</text:span><text:span text:style-name="T4"><text:line-break/></text:span><text:span text:style-name="T4">hodnotě, bude vyhodnocen kód napravo</text:span><text:span text:style-name="T4"><text:line-break/></text:span><text:span text:style-name="T4">od příslušné </text:span><text:span text:style-name="T5">=&gt;</text:span><text:span text:style-name="T4">. Takto získaná hodnota</text:span><text:span text:style-name="T4"><text:line-break/></text:span><text:span text:style-name="T4">pak bude výsledkem celého výrazu</text:span><text:span text:style-name="T4"><text:line-break/></text:span><text:span text:style-name="T5">i match { /* … */ }</text:span><text:span text:style-name="T4">.</text:span></text:p>
            </text:list-item>
            <text:list-item>
              <text:p text:style-name="P4"><text:span text:style-name="T4">Pokud hodnota proměnné </text:span><text:span text:style-name="T5">i</text:span><text:span text:style-name="T4"> žádnému vzoru</text:span><text:span text:style-name="T4"><text:line-break/></text:span><text:span text:style-name="T4">neodpovídá, bude vyhozena výjimka </text:span><text:span text:style-name="T5">MatchError</text:span><text:span text:style-name="T4">.</text:span></text:p>
            </text:list-item>
          </text:list>
          <text:p text:style-name="P4"><text:span text:style-name="T4"/></text:p>
          <text:p text:style-name="P4"><text:span text:style-name="T4">Anglicky se tomuto procesu říká pattern matching.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6.858cm" svg:height="1.524cm" svg:x="1.778cm" svg:y="14.478cm">
          <text:p text:style-name="P4"><text:span text:style-name="T4">Vzor podtržítko odpovídá</text:span></text:p>
          <text:p text:style-name="P4"><text:span text:style-name="T4">libovolné hodnotě.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4.064cm" svg:y1="14.478cm" svg:x2="4.572cm" svg:y2="12.954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atch – testování typů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match</text:span> umožňuje testovat typ:</text:p>
              </text:list-item>
            </text:list>
          </draw:text-box>
        </draw:frame>
        <draw:frame draw:name="Shape1" draw:style-name="gr23" draw:text-style-name="P10" draw:layer="layout" svg:width="22.098cm" svg:height="8.446cm" svg:x="2.032cm" svg:y="8.128cm">
          <draw:text-box>
            <text:p><text:span text:style-name="T17">val </text:span><text:span text:style-name="T18">a</text:span><text:span text:style-name="T19">: Any = </text:span><text:span text:style-name="T28">/* ... */</text:span></text:p>
            <text:p><text:span text:style-name="T18"/></text:p>
            <text:p><text:span text:style-name="T18"/></text:p>
            <text:p><text:span text:style-name="T18"/></text:p>
            <text:p><text:span text:style-name="T18">a </text:span><text:span text:style-name="T17">match </text:span><text:span text:style-name="T19">{</text:span></text:p>
            <text:p><text:span text:style-name="T19"/></text:p>
            <text:p><text:span text:style-name="T19"><text:s text:c="2"/></text:span><text:span text:style-name="T17">case </text:span><text:span text:style-name="T19">i: Int </text:span><text:span text:style-name="T17">if </text:span><text:span text:style-name="T19">i &gt; </text:span><text:span text:style-name="T22">0 </text:span><text:span text:style-name="T19">=&gt; </text:span><text:span text:style-name="T29">println</text:span><text:span text:style-name="T19">(</text:span><text:span text:style-name="T20">"kladné celé číslo"</text:span><text:span text:style-name="T19">)</text:span></text:p>
            <text:p><text:span text:style-name="T19"><text:s text:c="2"/></text:span><text:span text:style-name="T17">case </text:span><text:span text:style-name="T19">_: Int <text:s text:c="9"/>=&gt; </text:span><text:span text:style-name="T29">println</text:span><text:span text:style-name="T19">(</text:span><text:span text:style-name="T20">"celé číslo"</text:span><text:span text:style-name="T19">)</text:span></text:p>
            <text:p><text:span text:style-name="T19"><text:s text:c="2"/></text:span><text:span text:style-name="T17">case null <text:s text:c="11"/></text:span><text:span text:style-name="T19">=&gt; </text:span><text:span text:style-name="T29">println</text:span><text:span text:style-name="T19">(</text:span><text:span text:style-name="T20">"null"</text:span><text:span text:style-name="T19">)</text:span></text:p>
            <text:p><text:span text:style-name="T19"><text:s text:c="2"/></text:span><text:span text:style-name="T17">case </text:span><text:span text:style-name="T19">_ <text:s text:c="14"/>=&gt; </text:span><text:span text:style-name="T29">println</text:span><text:span text:style-name="T19">(</text:span><text:span text:style-name="T20">"něco jiného"</text:span><text:span text:style-name="T19">)</text:span></text:p>
            <text:p text:style-name="P7"><text:span text:style-name="T19">}</text:span></text:p>
          </draw:text-box>
        </draw:frame>
        <draw:custom-shape draw:style-name="gr29" draw:text-style-name="P5" draw:layer="layout" svg:width="17.78cm" svg:height="1.016cm" svg:x="6.858cm" svg:y="6.35cm">
          <text:p text:style-name="P4"><text:span text:style-name="T5">Any</text:span><text:span text:style-name="T4"> je nadtyp všech typů a nadtřída každé třídy (jako </text:span><text:span text:style-name="T5">Object</text:span><text:span text:style-name="T4"> z Javy).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6.858cm" svg:y1="6.858cm" svg:x2="5.842cm" svg:y2="8.128cm">
          <text:p/>
        </draw:line>
        <draw:custom-shape draw:style-name="gr30" draw:text-style-name="P5" draw:layer="layout" svg:width="12.446cm" svg:height="4.318cm" svg:x="10.922cm" svg:y="7.874cm">
          <text:p text:style-name="P4"><text:span text:style-name="T4">Pokud má hodnota v </text:span><text:span text:style-name="T5">a</text:span><text:span text:style-name="T4"> typ </text:span><text:span text:style-name="T5">Int</text:span><text:span text:style-name="T4">,</text:span></text:p>
          <text:p text:style-name="P4"><text:span text:style-name="T4">uložíme ji do proměnné </text:span><text:span text:style-name="T5">i</text:span><text:span text:style-name="T4"> typu </text:span><text:span text:style-name="T5">Int</text:span><text:span text:style-name="T4">.</text:span></text:p>
          <text:p text:style-name="P4"><text:span text:style-name="T4"/></text:p>
          <text:p text:style-name="P4"><text:span text:style-name="T4">To děláme proto, abychom hodnotu</text:span></text:p>
          <text:p text:style-name="P4"><text:span text:style-name="T4">mohli porovnat s </text:span><text:span text:style-name="T5">0</text:span><text:span text:style-name="T4">. Pro porovnání nejde</text:span></text:p>
          <text:p text:style-name="P4"><text:span text:style-name="T4">použít </text:span><text:span text:style-name="T5">a</text:span><text:span text:style-name="T4">, neboť má typ </text:span><text:span text:style-name="T5">Any</text:span><text:span text:style-name="T4">, jenž nepodporuje </text:span><text:span text:style-name="T5">&gt;</text:span><text:span text:style-name="T4">.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0.922cm" svg:y1="9.906cm" svg:x2="5.334cm" svg:y2="12.7cm">
          <text:p/>
        </draw:line>
        <draw:custom-shape draw:style-name="gr31" draw:text-style-name="P5" draw:layer="layout" svg:width="13.97cm" svg:height="4.772cm" svg:x="12.7cm" svg:y="15.948cm">
          <text:p text:style-name="P4"><text:span text:style-name="T4">Pozor, generické typy (kromě polí) takto jednoduše</text:span></text:p>
          <text:p text:style-name="P4"><text:span text:style-name="T4">testovat nejde. Typové parametry totiž existují pouze</text:span></text:p>
          <text:p text:style-name="P4"><text:span text:style-name="T4">během kompilace. Řešením je použít </text:span><text:span text:style-name="T5">TypeTag</text:span><text:span text:style-name="T4">.</text:span></text:p>
          <text:p text:style-name="P4"><text:span text:style-name="T4"/></text:p>
          <text:p text:style-name="P4"><text:span text:style-name="T4">Podrobnosti:</text:span></text:p>
          <text:list text:style-name="L1">
            <text:list-item>
              <text:p text:style-name="P4"><text:span text:style-name="T4"><text:a xlink:href="http://stackoverflow.com/questions/21285235/pattern-matching-on-generic-type-in-scala" xlink:type="simple">Pattern matching on generic type in Scala</text:a></text:span></text:p>
            </text:list-item>
            <text:list-item>
              <text:p text:style-name="P4"><text:span text:style-name="T4">a </text:span><text:span text:style-name="T4"><text:a xlink:href="http://stackoverflow.com/questions/12218641/scala-what-is-a-typetag-and-how-do-i-use-it" xlink:type="simple">Scala: What is a TypeTag and how do I use it?</text:a>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atch – regulární výrazy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match</text:span> podporuje regulární výrazy:</text:p>
              </text:list-item>
            </text:list>
          </draw:text-box>
        </draw:frame>
        <draw:frame draw:name="Shape1" draw:style-name="gr32" draw:text-style-name="P10" draw:layer="layout" svg:width="24.492cm" svg:height="8.915cm" svg:x="1.67cm" svg:y="6.8cm">
          <draw:text-box>
            <text:p><text:span text:style-name="T17"/></text:p>
            <text:p><text:span text:style-name="T17"/></text:p>
            <text:p><text:span text:style-name="T17">val </text:span><text:span text:style-name="T18">czechPhoneNumber </text:span><text:span text:style-name="T19">= </text:span><text:span text:style-name="T20">raw"^(?:(?:</text:span><text:span text:style-name="T23">\+</text:span><text:span text:style-name="T20">|00)420)?(</text:span><text:span text:style-name="T23">\d</text:span><text:span text:style-name="T20">{9})</text:span><text:span text:style-name="T17">$$</text:span><text:span text:style-name="T20">"</text:span><text:span text:style-name="T19">.r</text:span></text:p>
            <text:p><text:span text:style-name="T20"/></text:p>
            <text:p><text:span text:style-name="T20"/></text:p>
            <text:p><text:span text:style-name="T20">"+420123456789" </text:span><text:span text:style-name="T17">match </text:span><text:span text:style-name="T19">{</text:span></text:p>
            <text:p><text:span text:style-name="T19"><text:s text:c="2"/></text:span><text:span text:style-name="T17">case </text:span><text:span text:style-name="T19">czechPhoneNumber(n) =&gt; </text:span><text:span text:style-name="T29">println</text:span><text:span text:style-name="T19">(</text:span><text:span text:style-name="T20">s"České číslo </text:span><text:span text:style-name="T21">$</text:span><text:span text:style-name="T19">n</text:span><text:span text:style-name="T20">"</text:span><text:span text:style-name="T19">)</text:span></text:p>
            <text:p><text:span text:style-name="T19"><text:s text:c="2"/></text:span><text:span text:style-name="T17">case </text:span><text:span text:style-name="T19">_ =&gt; ()</text:span></text:p>
            <text:p text:style-name="P7"><text:span text:style-name="T19">}</text:span></text:p>
          </draw:text-box>
        </draw:frame>
        <draw:custom-shape draw:style-name="gr33" draw:text-style-name="P5" draw:layer="layout" svg:width="5.842cm" svg:height="1.016cm" svg:x="14.266cm" svg:y="6.496cm">
          <text:p text:style-name="P4"><text:span text:style-name="T5">$</text:span><text:span text:style-name="T4"> je třeba escapovat.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20.108cm" svg:y1="7.112cm" svg:x2="21.844cm" svg:y2="8.382cm">
          <text:p/>
        </draw:line>
        <draw:custom-shape draw:style-name="gr34" draw:text-style-name="P5" draw:layer="layout" svg:width="11.938cm" svg:height="3.107cm" svg:x="12.7cm" svg:y="12.608cm">
          <text:p text:style-name="P4"><text:span text:style-name="T4">Do proměnné </text:span><text:span text:style-name="T5">n</text:span><text:span text:style-name="T4"> se uloží číslo bez předvolby.</text:span></text:p>
          <text:p text:style-name="P4"><text:span text:style-name="T4"/></text:p>
          <text:p text:style-name="P4"><text:span text:style-name="T4">Obecně: Jeden parametr pro každou</text:span></text:p>
          <text:p text:style-name="P4"><text:span text:style-name="T4">capturing skupinu z regulárního výrazu.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2.7cm" svg:y1="13.208cm" svg:x2="11.176cm" svg:y2="12.192cm">
          <text:p/>
        </draw:line>
        <draw:custom-shape draw:style-name="gr35" draw:text-style-name="P5" draw:layer="layout" svg:width="7.112cm" svg:height="1.016cm" svg:x="2.286cm" svg:y="14.478cm">
          <text:p text:style-name="P4"><text:span text:style-name="T4">Jediná hodnota typu </text:span><text:span text:style-name="T5">Unit</text:span><text:span text:style-name="T4">.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6.604cm" svg:y1="14.478cm" svg:x2="6.858cm" svg:y2="12.954cm">
          <text:p/>
        </draw:line>
        <draw:custom-shape draw:style-name="gr36" draw:text-style-name="P5" draw:layer="layout" svg:width="16.256cm" svg:height="1.27cm" svg:x="10.922cm" svg:y="3.71cm">
          <text:p text:style-name="P4"><text:span text:style-name="T4">Díky metodám </text:span><text:span text:style-name="T5">unapplySeq</text:span><text:span text:style-name="T4"> ze třídy </text:span><text:span text:style-name="T5">scala.util.matching.Regex</text:span><text:span text:style-name="T4">.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0.922cm" svg:y1="4.343cm" svg:x2="8.89cm" svg:y2="5.08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atch – regulární výrazy (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Žádná capturing skupina:</text:p>
              </text:list-item>
            </text:list>
          </draw:text-box>
        </draw:frame>
        <draw:frame draw:name="Shape1" draw:style-name="gr37" draw:text-style-name="P9" draw:layer="layout" svg:width="20.736cm" svg:height="4.721cm" svg:x="1.87cm" svg:y="6.763cm">
          <draw:text-box>
            <text:p><text:span text:style-name="T11">val </text:span><text:span text:style-name="T12">reasonableEmail </text:span><text:span text:style-name="T13">= </text:span><text:span text:style-name="T30">"^.*@seznam.cz$"</text:span><text:span text:style-name="T13">.r</text:span></text:p>
            <text:p><text:span text:style-name="T13"/></text:p>
            <text:p><text:span text:style-name="T30">"foo@seznam.cz" </text:span><text:span text:style-name="T11">match </text:span><text:span text:style-name="T13">{</text:span></text:p>
            <text:p><text:span text:style-name="T13"><text:s text:c="2"/></text:span><text:span text:style-name="T11">case </text:span><text:span text:style-name="T13">reasonableEmail() =&gt; </text:span><text:span text:style-name="T31">println</text:span><text:span text:style-name="T13">(</text:span><text:span text:style-name="T30">"Dobrý výběr!"</text:span><text:span text:style-name="T13">)</text:span></text:p>
            <text:p><text:span text:style-name="T13"><text:s text:c="2"/></text:span><text:span text:style-name="T11">case </text:span><text:span text:style-name="T13">_ =&gt; </text:span><text:span text:style-name="T31">println</text:span><text:span text:style-name="T13">(</text:span><text:span text:style-name="T30">"?"</text:span><text:span text:style-name="T13">)</text:span></text:p>
            <text:p text:style-name="P7"><text:span text:style-name="T13">}</text:span></text:p>
          </draw:text-box>
        </draw:frame>
        <draw:custom-shape draw:style-name="gr38" draw:text-style-name="P5" draw:layer="layout" svg:width="11.938cm" svg:height="3.286cm" svg:x="13.716cm" svg:y="10.684cm">
          <text:p text:style-name="P4"><text:span text:style-name="T4">Prázdné závorky jsou klíčové, bez nich</text:span></text:p>
          <text:p text:style-name="P4"><text:span text:style-name="T4">by si kompilátor myslel, že </text:span><text:span text:style-name="T5">reasonableEmail</text:span></text:p>
          <text:p><text:span text:style-name="T4">je proměnná a celý řetězec </text:span><text:span text:style-name="T5">"foo@seznam.cz"</text:span></text:p>
          <text:p text:style-name="P4"><text:span text:style-name="T4">by do ní uložil.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3.716cm" svg:y1="10.684cm" svg:x2="11.176cm" svg:y2="9.906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atch – vnořování vzorů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zory je možné vnořovat:</text:p>
              </text:list-item>
            </text:list>
          </draw:text-box>
        </draw:frame>
        <draw:frame draw:name="Shape1" draw:style-name="gr39" draw:text-style-name="P9" draw:layer="layout" svg:width="22.86cm" svg:height="12.916cm" svg:x="1.862cm" svg:y="7.156cm">
          <draw:text-box>
            <text:p><text:span text:style-name="T11">val </text:span><text:span text:style-name="T12">reasonableEmail </text:span><text:span text:style-name="T13">= </text:span><text:span text:style-name="T30">"^.</text:span><text:span text:style-name="T30"><text:a xlink:href="mailto:*@seznam.cz" xlink:type="simple">*@seznam.cz</text:a></text:span><text:span text:style-name="T30">$"</text:span><text:span text:style-name="T13">.r</text:span></text:p>
            <text:p><text:span text:style-name="T13"/></text:p>
            <text:p><text:span text:style-name="T11"/></text:p>
            <text:p><text:span text:style-name="T11"/></text:p>
            <text:p><text:span text:style-name="T11"/></text:p>
            <text:p><text:span text:style-name="T11">val </text:span><text:span text:style-name="T12">itemWithDesc </text:span><text:span text:style-name="T13">= </text:span><text:span text:style-name="T30">"^([^</text:span><text:span text:style-name="T11">\\</text:span><text:span text:style-name="T30">s]+) - (.*)$"</text:span><text:span text:style-name="T13">.r</text:span></text:p>
            <text:p><text:span text:style-name="T13"/></text:p>
            <text:p><text:span text:style-name="T30">"foo@seznam.cz - nejlepší adresa" </text:span><text:span text:style-name="T11">match </text:span><text:span text:style-name="T13">{</text:span></text:p>
            <text:p><text:span text:style-name="T13"/></text:p>
            <text:p><text:span text:style-name="T13"><text:s text:c="2"/></text:span><text:span text:style-name="T11">case </text:span><text:span text:style-name="T13">itemWithDesc(e @ reasonableEmail(), d) =&gt;</text:span></text:p>
            <text:p><text:span text:style-name="T32"><text:s text:c="4"/></text:span><text:span text:style-name="T30">s"Email '</text:span><text:span text:style-name="T33">$</text:span><text:span text:style-name="T13">e</text:span><text:span text:style-name="T30">' s popisem '</text:span><text:span text:style-name="T33">$</text:span><text:span text:style-name="T13">d</text:span><text:span text:style-name="T30">'"</text:span></text:p>
            <text:p><text:span text:style-name="T30"/></text:p>
            <text:p><text:span text:style-name="T34"><text:s text:c="2"/></text:span><text:span text:style-name="T11">case </text:span><text:span text:style-name="T13">itemWithDesc(</text:span><text:span text:style-name="T30">"xyz"</text:span><text:span text:style-name="T13">, _) =&gt;</text:span></text:p>
            <text:p><text:span text:style-name="T32"><text:s text:c="4"/></text:span><text:span text:style-name="T30">"Položka se jménem xyz"</text:span></text:p>
            <text:p><text:span text:style-name="T30"/></text:p>
            <text:p><text:span text:style-name="T34"><text:s text:c="2"/></text:span><text:span text:style-name="T11">case </text:span><text:span text:style-name="T13">_ =&gt; </text:span><text:span text:style-name="T30">"?"</text:span></text:p>
            <text:p text:style-name="P7"><text:span text:style-name="T13">}</text:span></text:p>
          </draw:text-box>
        </draw:frame>
        <draw:custom-shape draw:style-name="gr40" draw:text-style-name="P5" draw:layer="layout" svg:width="4.626cm" svg:height="1.016cm" svg:x="5.862cm" svg:y="8.436cm">
          <text:p text:style-name="P4"><text:span text:style-name="T4">Název položky.</text:span></text:p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4.272cm" svg:height="1.016cm" svg:x="17.062cm" svg:y="8.436cm">
          <text:p text:style-name="P4"><text:span text:style-name="T4">Popis položky.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824cm" svg:height="2.98cm" draw:transform="rotate (1.5707963267949) translate (10.328cm 11.02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3" draw:text-style-name="P6" draw:layer="layout" svg:width="0.824cm" svg:height="1.073cm" draw:transform="rotate (1.5707963267949) translate (14.929cm 11.02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4" draw:text-style-name="P6" draw:layer="layout" svg:x1="10.488cm" svg:y1="9.452cm" svg:x2="11.684cm" svg:y2="10.198cm">
          <text:p/>
        </draw:line>
        <draw:line draw:style-name="gr4" draw:text-style-name="P6" draw:layer="layout" svg:x1="17.018cm" svg:y1="9.452cm" svg:x2="15.494cm" svg:y2="10.198cm">
          <text:p/>
        </draw:line>
        <draw:custom-shape draw:style-name="gr44" draw:text-style-name="P5" draw:layer="layout" svg:width="9.452cm" svg:height="3.618cm" svg:x="16.202cm" svg:y="16.194cm">
          <text:p text:style-name="P4"><text:span text:style-name="T4">Název položky srovnáme</text:span></text:p>
          <text:p text:style-name="P4"><text:span text:style-name="T4">se vzorem </text:span><text:span text:style-name="T5">reasonableEmail()</text:span><text:span text:style-name="T4">.</text:span></text:p>
          <text:p text:style-name="P4"><text:span text:style-name="T4"/></text:p>
          <text:p text:style-name="P4"><text:span text:style-name="T5">e @</text:span><text:span text:style-name="T4"> slouží k uložení emailu do</text:span></text:p>
          <text:p text:style-name="P4"><text:span text:style-name="T4">proměnné </text:span><text:span text:style-name="T5">e</text:span><text:span text:style-name="T4">.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6.202cm" svg:y1="16.194cm" svg:x2="15.24cm" svg:y2="14.732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y-catch-finally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ři chytání výjimek se používá pattern matching:</text:p>
              </text:list-item>
            </text:list>
          </draw:text-box>
        </draw:frame>
        <draw:frame draw:name="Shape1" draw:style-name="gr45" draw:text-style-name="P9" draw:layer="layout" svg:width="25.514cm" svg:height="10.681cm" svg:x="1.918cm" svg:y="8.413cm">
          <draw:text-box>
            <text:p><text:span text:style-name="T11">try </text:span><text:span text:style-name="T13">{</text:span></text:p>
            <text:p><text:span text:style-name="T13"><text:s text:c="2"/></text:span><text:span text:style-name="T15">//new Array(-1)</text:span></text:p>
            <text:p><text:span text:style-name="T35"><text:s text:c="2"/></text:span><text:span text:style-name="T14">5 </text:span><text:span text:style-name="T13">/ </text:span><text:span text:style-name="T14">0</text:span></text:p>
            <text:p><text:span text:style-name="T13">}</text:span></text:p>
            <text:p><text:span text:style-name="T11">catch </text:span><text:span text:style-name="T13">{</text:span></text:p>
            <text:p><text:span text:style-name="T13"><text:s text:c="2"/></text:span><text:span text:style-name="T11">case </text:span><text:span text:style-name="T13">_: NegativeArraySizeException =&gt;</text:span></text:p>
            <text:p><text:span text:style-name="T31"><text:s text:c="4"/></text:span><text:span text:style-name="T31">println</text:span><text:span text:style-name="T13">(</text:span><text:span text:style-name="T30">"Chyba při vytváření pole"</text:span><text:span text:style-name="T13">)</text:span></text:p>
            <text:p><text:span text:style-name="T13"/></text:p>
            <text:p><text:span text:style-name="T13"><text:s text:c="2"/></text:span><text:span text:style-name="T11">case </text:span><text:span text:style-name="T13">e: ArithmeticException </text:span><text:span text:style-name="T11">if </text:span><text:span text:style-name="T13">e.getMessage == </text:span><text:span text:style-name="T30">"/ by zero" <text:s/></text:span><text:span text:style-name="T13">=&gt;</text:span></text:p>
            <text:p><text:span text:style-name="T31"><text:s text:c="4"/></text:span><text:span text:style-name="T31">println</text:span><text:span text:style-name="T13">(</text:span><text:span text:style-name="T30">"Dělení 0"</text:span><text:span text:style-name="T13">)</text:span></text:p>
            <text:p><text:span text:style-name="T13">}</text:span></text:p>
            <text:p><text:span text:style-name="T11">finally </text:span><text:span text:style-name="T13">{</text:span></text:p>
            <text:p><text:span text:style-name="T13"><text:s text:c="2"/></text:span><text:span text:style-name="T15">/* ... */</text:span></text:p>
            <text:p text:style-name="P7"><text:span text:style-name="T13">}</text:span></text:p>
          </draw:text-box>
        </draw:frame>
        <draw:custom-shape draw:style-name="gr46" draw:text-style-name="P5" draw:layer="layout" svg:width="11.43cm" svg:height="2.54cm" svg:x="15.532cm" svg:y="15.774cm">
          <text:p text:style-name="P4"><text:span text:style-name="T4">Na rozdíl od konstrukce </text:span><text:span text:style-name="T5">match</text:span><text:span text:style-name="T4"> nevyhodí</text:span></text:p>
          <text:p text:style-name="P4"><text:span text:style-name="T5">catch</text:span><text:span text:style-name="T4"> výjimku </text:span><text:span text:style-name="T5">MatchError</text:span><text:span text:style-name="T4">, pokud chytaná</text:span></text:p>
          <text:p text:style-name="P4"><text:span text:style-name="T4">výjimka neodpovídá žádnému vzoru.</text:span></text:p>
          <draw:enhanced-geometry svg:viewBox="0 0 21600 21600" draw:type="rectangle" draw:enhanced-path="M 0 0 L 21600 0 21600 21600 0 21600 0 0 Z N"/>
        </draw:custom-shape>
        <draw:custom-shape draw:style-name="gr47" draw:text-style-name="P5" draw:layer="layout" svg:width="11.43cm" svg:height="1.438cm" svg:x="15.532cm" svg:y="18.774cm">
          <text:p text:style-name="P4"><text:span text:style-name="T4">Scala nemá checked exceptions jako Java.</text:span></text:p>
          <draw:enhanced-geometry svg:viewBox="0 0 21600 21600" draw:type="rectangle" draw:enhanced-path="M 0 0 L 21600 0 21600 21600 0 21600 0 0 Z N"/>
        </draw:custom-shape>
        <draw:custom-shape draw:style-name="gr48" draw:text-style-name="P5" draw:layer="layout" svg:width="10.16cm" svg:height="7.112cm" svg:x="17.594cm" svg:y="6.35cm">
          <text:p text:style-name="P4"><text:span text:style-name="T4">Místo </text:span><text:span text:style-name="T5">equals</text:span><text:span text:style-name="T4"> se ve Scale používá </text:span><text:span text:style-name="T5">==</text:span></text:p>
          <text:p text:style-name="P4"><text:span text:style-name="T4">a místo </text:span><text:span text:style-name="T5">hashCode</text:span><text:span text:style-name="T4"> se používá </text:span><text:span text:style-name="T5">##</text:span><text:span text:style-name="T4">.</text:span></text:p>
          <text:p text:style-name="P4"><text:span text:style-name="T4"/></text:p>
          <text:p text:style-name="P4"><text:span text:style-name="T5">==</text:span><text:span text:style-name="T4"> se chová jinak než </text:span><text:span text:style-name="T5">equals</text:span></text:p>
          <text:p text:style-name="P4"><text:span text:style-name="T4">na boxovaných primitivních typech:</text:span></text:p>
          <text:p><text:span text:style-name="T4">(</text:span><text:span text:style-name="T3">new java.lang.Integer(1) ==</text:span></text:p>
          <text:p><text:span text:style-name="T3">new java.lang.Long(1)</text:span><text:span text:style-name="T4">).</text:span></text:p>
          <text:p text:style-name="P4"><text:span text:style-name="T4"/></text:p>
          <text:p text:style-name="P4"><text:span text:style-name="T5">##</text:span><text:span text:style-name="T4"> je párový k </text:span><text:span text:style-name="T5">==</text:span><text:span text:style-name="T4"> (např. není vhodné</text:span></text:p>
          <text:p text:style-name="P4"><text:span text:style-name="T4">používat </text:span><text:span text:style-name="T5">==</text:span><text:span text:style-name="T4"> s </text:span><text:span text:style-name="T5">hashCode</text:span><text:span text:style-name="T4">)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0.828cm" svg:y1="13.462cm" svg:x2="20.066cm" svg:y2="14.732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y-with-resource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ala nemá analogickou konstrukci jako je <text:span text:style-name="T3">try-with-resources</text:span> v Javě nebo <text:span text:style-name="T3">with</text:span> v Pythonu.</text:p>
              </text:list-item>
              <text:list-item>
                <text:p>Místo toho lze použít knihovnu <text:a xlink:href="https://github.com/jsuereth/scala-arm" xlink:type="simple">scala-arm</text:a> (ARM = Automatic Resource Management):</text:p>
              </text:list-item>
            </text:list>
          </draw:text-box>
        </draw:frame>
        <draw:frame draw:name="Shape1" draw:style-name="gr49" draw:text-style-name="P9" draw:layer="layout" svg:width="24.686cm" svg:height="7.832cm" svg:x="1.913cm" svg:y="11.83cm">
          <draw:text-box>
            <text:p><text:span text:style-name="T11">import </text:span><text:span text:style-name="T13">resource.</text:span><text:span text:style-name="T31">managed</text:span></text:p>
            <text:p><text:span text:style-name="T31"/></text:p>
            <text:p><text:span text:style-name="T11">for </text:span><text:span text:style-name="T13">{</text:span></text:p>
            <text:p><text:span text:style-name="T13"><text:s text:c="2"/></text:span><text:span text:style-name="T13">input &lt;- </text:span><text:span text:style-name="T31">managed</text:span><text:span text:style-name="T13">(</text:span><text:span text:style-name="T11">new </text:span><text:span text:style-name="T13">java.io.FileInputStream(</text:span><text:span text:style-name="T30">"test.txt"</text:span><text:span text:style-name="T13">))</text:span></text:p>
            <text:p><text:span text:style-name="T13"><text:s text:c="2"/></text:span><text:span text:style-name="T13">output &lt;- </text:span><text:span text:style-name="T31">managed</text:span><text:span text:style-name="T13">(</text:span><text:span text:style-name="T11">new </text:span><text:span text:style-name="T13">java.io.FileOutputStream(</text:span><text:span text:style-name="T30">"test2.txt"</text:span><text:span text:style-name="T13">))</text:span></text:p>
            <text:p><text:span text:style-name="T13">} {</text:span></text:p>
            <text:p><text:span text:style-name="T13"><text:s text:c="2"/></text:span><text:span text:style-name="T15">/* Zde použijeme input a output. */</text:span></text:p>
            <text:p text:style-name="P7"><text:span text:style-name="T13">}</text:span></text:p>
          </draw:text-box>
        </draw:frame>
        <draw:custom-shape draw:style-name="gr50" draw:text-style-name="P5" draw:layer="layout" svg:width="7.874cm" svg:height="1.438cm" svg:x="12.7cm" svg:y="12.23cm">
          <text:p text:style-name="P4"><text:span text:style-name="T5">for</text:span><text:span text:style-name="T4"> není jen pro tvorbu cyklů.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2.7cm" svg:y1="12.954cm" svg:x2="4.318cm" svg:y2="13.716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><text:span text:style-name="T1">Metody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usí být umístěny uvnitř objektu nebo třídy:</text:p>
              </text:list-item>
            </text:list>
          </draw:text-box>
        </draw:frame>
        <draw:frame draw:name="Shape1" draw:style-name="gr51" draw:text-style-name="P9" draw:layer="layout" svg:width="18.147cm" svg:height="9.69cm" svg:x="1.919cm" svg:y="9.915cm">
          <draw:text-box>
            <text:p><text:span text:style-name="T11">object </text:span><text:span text:style-name="T13">math {</text:span></text:p>
            <text:p><text:span text:style-name="T13"><text:s text:c="2"/></text:span><text:span text:style-name="T11">def </text:span><text:span text:style-name="T13">square(x: Int) = x * x</text:span></text:p>
            <text:p><text:span text:style-name="T13">}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1">case class </text:span><text:span text:style-name="T13">Person(name: </text:span><text:span text:style-name="T36">String</text:span><text:span text:style-name="T13">, age: Int) {</text:span></text:p>
            <text:p><text:span text:style-name="T13"/></text:p>
            <text:p><text:span text:style-name="T13"><text:s text:c="2"/></text:span><text:span text:style-name="T11">def </text:span><text:span text:style-name="T13">greet() = </text:span><text:span text:style-name="T31">println</text:span><text:span text:style-name="T13">(</text:span><text:span text:style-name="T30">s"Ahoj </text:span><text:span text:style-name="T33">$</text:span><text:span text:style-name="T13">name</text:span><text:span text:style-name="T30">"</text:span><text:span text:style-name="T13">)</text:span></text:p>
            <text:p text:style-name="P7"><text:span text:style-name="T13"/></text:p>
            <text:p text:style-name="P7"><text:span text:style-name="T13">}</text:span></text:p>
          </draw:text-box>
        </draw:frame>
        <draw:custom-shape draw:style-name="gr52" draw:text-style-name="P5" draw:layer="layout" svg:width="12.825cm" svg:height="3.602cm" svg:x="13.774cm" svg:y="6.304cm">
          <text:p text:style-name="P4"><text:span text:style-name="T4">Pokud se tělo metody skládá pouze z jednoho</text:span></text:p>
          <text:p text:style-name="P4"><text:span text:style-name="T4">výrazu, není třeba ho psát do složených závorek.</text:span></text:p>
          <text:p text:style-name="P4"><text:span text:style-name="T4"/></text:p>
          <text:p text:style-name="P4"><text:span text:style-name="T4">(Tělo metody </text:span><text:span text:style-name="T5">main</text:span><text:span text:style-name="T4"> na úvodním slajdu by</text:span></text:p>
          <text:p text:style-name="P4"><text:span text:style-name="T4">nemuselo být ve složených závorkách)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draw:layer="layout" svg:width="0.824cm" svg:height="1.771cm" draw:transform="rotate (1.5707963267949) translate (10.981cm 10.92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4" draw:text-style-name="P6" draw:layer="layout" svg:x1="13.774cm" svg:y1="8.966cm" svg:x2="11.938cm" svg:y2="10.098cm">
          <text:p/>
        </draw:line>
        <draw:custom-shape draw:style-name="gr54" draw:text-style-name="P5" draw:layer="layout" svg:width="12.118cm" svg:height="2.34cm" svg:x="0.674cm" svg:y="6.55cm">
          <text:p text:style-name="P4"><text:span text:style-name="T4">Scala nemá statické metody. Místo nich má</text:span></text:p>
          <text:p text:style-name="P4"><text:span text:style-name="T4">tzv. singleton objekty. Singleton objekt je třída,</text:span></text:p>
          <text:p text:style-name="P4"><text:span text:style-name="T4">jenž má právě jednu instanci.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3.302cm" svg:y1="8.89cm" svg:x2="3.302cm" svg:y2="9.915cm">
          <text:p/>
        </draw:line>
        <draw:custom-shape draw:style-name="gr55" draw:text-style-name="P5" draw:layer="layout" svg:width="15.24cm" svg:height="1.778cm" svg:x="3.048cm" svg:y="18.788cm">
          <text:p text:style-name="P4"><text:span text:style-name="T4">Prázdné závorky u metod bez parametrů není třeba psát.</text:span></text:p>
          <text:p text:style-name="P4"><text:span text:style-name="T4">Nicméně bývá zvykem je psát u metod s vedlejšími efekty.</text:span></text:p>
          <draw:enhanced-geometry svg:viewBox="0 0 21600 21600" draw:type="rectangle" draw:enhanced-path="M 0 0 L 21600 0 21600 21600 0 21600 0 0 Z N"/>
        </draw:custom-shape>
        <draw:custom-shape draw:style-name="gr56" draw:text-style-name="P5" draw:layer="layout" svg:width="10.668cm" svg:height="1.778cm" svg:x="13.772cm" svg:y="10.25cm">
          <text:p text:style-name="P4"><text:span text:style-name="T4">Metoda vrací hodnotu posledního výrazu</text:span></text:p>
          <text:p text:style-name="P4"><text:span text:style-name="T4">(není třeba před tento výraz psát </text:span><text:span text:style-name="T5">return</text:span><text:span text:style-name="T4">).</text:span></text:p>
          <draw:enhanced-geometry svg:viewBox="0 0 21600 21600" draw:type="rectangle" draw:enhanced-path="M 0 0 L 21600 0 21600 21600 0 21600 0 0 Z N"/>
        </draw:custom-shape>
        <draw:custom-shape draw:style-name="gr57" draw:text-style-name="P5" draw:layer="layout" svg:width="19.204cm" svg:height="1.64cm" svg:x="0.608cm" svg:y="12.738cm">
          <text:p text:style-name="P4"><text:span text:style-name="T4">Typ návratové hodnoty je třeba explicitně udat pouze u rekurzivních metod.</text:span></text:p>
          <text:p text:style-name="P4"><text:span text:style-name="T4">Typy parametrů jsou povinné.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3.772cm" svg:y1="10.668cm" svg:x2="11.938cm" svg:y2="10.098cm">
          <text:p/>
        </draw:line>
        <draw:line draw:style-name="gr4" draw:text-style-name="P6" draw:layer="layout" svg:x1="9.906cm" svg:y1="12.738cm" svg:x2="9.906cm" svg:y2="11.43cm">
          <text:p/>
        </draw:line>
        <draw:line draw:style-name="gr4" draw:text-style-name="P6" draw:layer="layout" svg:x1="6.704cm" svg:y1="18.788cm" svg:x2="6.704cm" svg:y2="17.526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etody (2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etody s jedním parametrem můžeme volat bez tečky s argumentem mimo závorky:</text:p>
              </text:list-item>
            </text:list>
          </draw:text-box>
        </draw:frame>
        <draw:frame draw:name="Shape1" draw:style-name="gr58" draw:text-style-name="P9" draw:layer="layout" svg:width="17.615cm" svg:height="9.936cm" svg:x="1.853cm" svg:y="8.9cm">
          <draw:text-box>
            <text:p><text:span text:style-name="T14">1</text:span><text:span text:style-name="T13">.+(</text:span><text:span text:style-name="T14">1</text:span><text:span text:style-name="T13">)</text:span></text:p>
            <text:p><text:span text:style-name="T14"/></text:p>
            <text:p><text:span text:style-name="T14">1 </text:span><text:span text:style-name="T13">+ </text:span><text:span text:style-name="T14">1</text:span></text:p>
            <text:p><text:span text:style-name="T14"/></text:p>
            <text:p><text:span text:style-name="T14"/></text:p>
            <text:p><text:span text:style-name="T14"/></text:p>
            <text:p><text:span text:style-name="T11">object </text:span><text:span text:style-name="T13">math {</text:span></text:p>
            <text:p><text:span text:style-name="T13"><text:s text:c="2"/></text:span><text:span text:style-name="T11">def </text:span><text:span text:style-name="T13">square(x: Int) = x * x</text:span></text:p>
            <text:p><text:span text:style-name="T13">}</text:span></text:p>
            <text:p><text:span text:style-name="T13"/></text:p>
            <text:p><text:span text:style-name="T13">math.</text:span><text:span text:style-name="T31">square</text:span><text:span text:style-name="T13">(</text:span><text:span text:style-name="T14">5</text:span><text:span text:style-name="T13">)</text:span></text:p>
            <text:p><text:span text:style-name="T13"/></text:p>
            <text:p text:style-name="P7"><text:span text:style-name="T13">math </text:span><text:span text:style-name="T31">square </text:span><text:span text:style-name="T14">5</text:span></text:p>
          </draw:text-box>
        </draw:frame>
        <draw:custom-shape draw:style-name="gr59" draw:text-style-name="P5" draw:layer="layout" svg:width="11.04cm" svg:height="4.266cm" svg:x="7.248cm" svg:y="7.688cm">
          <text:p text:style-name="P4"><text:span text:style-name="T4">Plus je obyčejná metoda a k jejímu</text:span></text:p>
          <text:p text:style-name="P4"><text:span text:style-name="T4">zavolání můžeme použít tečkovou notaci.</text:span></text:p>
          <text:p text:style-name="P4"><text:span text:style-name="T4"/></text:p>
          <text:p text:style-name="P4"><text:span text:style-name="T4">Scala umožňuje pojmenovat metody</text:span></text:p>
          <text:p text:style-name="P4"><text:span text:style-name="T4">jako operátory. Například </text:span><text:span text:style-name="T5">&lt;*&gt;</text:span><text:span text:style-name="T4"> nebo </text:span><text:span text:style-name="T5">&gt;&gt;=</text:span></text:p>
          <text:p text:style-name="P4"><text:span text:style-name="T4">nebo </text:span><text:span text:style-name="T5">|@|</text:span><text:span text:style-name="T4"> jsou platné názvy metod.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7.248cm" svg:y1="9.398cm" svg:x2="4.572cm" svg:y2="9.398cm">
          <text:p/>
        </draw:line>
        <draw:custom-shape draw:style-name="gr60" draw:text-style-name="P5" draw:layer="layout" svg:width="9.402cm" svg:height="2.354cm" svg:x="9.748cm" svg:y="17.088cm">
          <text:p text:style-name="P4"><text:span text:style-name="T5">square</text:span><text:span text:style-name="T4"> můžeme volat stejně jako </text:span><text:span text:style-name="T5">+</text:span><text:span text:style-name="T4">,</text:span></text:p>
          <text:p text:style-name="P4"><text:span text:style-name="T4">tj. bez tečky a bez závorek kolem</text:span></text:p>
          <text:p text:style-name="P4"><text:span text:style-name="T4">jediného argumentu.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9.748cm" svg:y1="18.288cm" svg:x2="7.366cm" svg:y2="18.288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etoda apply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apply</text:span> se chová jako <text:span text:style-name="T3">__call__</text:span> z Pythonu:</text:p>
              </text:list-item>
            </text:list>
          </draw:text-box>
        </draw:frame>
        <draw:frame draw:name="Shape1" draw:style-name="gr39" draw:text-style-name="P9" draw:layer="layout" svg:width="23.502cm" svg:height="12.916cm" svg:x="1.898cm" svg:y="6.747cm">
          <draw:text-box>
            <text:p><text:span text:style-name="T11">object </text:span><text:span text:style-name="T13">hello {</text:span></text:p>
            <text:p><text:span text:style-name="T13"><text:s text:c="2"/></text:span><text:span text:style-name="T11">def </text:span><text:span text:style-name="T13">apply(name: </text:span><text:span text:style-name="T36">String</text:span><text:span text:style-name="T13">) = </text:span><text:span text:style-name="T31">println</text:span><text:span text:style-name="T13">(</text:span><text:span text:style-name="T30">s"Ahoj </text:span><text:span text:style-name="T33">$</text:span><text:span text:style-name="T13">name</text:span><text:span text:style-name="T30">"</text:span><text:span text:style-name="T13">)</text:span></text:p>
            <text:p><text:span text:style-name="T13">}</text:span></text:p>
            <text:p><text:span text:style-name="T31"/></text:p>
            <text:p><text:span text:style-name="T31">hello</text:span><text:span text:style-name="T13">(</text:span><text:span text:style-name="T30">"Lucie"</text:span><text:span text:style-name="T13">)</text:span></text:p>
            <text:p><text:span text:style-name="T13"/></text:p>
            <text:p><text:span text:style-name="T13">hello.</text:span><text:span text:style-name="T31">apply</text:span><text:span text:style-name="T13">(</text:span><text:span text:style-name="T30">"Marie"</text:span><text:span text:style-name="T13">)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>val </text:span><text:span text:style-name="T12">items</text:span><text:span text:style-name="T13">: </text:span><text:span text:style-name="T36">Seq</text:span><text:span text:style-name="T13">[Symbol] = </text:span><text:span text:style-name="T12">Seq</text:span><text:span text:style-name="T13">(</text:span><text:span text:style-name="T30">'foo</text:span><text:span text:style-name="T13">, </text:span><text:span text:style-name="T30">'bar</text:span><text:span text:style-name="T13">, </text:span><text:span text:style-name="T30">'baz</text:span><text:span text:style-name="T13">)</text:span></text:p>
            <text:p><text:span text:style-name="T12"/></text:p>
            <text:p><text:span text:style-name="T12">items</text:span><text:span text:style-name="T13">(</text:span><text:span text:style-name="T14">2</text:span><text:span text:style-name="T13">)</text:span></text:p>
            <text:p><text:span text:style-name="T13"/></text:p>
            <text:p text:style-name="P7"><text:span text:style-name="T12">items</text:span><text:span text:style-name="T13">.apply(</text:span><text:span text:style-name="T14">0</text:span><text:span text:style-name="T13">)</text:span></text:p>
          </draw:text-box>
        </draw:frame>
        <draw:custom-shape draw:style-name="gr61" draw:text-style-name="P5" draw:layer="layout" svg:width="8.64cm" svg:height="1.338cm" svg:x="11.702cm" svg:y="8.892cm">
          <text:p><text:span text:style-name="T4">Stejné jako </text:span><text:span text:style-name="T5">hello.apply("Lucie")</text:span>.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1.702cm" svg:y1="9.468cm" svg:x2="7.62cm" svg:y2="10.23cm">
          <text:p/>
        </draw:line>
        <draw:custom-shape draw:style-name="gr62" draw:text-style-name="P5" draw:layer="layout" svg:width="16.29cm" svg:height="3.782cm" svg:x="8.602cm" svg:y="16.792cm">
          <text:p><text:span text:style-name="T3">apply</text:span> se používá i k indexování polí a jiných kolekcí.</text:p>
          <text:p/>
          <text:p>Scala k indexování nepoužívá hranaté závorky.</text:p>
          <text:p>Hranaté závorky slouží pro zápis typových parametrů</text:p>
          <text:p>a pro řízení přístupu – například <text:span text:style-name="T3">private[this]</text:span>.</text:p>
          <draw:enhanced-geometry svg:viewBox="0 0 21600 21600" draw:type="rectangle" draw:enhanced-path="M 0 0 L 21600 0 21600 21600 0 21600 0 0 Z N"/>
        </draw:custom-shape>
        <draw:custom-shape draw:style-name="gr63" draw:text-style-name="P5" draw:layer="layout" svg:width="16.03cm" svg:height="4.378cm" svg:x="11.102cm" svg:y="10.952cm">
          <text:p><text:span text:style-name="T3">Symbol</text:span> je jako <text:span text:style-name="T3">String</text:span>. Pro porovnávání symbolů stačí</text:p>
          <text:p>referenční rovnost, neboť je zaručeno, že stejné symboly</text:p>
          <text:p>jsou reprezentovány stejnou instancí.</text:p>
          <text:p/>
          <text:p>Metodou <text:span text:style-name="T3">name</text:span> můžeme symbol převést na <text:span text:style-name="T3">String</text:span>.</text:p>
          <text:p>Například <text:span text:style-name="T3">'foo.name</text:span>.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1.102cm" svg:y1="12.446cm" svg:x2="8.89cm" svg:y2="15.748cm">
          <text:p/>
        </draw:line>
        <draw:line draw:style-name="gr4" draw:text-style-name="P6" draw:layer="layout" svg:x1="8.602cm" svg:y1="17.726cm" svg:x2="5.334cm" svg:y2="17.726cm">
          <text:p/>
        </draw:lin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alší speciální metody</text:span></text:p>
          </draw:text-box>
        </draw:frame>
        <draw:frame draw:name="Shape1" draw:style-name="gr64" draw:text-style-name="P9" draw:layer="layout" svg:width="27.178cm" svg:height="15.896cm" svg:x="0.4cm" svg:y="4.572cm">
          <draw:text-box>
            <text:p><text:span text:style-name="T11">class </text:span><text:span text:style-name="T13">SpecialMethods {</text:span></text:p>
            <text:p><text:span text:style-name="T13"/></text:p>
            <text:p><text:span text:style-name="T13"><text:s text:c="2"/></text:span><text:span text:style-name="T11">def </text:span><text:span text:style-name="T13">update(idx: Int, s: </text:span><text:span text:style-name="T36">String</text:span><text:span text:style-name="T13">): Unit = </text:span><text:span text:style-name="T31">println</text:span><text:span text:style-name="T13">(</text:span><text:span text:style-name="T30">s"update(</text:span><text:span text:style-name="T33">$</text:span><text:span text:style-name="T13">idx</text:span><text:span text:style-name="T30">, </text:span><text:span text:style-name="T33">$</text:span><text:span text:style-name="T13">s</text:span><text:span text:style-name="T30">)"</text:span><text:span text:style-name="T13">)</text:span></text:p>
            <text:p><text:span text:style-name="T13"/></text:p>
            <text:p><text:span text:style-name="T13"><text:s text:c="2"/></text:span><text:span text:style-name="T11">def </text:span><text:span text:style-name="T13">foo_=(newValue: </text:span><text:span text:style-name="T36">String</text:span><text:span text:style-name="T13">): Unit = </text:span><text:span text:style-name="T31">println</text:span><text:span text:style-name="T13">(</text:span><text:span text:style-name="T30">s"foo_=(</text:span><text:span text:style-name="T33">$</text:span><text:span text:style-name="T13">newValue</text:span><text:span text:style-name="T30">)"</text:span><text:span text:style-name="T13">)</text:span></text:p>
            <text:p><text:span text:style-name="T13"/></text:p>
            <text:p><text:span text:style-name="T13"/></text:p>
            <text:p><text:span text:style-name="T13"><text:s text:c="2"/></text:span><text:span text:style-name="T11">def </text:span><text:span text:style-name="T13">foo = </text:span><text:span text:style-name="T30">"xyz"</text:span></text:p>
            <text:p><text:span text:style-name="T13">}</text:span></text:p>
            <text:p><text:span text:style-name="T13"/></text:p>
            <text:p><text:span text:style-name="T13"/></text:p>
            <text:p><text:span text:style-name="T11"/></text:p>
            <text:p><text:span text:style-name="T11"/></text:p>
            <text:p><text:span text:style-name="T11"/></text:p>
            <text:p><text:span text:style-name="T11">val </text:span><text:span text:style-name="T12">sp </text:span><text:span text:style-name="T13">= </text:span><text:span text:style-name="T11">new </text:span><text:span text:style-name="T13">SpecialMethods</text:span></text:p>
            <text:p><text:span text:style-name="T12"/></text:p>
            <text:p><text:span text:style-name="T12">sp</text:span><text:span text:style-name="T13">(</text:span><text:span text:style-name="T14">0</text:span><text:span text:style-name="T13">) = </text:span><text:span text:style-name="T30">"Lucie"</text:span></text:p>
            <text:p><text:span text:style-name="T12">sp</text:span><text:span text:style-name="T13">.update(</text:span><text:span text:style-name="T14">0</text:span><text:span text:style-name="T13">, </text:span><text:span text:style-name="T30">"Lucie"</text:span><text:span text:style-name="T13">)</text:span></text:p>
            <text:p><text:span text:style-name="T12"/></text:p>
            <text:p><text:span text:style-name="T12">sp</text:span><text:span text:style-name="T13">.foo = </text:span><text:span text:style-name="T30">"Petra"</text:span></text:p>
            <text:p text:style-name="P7"><text:span text:style-name="T12">sp</text:span><text:span text:style-name="T13">.foo_=(</text:span><text:span text:style-name="T30">"Petra"</text:span><text:span text:style-name="T13">)</text:span></text:p>
          </draw:text-box>
        </draw:frame>
        <draw:custom-shape draw:style-name="gr65" draw:text-style-name="P5" draw:layer="layout" svg:width="14.732cm" svg:height="1.152cm" svg:x="11.684cm" svg:y="4.526cm">
          <text:p><text:span text:style-name="T3">update</text:span> umožňuje změnit prvek s určitým indexem.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1.684cm" svg:y1="5.08cm" svg:x2="4.826cm" svg:y2="6.104cm">
          <text:p/>
        </draw:line>
        <draw:custom-shape draw:style-name="gr66" draw:text-style-name="P5" draw:layer="layout" svg:width="6.326cm" svg:height="1.152cm" svg:x="7.644cm" svg:y="8.834cm">
          <text:p>Setter vlastnosti <text:span text:style-name="T3">foo</text:span>.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7.644cm" svg:y1="9.406cm" svg:x2="4.318cm" svg:y2="8.644cm">
          <text:p/>
        </draw:line>
        <draw:custom-shape draw:style-name="gr67" draw:text-style-name="P5" draw:layer="layout" svg:width="16.584cm" svg:height="3.42cm" svg:x="5.584cm" svg:y="10.866cm">
          <text:p>Getter vlastnosti <text:span text:style-name="T3">foo</text:span>. Nejedná se o speciální metodu.</text:p>
          <text:p>Bez getteru však nefunguje syntaktický cukr pro setter,</text:p>
          <text:p>tj. setter by nešlo volat <text:span text:style-name="T3">sp.foo = "Petra"</text:span>, ale muselo by se</text:p>
          <text:p>použít klasické <text:span text:style-name="T3">sp.foo_=("Petra")</text:span> nebo <text:span text:style-name="T3">sp foo_= "Petra"</text:span>.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5.584cm" svg:y1="12.608cm" svg:x2="3.81cm" svg:y2="10.83cm">
          <text:p/>
        </draw:lin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etody jako argumenty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rametrem metody může být metoda:</text:p>
              </text:list-item>
            </text:list>
          </draw:text-box>
        </draw:frame>
        <draw:frame draw:name="Shape1" draw:style-name="gr68" draw:text-style-name="P9" draw:layer="layout" svg:width="18.231cm" svg:height="7.432cm" svg:x="1.845cm" svg:y="10.159cm">
          <draw:text-box>
            <text:p><text:span text:style-name="T11">def </text:span><text:span text:style-name="T13">repeat(times: Int, action: Int =&gt; Unit) =</text:span></text:p>
            <text:p><text:span text:style-name="T13"><text:s text:c="2"/></text:span><text:span text:style-name="T11">for </text:span><text:span text:style-name="T13">(i &lt;- </text:span><text:span text:style-name="T14">0 </text:span><text:span text:style-name="T13">until times) action(i)</text:span></text:p>
            <text:p><text:span text:style-name="T13"/></text:p>
            <text:p><text:span text:style-name="T13"/></text:p>
            <text:p text:style-name="P7"><text:span text:style-name="T31">repeat</text:span><text:span text:style-name="T13">(</text:span><text:span text:style-name="T14">3</text:span><text:span text:style-name="T13">, </text:span><text:span text:style-name="T31">println</text:span><text:span text:style-name="T13">)</text:span></text:p>
          </draw:text-box>
        </draw:frame>
        <draw:custom-shape draw:style-name="gr69" draw:text-style-name="P5" draw:layer="layout" svg:width="10.898cm" svg:height="2.422cm" svg:x="7.3cm" svg:y="7.03cm">
          <text:p>Parametr <text:span text:style-name="T3">action</text:span> je metoda/funkce</text:p>
          <text:p>s parametrem typu <text:span text:style-name="T3">Int</text:span> a návratovou</text:p>
          <text:p>hodnotou typu <text:span text:style-name="T3">Unit</text:span>.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1.938cm" svg:y1="9.452cm" svg:x2="11.938cm" svg:y2="10.406cm">
          <text:p/>
        </draw:lin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Nevyhodnocené výrazy jako argumenty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možňují vytvářet funkce, které se chovají jako řídící konstrukce:</text:p>
              </text:list-item>
            </text:list>
          </draw:text-box>
        </draw:frame>
        <draw:frame draw:name="Shape1" draw:style-name="gr70" draw:text-style-name="P9" draw:layer="layout" svg:width="18.411cm" svg:height="9.936cm" svg:x="1.863cm" svg:y="9.669cm">
          <draw:text-box>
            <text:p><text:span text:style-name="T11">def </text:span><text:span text:style-name="T13">catchAll(action: =&gt; Unit): Unit =</text:span></text:p>
            <text:p><text:span text:style-name="T13"><text:s text:c="2"/></text:span><text:span text:style-name="T11">try </text:span><text:span text:style-name="T13">action</text:span></text:p>
            <text:p><text:span text:style-name="T13"><text:s text:c="2"/></text:span><text:span text:style-name="T11">catch </text:span><text:span text:style-name="T13">{</text:span></text:p>
            <text:p><text:span text:style-name="T13"><text:s text:c="4"/></text:span><text:span text:style-name="T11">case </text:span><text:span text:style-name="T13">e: </text:span><text:span text:style-name="T36">Exception </text:span><text:span text:style-name="T13">=&gt;</text:span></text:p>
            <text:p><text:span text:style-name="T13"><text:s text:c="6"/></text:span><text:span text:style-name="T15">/* Zde můžeme výjimku e zalogovat. */</text:span></text:p>
            <text:p><text:span text:style-name="T35"><text:s text:c="2"/></text:span><text:span text:style-name="T13">}</text:span></text:p>
            <text:p><text:span text:style-name="T13"/></text:p>
            <text:p><text:span text:style-name="T13"/></text:p>
            <text:p><text:span text:style-name="T31">catchAll </text:span><text:span text:style-name="T13">{</text:span></text:p>
            <text:p><text:span text:style-name="T13"><text:s text:c="2"/></text:span><text:span text:style-name="T31">println</text:span><text:span text:style-name="T13">(</text:span><text:span text:style-name="T30">s"3 / 2 = </text:span><text:span text:style-name="T33">$</text:span><text:span text:style-name="T13">{</text:span><text:span text:style-name="T14">3 </text:span><text:span text:style-name="T13">/ </text:span><text:span text:style-name="T14">2</text:span><text:span text:style-name="T13">}</text:span><text:span text:style-name="T30">"</text:span><text:span text:style-name="T13">)</text:span></text:p>
            <text:p><text:span text:style-name="T13"><text:s text:c="2"/></text:span><text:span text:style-name="T31">println</text:span><text:span text:style-name="T13">(</text:span><text:span text:style-name="T30">s"3 / 1 = </text:span><text:span text:style-name="T33">$</text:span><text:span text:style-name="T13">{</text:span><text:span text:style-name="T14">3 </text:span><text:span text:style-name="T13">/ </text:span><text:span text:style-name="T14">1</text:span><text:span text:style-name="T13">}</text:span><text:span text:style-name="T30">"</text:span><text:span text:style-name="T13">)</text:span></text:p>
            <text:p><text:span text:style-name="T13"><text:s text:c="2"/></text:span><text:span text:style-name="T31">println</text:span><text:span text:style-name="T13">(</text:span><text:span text:style-name="T30">s"3 / 0 = </text:span><text:span text:style-name="T33">$</text:span><text:span text:style-name="T13">{</text:span><text:span text:style-name="T14">3 </text:span><text:span text:style-name="T13">/ </text:span><text:span text:style-name="T14">0</text:span><text:span text:style-name="T13">}</text:span><text:span text:style-name="T30">"</text:span><text:span text:style-name="T13">)</text:span></text:p>
            <text:p text:style-name="P7"><text:span text:style-name="T13">}</text:span></text:p>
          </draw:text-box>
        </draw:frame>
        <draw:custom-shape draw:style-name="gr71" draw:text-style-name="P5" draw:layer="layout" svg:width="11.406cm" svg:height="1.778cm" svg:x="11.938cm" svg:y="6.958cm">
          <text:p><text:span text:style-name="T3">=&gt;</text:span> zajistí, že se argument nevyhodnotí</text:p>
          <text:p>před zavoláním funkce <text:span text:style-name="T3">catchAll</text:span>.</text:p>
          <draw:enhanced-geometry svg:viewBox="0 0 21600 21600" draw:type="rectangle" draw:enhanced-path="M 0 0 L 21600 0 21600 21600 0 21600 0 0 Z N"/>
        </draw:custom-shape>
        <draw:custom-shape draw:style-name="gr72" draw:text-style-name="P5" draw:layer="layout" svg:width="11.406cm" svg:height="4.826cm" svg:x="15.24cm" svg:y="14.402cm">
          <text:p>Kompilátor zabalí argument do funkce,</text:p>
          <text:p>a tuto funkci předá <text:span text:style-name="T3">catchAll</text:span>.</text:p>
          <text:p/>
          <text:p>Každé použití parametru <text:span text:style-name="T3">action</text:span>,</text:p>
          <text:p>uvnitř <text:span text:style-name="T3">catchAll</text:span> způsobí zavolání této</text:p>
          <text:p>funkce.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1.938cm" svg:y1="7.874cm" svg:x2="10.414cm" svg:y2="9.906cm">
          <text:p/>
        </draw:line>
        <draw:line draw:style-name="gr4" draw:text-style-name="P6" draw:layer="layout" svg:x1="15.24cm" svg:y1="16.094cm" svg:x2="6.096cm" svg:y2="16.094cm">
          <text:p/>
        </draw:lin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etody s více seznamy parametrů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toda/funkce může mít 0 nebo více seznamů parametrů:</text:p>
              </text:list-item>
            </text:list>
          </draw:text-box>
        </draw:frame>
        <draw:frame draw:name="Shape1" draw:style-name="gr21" draw:text-style-name="P9" draw:layer="layout" svg:width="19.444cm" svg:height="12.171cm" svg:x="1.892cm" svg:y="8.032cm">
          <draw:text-box>
            <text:p><text:span text:style-name="T11">def </text:span><text:span text:style-name="T13">repeat(times: Int)(action: Int =&gt; Unit) =</text:span></text:p>
            <text:p><text:span text:style-name="T13"><text:s text:c="2"/></text:span><text:span text:style-name="T11">for </text:span><text:span text:style-name="T13">(i &lt;- </text:span><text:span text:style-name="T14">0 </text:span><text:span text:style-name="T13">until times) action(i)</text:span></text:p>
            <text:p><text:span text:style-name="T31"/></text:p>
            <text:p><text:span text:style-name="T31">repeat</text:span><text:span text:style-name="T13">(</text:span><text:span text:style-name="T14">3</text:span><text:span text:style-name="T13">)(</text:span><text:span text:style-name="T31">println</text:span><text:span text:style-name="T13">)</text:span></text:p>
            <text:p><text:span text:style-name="T31"/></text:p>
            <text:p><text:span text:style-name="T31">repeat </text:span><text:span text:style-name="T13">{ </text:span><text:span text:style-name="T14">3 </text:span><text:span text:style-name="T13">} { </text:span><text:span text:style-name="T31">println </text:span><text:span text:style-name="T13">}</text:span></text:p>
            <text:p><text:span text:style-name="T31"/></text:p>
            <text:p><text:span text:style-name="T31">repeat</text:span><text:span text:style-name="T13">(</text:span><text:span text:style-name="T14">3</text:span><text:span text:style-name="T13">) { i =&gt;</text:span></text:p>
            <text:p><text:span text:style-name="T13"><text:s text:c="2"/></text:span><text:span text:style-name="T31">println</text:span><text:span text:style-name="T13">(i)</text:span></text:p>
            <text:p><text:span text:style-name="T13"><text:s text:c="2"/></text:span><text:span text:style-name="T31">println</text:span><text:span text:style-name="T13">(i * i)</text:span></text:p>
            <text:p><text:span text:style-name="T13">}</text:span></text:p>
            <text:p><text:span text:style-name="T31"/></text:p>
            <text:p><text:span text:style-name="T31">repeat </text:span><text:span text:style-name="T13">{</text:span></text:p>
            <text:p><text:span text:style-name="T13"><text:s text:c="2"/></text:span><text:span text:style-name="T11">val </text:span><text:span text:style-name="T13">x = </text:span><text:span text:style-name="T14">3</text:span></text:p>
            <text:p><text:span text:style-name="T14"><text:s text:c="2"/></text:span><text:span text:style-name="T13">x * x</text:span></text:p>
            <text:p text:style-name="P7"><text:span text:style-name="T13">} (</text:span><text:span text:style-name="T31">println</text:span><text:span text:style-name="T13">)</text:span></text:p>
          </draw:text-box>
        </draw:frame>
        <draw:custom-shape draw:style-name="gr73" draw:text-style-name="P5" draw:layer="layout" svg:width="14.129cm" svg:height="2.032cm" svg:x="12.47cm" svg:y="10.168cm">
          <text:p>Seznam argumentů obsahující jediný argument</text:p>
          <text:p>můžeme uzavřít do složených závorek.</text:p>
          <draw:enhanced-geometry svg:viewBox="0 0 21600 21600" draw:type="rectangle" draw:enhanced-path="M 0 0 L 21600 0 21600 21600 0 21600 0 0 Z N"/>
        </draw:custom-shape>
        <draw:custom-shape draw:style-name="gr71" draw:text-style-name="P5" draw:layer="layout" svg:width="11.406cm" svg:height="1.778cm" svg:x="10.16cm" svg:y="13.716cm">
          <text:p>Anonymní funkce, tzv. lambda funkce,</text:p>
          <text:p>s parametrem <text:span text:style-name="T3">i</text:span>.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0.16cm" svg:y1="14.478cm" svg:x2="8.128cm" svg:y2="14.224cm">
          <text:p/>
        </draw:line>
        <draw:custom-shape draw:style-name="gr74" draw:text-style-name="P5" draw:layer="layout" svg:width="14.129cm" svg:height="2.428cm" svg:x="8.17cm" svg:y="16.368cm">
          <text:p>Uzavření argumentu do složených závorek se</text:p>
          <text:p>nečastěji uplatňuje v případě lambda funkcí,</text:p>
          <text:p>jejichž tělo se skládá z více než jednoho výrazu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Lambda funkc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ěkolik možností, jak lambdy definovat:</text:p>
              </text:list-item>
            </text:list>
          </draw:text-box>
        </draw:frame>
        <draw:frame draw:name="Shape1" draw:style-name="gr58" draw:text-style-name="P13" draw:layer="layout" svg:width="17.71cm" svg:height="9.936cm" svg:x="1.933cm" svg:y="8.19cm">
          <draw:text-box>
            <text:p><text:span text:style-name="T12">Seq</text:span><text:span text:style-name="T13">(</text:span><text:span text:style-name="T14">1</text:span><text:span text:style-name="T13">, </text:span><text:span text:style-name="T14">2</text:span><text:span text:style-name="T13">, </text:span><text:span text:style-name="T14">3</text:span><text:span text:style-name="T13">).map(i =&gt; i * </text:span><text:span text:style-name="T14">2</text:span><text:span text:style-name="T13">)</text:span></text:p>
            <text:p><text:span text:style-name="T12">Seq</text:span><text:span text:style-name="T13">(</text:span><text:span text:style-name="T14">1</text:span><text:span text:style-name="T13">, </text:span><text:span text:style-name="T14">2</text:span><text:span text:style-name="T13">, </text:span><text:span text:style-name="T14">3</text:span><text:span text:style-name="T13">).map((i : Int) =&gt; i * </text:span><text:span text:style-name="T14">2</text:span><text:span text:style-name="T13">)</text:span></text:p>
            <text:p><text:span text:style-name="T12"/></text:p>
            <text:p><text:span text:style-name="T12">Seq</text:span><text:span text:style-name="T13">(</text:span><text:span text:style-name="T14">1</text:span><text:span text:style-name="T13">, </text:span><text:span text:style-name="T14">2</text:span><text:span text:style-name="T13">, </text:span><text:span text:style-name="T14">3</text:span><text:span text:style-name="T13">).map { i =&gt; i * </text:span><text:span text:style-name="T14">2 </text:span><text:span text:style-name="T13">}</text:span></text:p>
            <text:p><text:span text:style-name="T12">Seq</text:span><text:span text:style-name="T13">(</text:span><text:span text:style-name="T14">1</text:span><text:span text:style-name="T13">, </text:span><text:span text:style-name="T14">2</text:span><text:span text:style-name="T13">, </text:span><text:span text:style-name="T14">3</text:span><text:span text:style-name="T13">).map { (i : Int) =&gt; i * </text:span><text:span text:style-name="T14">2 </text:span><text:span text:style-name="T13">}</text:span></text:p>
            <text:p><text:span text:style-name="T12"/></text:p>
            <text:p><text:span text:style-name="T12"/></text:p>
            <text:p><text:span text:style-name="T12"/></text:p>
            <text:p><text:span text:style-name="T12">Seq</text:span><text:span text:style-name="T13">(</text:span><text:span text:style-name="T14">1</text:span><text:span text:style-name="T13">, </text:span><text:span text:style-name="T14">2</text:span><text:span text:style-name="T13">, </text:span><text:span text:style-name="T14">3</text:span><text:span text:style-name="T13">).map(_ * </text:span><text:span text:style-name="T14">2</text:span><text:span text:style-name="T13">)</text:span></text:p>
            <text:p><text:span text:style-name="T12">Seq</text:span><text:span text:style-name="T13">(</text:span><text:span text:style-name="T14">1</text:span><text:span text:style-name="T13">, </text:span><text:span text:style-name="T14">2</text:span><text:span text:style-name="T13">, </text:span><text:span text:style-name="T14">3</text:span><text:span text:style-name="T13">).map { _ * </text:span><text:span text:style-name="T14">2</text:span><text:span text:style-name="T13"> }</text:span></text:p>
            <text:p><text:span text:style-name="T13"/></text:p>
            <text:p><text:span text:style-name="T13"/></text:p>
            <text:p text:style-name="P7"><text:span text:style-name="T12">Seq</text:span><text:span text:style-name="T13">(</text:span><text:span text:style-name="T14">1</text:span><text:span text:style-name="T13">, </text:span><text:span text:style-name="T14">2</text:span><text:span text:style-name="T13">, </text:span><text:span text:style-name="T14">3</text:span><text:span text:style-name="T13">).map { </text:span><text:span text:style-name="T11">case </text:span><text:span text:style-name="T13">i =&gt; i * </text:span><text:span text:style-name="T14">2 </text:span><text:span text:style-name="T13">}</text:span></text:p>
          </draw:text-box>
        </draw:frame>
        <draw:custom-shape draw:style-name="gr75" draw:text-style-name="P5" draw:layer="layout" svg:width="14.129cm" svg:height="1.27cm" svg:x="13.176cm" svg:y="6.55cm">
          <text:p>V Pythonu: <text:span text:style-name="T3">map(lambda i: i * 2, [1, 2, 3])</text:span>.</text:p>
          <draw:enhanced-geometry svg:viewBox="0 0 21600 21600" draw:type="rectangle" draw:enhanced-path="M 0 0 L 21600 0 21600 21600 0 21600 0 0 Z N"/>
        </draw:custom-shape>
        <draw:custom-shape draw:style-name="gr76" draw:text-style-name="P5" draw:layer="layout" svg:width="11.628cm" svg:height="1.72cm" svg:x="13.97cm" svg:y="13.716cm">
          <text:p>1. podtržíko zastupuje 1. parametr.</text:p>
          <text:p>2. podtržítko by zastoupilo 2. parametr.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3.97cm" svg:y1="14.632cm" svg:x2="11.176cm" svg:y2="14.632cm">
          <text:p/>
        </draw:line>
        <draw:custom-shape draw:style-name="gr77" draw:text-style-name="P5" draw:layer="layout" svg:width="12.992cm" svg:height="1.904cm" svg:x="13.17cm" svg:y="18.632cm">
          <text:p>K definici funkce lze použít pattern matching.</text:p>
          <text:p>V tomto případě nejde použít kulaté závorky.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3.17cm" svg:y1="19.558cm" svg:x2="10.16cm" svg:y2="18.126cm">
          <text:p/>
        </draw:lin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Lambda funkce s více parametry</text:span></text:p>
          </draw:text-box>
        </draw:frame>
        <draw:frame draw:name="Shape1" draw:style-name="gr58" draw:text-style-name="P14" draw:layer="layout" svg:width="22.969cm" svg:height="9.936cm" svg:x="1.247cm" svg:y="9.426cm">
          <draw:text-box>
            <text:p><text:span text:style-name="T12">Seq</text:span><text:span text:style-name="T13">(</text:span><text:span text:style-name="T14">1</text:span><text:span text:style-name="T13">, </text:span><text:span text:style-name="T14">2</text:span><text:span text:style-name="T13">, </text:span><text:span text:style-name="T14">3</text:span><text:span text:style-name="T13">).foldLeft(</text:span><text:span text:style-name="T14">0</text:span><text:span text:style-name="T13">)((i, j) =&gt; i + j)</text:span></text:p>
            <text:p><text:span text:style-name="T12">Seq</text:span><text:span text:style-name="T13">(</text:span><text:span text:style-name="T14">1</text:span><text:span text:style-name="T13">, </text:span><text:span text:style-name="T14">2</text:span><text:span text:style-name="T13">, </text:span><text:span text:style-name="T14">3</text:span><text:span text:style-name="T13">).foldLeft(</text:span><text:span text:style-name="T14">0</text:span><text:span text:style-name="T13">) { (i, j) =&gt; i + j }</text:span></text:p>
            <text:p><text:span text:style-name="T12"/></text:p>
            <text:p><text:span text:style-name="T12"/></text:p>
            <text:p><text:span text:style-name="T12">Seq</text:span><text:span text:style-name="T13">(</text:span><text:span text:style-name="T14">1</text:span><text:span text:style-name="T13">, </text:span><text:span text:style-name="T14">2</text:span><text:span text:style-name="T13">, </text:span><text:span text:style-name="T14">3</text:span><text:span text:style-name="T13">).foldLeft(</text:span><text:span text:style-name="T14">0</text:span><text:span text:style-name="T13">)((i: Int, j: Int) =&gt; i + j)</text:span></text:p>
            <text:p><text:span text:style-name="T12">Seq</text:span><text:span text:style-name="T13">(</text:span><text:span text:style-name="T14">1</text:span><text:span text:style-name="T13">, </text:span><text:span text:style-name="T14">2</text:span><text:span text:style-name="T13">, </text:span><text:span text:style-name="T14">3</text:span><text:span text:style-name="T13">).foldLeft(</text:span><text:span text:style-name="T14">0</text:span><text:span text:style-name="T13">) { (i: Int, j) =&gt; i + j }</text:span></text:p>
            <text:p><text:span text:style-name="T12"/></text:p>
            <text:p><text:span text:style-name="T12"/></text:p>
            <text:p><text:span text:style-name="T12">Seq</text:span><text:span text:style-name="T13">(</text:span><text:span text:style-name="T14">1</text:span><text:span text:style-name="T13">, </text:span><text:span text:style-name="T14">2</text:span><text:span text:style-name="T13">, </text:span><text:span text:style-name="T14">3</text:span><text:span text:style-name="T13">).foldLeft(</text:span><text:span text:style-name="T14">0</text:span><text:span text:style-name="T13">)(_ + _)</text:span></text:p>
            <text:p><text:span text:style-name="T12">Seq</text:span><text:span text:style-name="T13">(</text:span><text:span text:style-name="T14">1</text:span><text:span text:style-name="T13">, </text:span><text:span text:style-name="T14">2</text:span><text:span text:style-name="T13">, </text:span><text:span text:style-name="T14">3</text:span><text:span text:style-name="T13">).foldLeft(</text:span><text:span text:style-name="T14">0</text:span><text:span text:style-name="T13">) { _ + _ }</text:span></text:p>
            <text:p><text:span text:style-name="T13"/></text:p>
            <text:p><text:span text:style-name="T13"/></text:p>
            <text:p text:style-name="P7"><text:span text:style-name="T12">Seq</text:span><text:span text:style-name="T13">(</text:span><text:span text:style-name="T14">1</text:span><text:span text:style-name="T13">, </text:span><text:span text:style-name="T14">2</text:span><text:span text:style-name="T13">, </text:span><text:span text:style-name="T14">3</text:span><text:span text:style-name="T13">).foldLeft(</text:span><text:span text:style-name="T14">0</text:span><text:span text:style-name="T13">) { </text:span><text:span text:style-name="T11">case </text:span><text:span text:style-name="T13">(i, j) =&gt; i + j }</text:span></text:p>
          </draw:text-box>
        </draw:frame>
        <draw:custom-shape draw:style-name="gr78" draw:text-style-name="P5" draw:layer="layout" svg:width="19.973cm" svg:height="4.78cm" svg:x="4.919cm" svg:y="4.064cm">
          <text:p>Co dělá <text:span text:style-name="T3">foldLeft</text:span>: <text:span text:style-name="T3">Seq(a, b, c).foldLeft(zero)(f) == <text:s/>f(f(f(zero, a), b), c)</text:span>.</text:p>
          <text:p/>
          <text:p>Pro odečítání: <text:span text:style-name="T3">Seq(1, 2, 3).foldLeft(0)(_ - _) == ((0 - 1) - 2) - 3</text:span>.</text:p>
          <text:p>Výraz <text:span text:style-name="T3">((0 - 1) - 2) - 3</text:span> je uzávorkovaný doleva.</text:p>
          <text:p/>
          <text:p>Naopak <text:span text:style-name="T3">foldRight</text:span> by výraz uzávorkovalo doprava <text:span text:style-name="T3">1 - (2 - (3 - 0))</text:span>.</text:p>
          <draw:enhanced-geometry svg:viewBox="0 0 21600 21600" draw:type="rectangle" draw:enhanced-path="M 0 0 L 21600 0 21600 21600 0 21600 0 0 Z N"/>
        </draw:custom-shape>
        <draw:custom-shape draw:style-name="gr79" draw:text-style-name="P5" draw:layer="layout" svg:width="8.035cm" svg:height="1.778cm" svg:x="14.682cm" svg:y="15.24cm">
          <text:p>Některé parametry mohou</text:p>
          <text:p>mít typy, jiné nemusí.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4.682cm" svg:y1="15.24cm" svg:x2="12.506cm" svg:y2="14.038cm">
          <text:p/>
        </draw:line>
        <draw:line draw:style-name="gr4" draw:text-style-name="P6" draw:layer="layout" svg:x1="15.448cm" svg:y1="15.24cm" svg:x2="15.448cm" svg:y2="14.112cm">
          <text:p/>
        </draw:lin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Lambda funkce a pattern matching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ze definovat lambdu s více alternativami:</text:p>
              </text:list-item>
            </text:list>
          </draw:text-box>
        </draw:frame>
        <draw:frame draw:name="Shape1" draw:style-name="gr80" draw:text-style-name="P9" draw:layer="layout" svg:width="22.698cm" svg:height="10.02cm" svg:x="1.824cm" svg:y="7.688cm">
          <draw:text-box>
            <text:p><text:span text:style-name="T12">Seq</text:span><text:span text:style-name="T13">(</text:span><text:span text:style-name="T14">5</text:span><text:span text:style-name="T13">, </text:span><text:span text:style-name="T30">"ahoj"</text:span><text:span text:style-name="T13">, </text:span><text:span text:style-name="T12">Map</text:span><text:span text:style-name="T13">(</text:span><text:span text:style-name="T30">"jedna" </text:span><text:span text:style-name="T13">-&gt; </text:span><text:span text:style-name="T14">1</text:span><text:span text:style-name="T13">, </text:span><text:span text:style-name="T30">"dvě" </text:span><text:span text:style-name="T13">-&gt; </text:span><text:span text:style-name="T14">2</text:span><text:span text:style-name="T13">)).map {</text:span></text:p>
            <text:p><text:span text:style-name="T13"/></text:p>
            <text:p><text:span text:style-name="T13"><text:s text:c="2"/></text:span><text:span text:style-name="T11">case </text:span><text:span text:style-name="T13">x: Int =&gt; x</text:span></text:p>
            <text:p><text:span text:style-name="T13"/></text:p>
            <text:p><text:span text:style-name="T13"><text:s text:c="2"/></text:span><text:span text:style-name="T11">case </text:span><text:span text:style-name="T13">s: </text:span><text:span text:style-name="T36">String </text:span><text:span text:style-name="T13">=&gt; s.length</text:span></text:p>
            <text:p><text:span text:style-name="T13"/></text:p>
            <text:p><text:span text:style-name="T13"><text:s text:c="2"/></text:span><text:span text:style-name="T11">case </text:span><text:span text:style-name="T13">m: </text:span><text:span text:style-name="T36">Map</text:span><text:span text:style-name="T13">[_, _] =&gt; m.size</text:span></text:p>
            <text:p><text:span text:style-name="T13"/></text:p>
            <text:p><text:span text:style-name="T13"><text:s text:c="2"/></text:span><text:span text:style-name="T11">case </text:span><text:span text:style-name="T13">_ =&gt; -</text:span><text:span text:style-name="T14">1</text:span></text:p>
            <text:p><text:span text:style-name="T14"/></text:p>
            <text:p text:style-name="P7"><text:span text:style-name="T13">}</text:span></text:p>
          </draw:text-box>
        </draw:frame>
        <draw:custom-shape draw:style-name="gr81" draw:text-style-name="P5" draw:layer="layout" svg:width="9.559cm" svg:height="1.778cm" svg:x="15.725cm" svg:y="11.938cm">
          <text:p>Typové parametry nejde pomocí</text:p>
          <text:p>pattern matchingu testovat.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5.725cm" svg:y1="12.754cm" svg:x2="13.462cm" svg:y2="12.754cm">
          <text:p/>
        </draw:line>
        <draw:custom-shape draw:style-name="gr82" draw:text-style-name="P5" draw:layer="layout" svg:width="13.623cm" svg:height="5.396cm" svg:x="7.451cm" svg:y="14.94cm">
          <text:p>Pro hodnoty jiných typů než <text:span text:style-name="T3">Int</text:span>, <text:span text:style-name="T3">String</text:span> a <text:span text:style-name="T3">Map</text:span></text:p>
          <text:p>(nechceme vyhazovat <text:span text:style-name="T3">MatchError</text:span>).</text:p>
          <text:p/>
          <text:p>Pokud chceme hodnoty jiných typů přeskočit,</text:p>
          <text:p>lze použít funkci <text:span text:style-name="T3">collect</text:span> místo <text:span text:style-name="T3">map</text:span> a odstranit</text:p>
          <text:p>poslední alternativu. Výsledkem bude parciální</text:p>
          <text:p>funkce.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7.451cm" svg:y1="17.093cm" svg:x2="5.842cm" svg:y2="14.732cm">
          <text:p/>
        </draw:line>
        <draw:custom-shape draw:style-name="gr83" draw:text-style-name="P5" draw:layer="layout" svg:width="7.135cm" svg:height="1.778cm" svg:x="19.789cm" svg:y="9.638cm">
          <text:p>Lambda počítá velikost</text:p>
          <text:p>objektů v sekvenci.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2.606cm" svg:y1="9.638cm" svg:x2="21.59cm" svg:y2="8.382cm">
          <text:p/>
        </draw:lin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n-tic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-tice nejsou kolekce.</text:p>
              </text:list-item>
            </text:list>
          </draw:text-box>
        </draw:frame>
        <draw:custom-shape draw:style-name="gr84" draw:text-style-name="P5" draw:layer="layout" svg:width="10.474cm" svg:height="3.556cm" svg:x="16.958cm" svg:y="2.032cm">
          <text:p text:style-name="P4"><text:span text:style-name="T4">Standardně nejde n-ticemi iterovat</text:span></text:p>
          <text:p text:style-name="P4"><text:span text:style-name="T4">nebo je indexovat (jako např. v Pythonu).</text:span></text:p>
          <text:p text:style-name="P4"><text:span text:style-name="T4"/></text:p>
          <text:p text:style-name="P4"><text:span text:style-name="T4">Oboje lze však doimplementovat – viz</text:span></text:p>
          <text:p text:style-name="P4"><text:span text:style-name="T4">například knihovna </text:span><text:span text:style-name="T4"><text:a xlink:href="https://github.com/milessabin/shapeless/wiki/Feature-overview:-shapeless-2.0.0#hlist-style-operations-on-standard-scala-tuples" xlink:type="simple">shapeless</text:a></text:span><text:span text:style-name="T4">.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6.958cm" svg:y1="4.064cm" svg:x2="12.954cm" svg:y2="5.08cm">
          <text:p/>
        </draw:line>
        <draw:custom-shape draw:style-name="gr85" draw:text-style-name="P5" draw:layer="layout" svg:width="5.394cm" svg:height="1.084cm" svg:x="17.934cm" svg:y="6.952cm">
          <text:p text:style-name="P4"><text:span text:style-name="T4">Vytvoření čtveřice.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7.934cm" svg:y1="7.466cm" svg:x2="15.594cm" svg:y2="7.466cm">
          <text:p/>
        </draw:line>
        <draw:custom-shape draw:style-name="gr86" draw:text-style-name="P5" draw:layer="layout" svg:width="13.678cm" svg:height="2.286cm" svg:x="11.722cm" svg:y="8.636cm">
          <text:p text:style-name="P4"><text:span text:style-name="T4">Prvky n-tic lze získat pomocí metod </text:span><text:span text:style-name="T5">_1</text:span><text:span text:style-name="T4">, </text:span><text:span text:style-name="T5">_2</text:span><text:span text:style-name="T4">, </text:span><text:span text:style-name="T5">_3</text:span><text:span text:style-name="T4">, … .</text:span></text:p>
          <text:p text:style-name="P4"><text:span text:style-name="T4"/></text:p>
          <text:p text:style-name="P4"><text:span text:style-name="T4">Obecně: </text:span><text:span text:style-name="T5">n</text:span><text:span text:style-name="T4">-tý prvek lze získat pomocí metody </text:span><text:span text:style-name="T5">_n</text:span><text:span text:style-name="T4">.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1.722cm" svg:y1="9.706cm" svg:x2="9.652cm" svg:y2="9.706cm">
          <text:p/>
        </draw:line>
        <draw:custom-shape draw:style-name="gr87" draw:text-style-name="P5" draw:layer="layout" svg:width="13.678cm" svg:height="2.75cm" svg:x="11.722cm" svg:y="12.136cm">
          <text:p text:style-name="P4"><text:span text:style-name="T4">Dvojice lze vytvářet pomocí metody </text:span><text:span text:style-name="T5">-&gt;</text:span><text:span text:style-name="T4">. Zápis </text:span><text:span text:style-name="T5">1 -&gt; "a"</text:span></text:p>
          <text:p text:style-name="P4"><text:span text:style-name="T4">je totožný se zápisem </text:span><text:span text:style-name="T5">(1, "a")</text:span><text:span text:style-name="T4">.</text:span></text:p>
          <text:p text:style-name="P4"><text:span text:style-name="T4"/></text:p>
          <text:p text:style-name="P4"><text:span text:style-name="T4">Zápis se šipkou je přehlednější uvnitř závorek.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1.722cm" svg:y1="13.462cm" svg:x2="9.652cm" svg:y2="13.462cm">
          <text:p/>
        </draw:line>
        <draw:custom-shape draw:style-name="gr88" draw:text-style-name="P5" draw:layer="layout" svg:width="9.974cm" svg:height="2.401cm" svg:x="15.419cm" svg:y="16.187cm">
          <text:p text:style-name="P4"><text:span text:style-name="T4">n-tice můžeme rozebrat pomocí</text:span></text:p>
          <text:p text:style-name="P4"><text:span text:style-name="T4">pattern matchingu. Pattern matching</text:span></text:p>
          <text:p text:style-name="P4"><text:span text:style-name="T4">lze použít i při deklaraci proměnných.</text:span></text:p>
          <draw:enhanced-geometry svg:viewBox="0 0 21600 21600" draw:type="rectangle" draw:enhanced-path="M 0 0 L 21600 0 21600 21600 0 21600 0 0 Z N"/>
        </draw:custom-shape>
        <draw:frame draw:name="Shape1" draw:style-name="gr89" draw:text-style-name="P9" draw:layer="layout" svg:width="15.748cm" svg:height="13.661cm" svg:x="1.878cm" svg:y="6.988cm">
          <draw:text-box>
            <text:p><text:span text:style-name="T11">val </text:span><text:span text:style-name="T12">quadruple </text:span><text:span text:style-name="T13">= (</text:span><text:span text:style-name="T14">1</text:span><text:span text:style-name="T13">, </text:span><text:span text:style-name="T30">"a"</text:span><text:span text:style-name="T13">, </text:span><text:span text:style-name="T11">true</text:span><text:span text:style-name="T13">, </text:span><text:span text:style-name="T14">77L</text:span><text:span text:style-name="T13">)</text:span></text:p>
            <text:p><text:span text:style-name="T13"/></text:p>
            <text:p><text:span text:style-name="T13"/></text:p>
            <text:p><text:span text:style-name="T12">quadruple</text:span><text:span text:style-name="T13">._2 == </text:span><text:span text:style-name="T30">"a"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>val </text:span><text:span text:style-name="T12">pair </text:span><text:span text:style-name="T13">= </text:span><text:span text:style-name="T14">1 </text:span><text:span text:style-name="T13">-&gt; </text:span><text:span text:style-name="T30">"a"</text:span></text:p>
            <text:p><text:span text:style-name="T11"/></text:p>
            <text:p><text:span text:style-name="T11"/></text:p>
            <text:p><text:span text:style-name="T11"/></text:p>
            <text:p><text:span text:style-name="T11">val </text:span><text:span text:style-name="T13">(</text:span><text:span text:style-name="T12">x</text:span><text:span text:style-name="T13">, _, _, </text:span><text:span text:style-name="T12">y</text:span><text:span text:style-name="T13">) = </text:span><text:span text:style-name="T12">quadruple</text:span></text:p>
            <text:p><text:span text:style-name="T12"/></text:p>
            <text:p><text:span text:style-name="T12"/></text:p>
            <text:p><text:span text:style-name="T12">quadruple </text:span><text:span text:style-name="T11">match </text:span><text:span text:style-name="T13">{</text:span></text:p>
            <text:p><text:span text:style-name="T13"><text:s text:c="2"/></text:span><text:span text:style-name="T11">case </text:span><text:span text:style-name="T13">(x, _, _, y) =&gt; </text:span><text:span text:style-name="T15">/* ... */</text:span></text:p>
            <text:p text:style-name="P7"><text:span text:style-name="T13">}</text:span></text:p>
          </draw:text-box>
        </draw:frame>
        <draw:line draw:style-name="gr4" draw:text-style-name="P6" draw:layer="layout" svg:x1="15.419cm" svg:y1="17.093cm" svg:x2="12.954cm" svg:y2="16.51cm">
          <text:p/>
        </draw:line>
        <draw:line draw:style-name="gr4" draw:text-style-name="P6" draw:layer="layout" svg:x1="15.419cm" svg:y1="17.78cm" svg:x2="9.398cm" svg:y2="18.796cm">
          <text:p/>
        </draw:lin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Kolekc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ala má bohatou knihovnu kolecí.</text:p>
                <text:list>
                  <text:list-item>
                    <text:p>Více viz <text:a xlink:href="http://docs.scala-lang.org/overviews/collections/overview" xlink:type="simple">dokumentace</text:a>.</text:p>
                  </text:list-item>
                </text:list>
              </text:list-item>
              <text:list-item>
                <text:p>Některé kolekce mají strukturální rovnost:</text:p>
              </text:list-item>
            </text:list>
          </draw:text-box>
        </draw:frame>
        <draw:frame draw:name="Shape1" draw:style-name="gr90" draw:text-style-name="P14" draw:layer="layout" svg:width="22.392cm" svg:height="7.836cm" svg:x="1.878cm" svg:y="10.852cm">
          <draw:text-box>
            <text:p><text:span text:style-name="T12">List</text:span><text:span text:style-name="T13">(</text:span><text:span text:style-name="T30">"a"</text:span><text:span text:style-name="T13">, </text:span><text:span text:style-name="T30">"b"</text:span><text:span text:style-name="T13">, </text:span><text:span text:style-name="T30">"c"</text:span><text:span text:style-name="T13">) == </text:span><text:span text:style-name="T12">List</text:span><text:span text:style-name="T13">(</text:span><text:span text:style-name="T30">"a"</text:span><text:span text:style-name="T13">, </text:span><text:span text:style-name="T30">"b"</text:span><text:span text:style-name="T13">, </text:span><text:span text:style-name="T11">new </text:span><text:span text:style-name="T13">String(</text:span><text:span text:style-name="T30">"c"</text:span><text:span text:style-name="T13">))</text:span></text:p>
            <text:p><text:span text:style-name="T13"/></text:p>
            <text:p text:style-name="P7"><text:span text:style-name="T12">Map</text:span><text:span text:style-name="T13">(</text:span><text:span text:style-name="T14">1 </text:span><text:span text:style-name="T13">-&gt; </text:span><text:span text:style-name="T30">"x"</text:span><text:span text:style-name="T13">, </text:span><text:span text:style-name="T14">2 </text:span><text:span text:style-name="T13">-&gt; </text:span><text:span text:style-name="T30">"y"</text:span><text:span text:style-name="T13">) == </text:span><text:span text:style-name="T12">Map</text:span><text:span text:style-name="T13">(</text:span><text:span text:style-name="T14">2 </text:span><text:span text:style-name="T13">-&gt; </text:span><text:span text:style-name="T30">"y"</text:span><text:span text:style-name="T13">, </text:span><text:span text:style-name="T14">1 </text:span><text:span text:style-name="T13">-&gt; </text:span><text:span text:style-name="T30">"x"</text:span><text:span text:style-name="T13">)</text:span></text:p>
          </draw:text-box>
        </draw:frame>
        <draw:custom-shape draw:style-name="gr91" draw:text-style-name="P5" draw:layer="layout" svg:width="5.476cm" svg:height="1.27cm" svg:x="22.098cm" svg:y="14.732cm">
          <text:p text:style-name="P4"><text:span text:style-name="T4">Obě rovnosti platí.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23.114cm" svg:y1="14.732cm" svg:x2="21.336cm" svg:y2="12.954cm">
          <text:p/>
        </draw:line>
        <draw:line draw:style-name="gr4" draw:text-style-name="P6" draw:layer="layout" svg:x1="25.146cm" svg:y1="14.732cm" svg:x2="22.606cm" svg:y2="11.938cm">
          <text:p/>
        </draw:lin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Nejčastěji používané kolekc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kvence (zachovávají pořadí):</text:p>
                <text:list>
                  <text:list-item>
                    <text:p>Neměnné: <text:span text:style-name="T3">Seq</text:span>, <text:span text:style-name="T3">Vector</text:span>, <text:span text:style-name="T3">List</text:span>, <text:span text:style-name="T3">Queue</text:span></text:p>
                  </text:list-item>
                  <text:list-item>
                    <text:p>Měnitelné: <text:span text:style-name="T3">Seq</text:span>, <text:span text:style-name="T3">Array</text:span>, <text:span text:style-name="T3">ArrayBuffer</text:span>, <text:span text:style-name="T3">ListBuffer</text:span>, <text:span text:style-name="T3">Queue</text:span>, <text:span text:style-name="T3">Stack</text:span></text:p>
                  </text:list-item>
                </text:list>
              </text:list-item>
              <text:list-item>
                <text:p>Množiny:</text:p>
                <text:list>
                  <text:list-item>
                    <text:p>Neměnné i měnitelné: <text:span text:style-name="T3">Set</text:span>, <text:span text:style-name="T3">SortedSet</text:span></text:p>
                  </text:list-item>
                </text:list>
              </text:list-item>
              <text:list-item>
                <text:p>Mapy:</text:p>
                <text:list>
                  <text:list-item>
                    <text:p>Neměnné i měnitelné: <text:span text:style-name="T3">Map</text:span>, <text:span text:style-name="T3">SortedMap</text:span></text:p>
                  </text:list-item>
                </text:list>
              </text:list-item>
            </text:list>
          </draw:text-box>
        </draw:frame>
        <draw:custom-shape draw:style-name="gr92" draw:text-style-name="P5" draw:layer="layout" svg:width="15.748cm" svg:height="2.032cm" svg:x="11.288cm" svg:y="18.034cm">
          <text:p text:style-name="P4"><text:span text:style-name="T4">Neměnné kolekce jsou v balíčku </text:span><text:span text:style-name="T5">scala.collection.immutable</text:span><text:span text:style-name="T4">.</text:span></text:p>
          <text:p text:style-name="P4"><text:span text:style-name="T4">Měnitelné kolekce jsou v balíčku </text:span><text:span text:style-name="T5">scala.collection.mutable</text:span><text:span text:style-name="T4">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eq</text:span></text:p>
          </draw:text-box>
        </draw:frame>
        <draw:frame draw:name="Shape1" draw:style-name="gr93" draw:text-style-name="P9" draw:layer="layout" svg:width="17.947cm" svg:height="14.406cm" svg:x="1.865cm" svg:y="5.569cm">
          <draw:text-box>
            <text:p><text:span text:style-name="T11">val </text:span><text:span text:style-name="T12">xs </text:span><text:span text:style-name="T13">= </text:span><text:span text:style-name="T12">Seq</text:span><text:span text:style-name="T13">(</text:span><text:span text:style-name="T14">1</text:span><text:span text:style-name="T13">, </text:span><text:span text:style-name="T14">2</text:span><text:span text:style-name="T13">, </text:span><text:span text:style-name="T14">3</text:span><text:span text:style-name="T13">, </text:span><text:span text:style-name="T14">4</text:span><text:span text:style-name="T13">)</text:span></text:p>
            <text:p><text:span text:style-name="T12"/></text:p>
            <text:p><text:span text:style-name="T12">xs</text:span><text:span text:style-name="T13">(</text:span><text:span text:style-name="T14">1</text:span><text:span text:style-name="T13">)</text:span></text:p>
            <text:p><text:span text:style-name="T12"/></text:p>
            <text:p><text:span text:style-name="T12"/></text:p>
            <text:p><text:span text:style-name="T12">xs </text:span><text:span text:style-name="T13">:+ </text:span><text:span text:style-name="T14">5</text:span></text:p>
            <text:p><text:span text:style-name="T14"/></text:p>
            <text:p><text:span text:style-name="T14"/></text:p>
            <text:p><text:span text:style-name="T14">0 </text:span><text:span text:style-name="T13">+: </text:span><text:span text:style-name="T12">xs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xs </text:span><text:span text:style-name="T13">++ </text:span><text:span text:style-name="T12">Seq</text:span><text:span text:style-name="T13">(</text:span><text:span text:style-name="T14">5</text:span><text:span text:style-name="T13">, </text:span><text:span text:style-name="T14">6</text:span><text:span text:style-name="T13">)</text:span></text:p>
            <text:p><text:span text:style-name="T13"/></text:p>
            <text:p><text:span text:style-name="T13"/></text:p>
            <text:p text:style-name="P7"><text:span text:style-name="T12">xs </text:span><text:span text:style-name="T13">+ </text:span><text:span text:style-name="T30">"!"</text:span></text:p>
          </draw:text-box>
        </draw:frame>
        <draw:custom-shape draw:style-name="gr94" draw:text-style-name="P5" draw:layer="layout" svg:width="7.366cm" svg:height="1.778cm" svg:x="2.794cm" svg:y="2.54cm">
          <text:p text:style-name="P4"><text:span text:style-name="T4">Vytvoří neměnnou sekvenci</text:span></text:p>
          <text:p text:style-name="P4"><text:span text:style-name="T4">s prvky </text:span><text:span text:style-name="T5">1</text:span><text:span text:style-name="T4">, </text:span><text:span text:style-name="T5">2</text:span><text:span text:style-name="T4">, </text:span><text:span text:style-name="T5">3</text:span><text:span text:style-name="T4">, </text:span><text:span text:style-name="T5">4</text:span><text:span text:style-name="T4">.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6.096cm" svg:y1="4.343cm" svg:x2="6.096cm" svg:y2="5.569cm">
          <text:p/>
        </draw:line>
        <draw:custom-shape draw:style-name="gr95" draw:text-style-name="P5" draw:layer="layout" svg:width="15.386cm" svg:height="1.07cm" svg:x="6.458cm" svg:y="7.11cm">
          <text:p text:style-name="P4"><text:span text:style-name="T4">Indexování. Indexovatelné kolekce se chovají jako funkc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6.458cm" svg:y1="7.628cm" svg:x2="4.426cm" svg:y2="7.628cm">
          <text:p/>
        </draw:line>
        <draw:custom-shape draw:style-name="gr96" draw:text-style-name="P5" draw:layer="layout" svg:width="15.386cm" svg:height="1.674cm" svg:x="6.458cm" svg:y="8.71cm">
          <text:p text:style-name="P4"><text:span text:style-name="T4">Operátor </text:span><text:span text:style-name="T5">:+</text:span><text:span text:style-name="T4"> slouží pro přidávání na konec sekvencí.</text:span></text:p>
          <text:p text:style-name="P4"><text:span text:style-name="T5">:+</text:span><text:span text:style-name="T4"> vrátí novou kolekci, původní kolekce zůstane beze změn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6.458cm" svg:y1="9.868cm" svg:x2="5.08cm" svg:y2="9.868cm">
          <text:p/>
        </draw:line>
        <draw:custom-shape draw:style-name="gr97" draw:text-style-name="P5" draw:layer="layout" svg:width="20.466cm" svg:height="4.838cm" svg:x="6.458cm" svg:y="10.91cm">
          <text:p text:style-name="P4"><text:span text:style-name="T4">Operátor </text:span><text:span text:style-name="T5">+:</text:span><text:span text:style-name="T4"> slouží pro přidávání na začátek kolekce. Volání </text:span><text:span text:style-name="T5">0 +: xs</text:span><text:span text:style-name="T4"> se chová</text:span></text:p>
          <text:p text:style-name="P4"><text:span text:style-name="T4">jako </text:span><text:span text:style-name="T5">xs.+:(0)</text:span><text:span text:style-name="T4">. </text:span><text:span text:style-name="T5">+:</text:span><text:span text:style-name="T4"> rovněž vrací novou kolekci a původní kolekci nemění.</text:span></text:p>
          <text:p text:style-name="P4"><text:span text:style-name="T4"/></text:p>
          <text:p text:style-name="P4"><text:span text:style-name="T4">Pokud název metody končí dvojtečkou a metoda je volána bez tečky, pak je</text:span></text:p>
          <text:p text:style-name="P4"><text:span text:style-name="T4">volána na svém druhém argumentu. Například </text:span><text:span text:style-name="T5">a ::: b</text:span><text:span text:style-name="T4"> je totéž jako </text:span><text:span text:style-name="T5">b.:::(a)</text:span><text:span text:style-name="T4">.</text:span></text:p>
          <text:p text:style-name="P4"><text:span text:style-name="T4">Operátory končící dvojtečkou jsou asociativní zprava doleva. Například zápis</text:span></text:p>
          <text:p text:style-name="P4"><text:span text:style-name="T5">a ::: b ::: c ::: d</text:span><text:span text:style-name="T4"> je ekvivalentní se zápisem </text:span><text:span text:style-name="T5">a ::: (b ::: (c ::: d))</text:span><text:span text:style-name="T4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5" draw:layer="layout" svg:width="17.018cm" svg:height="1.732cm" svg:x="9.906cm" svg:y="16.41cm">
          <text:p text:style-name="P4"><text:span text:style-name="T4">Zřetězení dvou kolekcí. Původní kolekce zůstanou nezměněny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9.906cm" svg:y1="17.272cm" svg:x2="8.128cm" svg:y2="17.272cm">
          <text:p/>
        </draw:line>
        <draw:custom-shape draw:style-name="gr99" draw:text-style-name="P5" draw:layer="layout" svg:width="15.386cm" svg:height="1.678cm" svg:x="6.458cm" svg:y="18.642cm">
          <text:p text:style-name="P4"><text:span text:style-name="T4">Převede kolekci na řetězec a na jeho konec přidá vykřičník.</text:span></text:p>
          <text:p text:style-name="P4"><text:span text:style-name="T4">Vrací řetězec: </text:span><text:span text:style-name="T5">List(1, 2, 3, 4)!</text:span><text:span text:style-name="T4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6.458cm" svg:y1="19.458cm" svg:x2="5.334cm" svg:y2="19.458cm">
          <text:p/>
        </draw:line>
        <draw:custom-shape draw:style-name="gr100" draw:text-style-name="P5" draw:layer="layout" svg:width="9.581cm" svg:height="3.048cm" svg:x="17.518cm" svg:y="0.74cm">
          <text:list text:style-name="L1">
            <text:list-item>
              <text:p text:style-name="P4"><text:span text:style-name="T4">Neměnná sekvence </text:span><text:span text:style-name="T5">Seq</text:span><text:span text:style-name="T4"><text:line-break/></text:span><text:span text:style-name="T4">je implementována jako </text:span><text:span text:style-name="T5">List</text:span><text:span text:style-name="T4">.</text:span></text:p>
            </text:list-item>
            <text:list-item>
              <text:p text:style-name="P4"><text:span text:style-name="T4">Měnitelná sekvence </text:span><text:span text:style-name="T5">Seq</text:span><text:span text:style-name="T4"> je</text:span><text:span text:style-name="T4"><text:line-break/></text:span><text:span text:style-name="T4">implementována jako </text:span><text:span text:style-name="T5">ArrayBuffer</text:span><text:span text:style-name="T4">.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4" draw:text-style-name="P6" draw:layer="layout" svg:x1="6.458cm" svg:y1="12.038cm" svg:x2="5.08cm" svg:y2="12.038cm">
          <text:p/>
        </draw:lin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ekvence – pattern matching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dea představená na regulárních výrazech funguje i se sekvencemi <text:span text:style-name="T3">Seq</text:span>, <text:span text:style-name="T3">List</text:span>, <text:span text:style-name="T3">Queue</text:span>, <text:span text:style-name="T3">Array</text:span> a dalšími:</text:p>
              </text:list-item>
            </text:list>
          </draw:text-box>
        </draw:frame>
        <draw:custom-shape draw:style-name="gr101" draw:text-style-name="P5" draw:layer="layout" svg:width="16.002cm" svg:height="1.778cm" svg:x="4.826cm" svg:y="16.51cm">
          <text:p text:style-name="P4"><text:span text:style-name="T4">Vzor </text:span><text:span text:style-name="T5">_*</text:span><text:span text:style-name="T4"> odpovídá 0 nebo více prvkům. Poslední alternativa</text:span></text:p>
          <text:p text:style-name="P4"><text:span text:style-name="T4">tedy odpovídá sekvencím se dvěma a více prvky.</text:span></text:p>
          <draw:enhanced-geometry svg:viewBox="0 0 21600 21600" draw:type="rectangle" draw:enhanced-path="M 0 0 L 21600 0 21600 21600 0 21600 0 0 Z N"/>
        </draw:custom-shape>
        <draw:frame draw:name="Shape1" draw:style-name="gr102" draw:text-style-name="P9" draw:layer="layout" svg:width="25.678cm" svg:height="9.972cm" svg:x="1.654cm" svg:y="10.398cm">
          <draw:text-box>
            <text:p><text:span text:style-name="T12">Seq</text:span><text:span text:style-name="T13">(</text:span><text:span text:style-name="T14">1</text:span><text:span text:style-name="T13">, </text:span><text:span text:style-name="T14">2</text:span><text:span text:style-name="T13">, </text:span><text:span text:style-name="T14">3</text:span><text:span text:style-name="T13">, </text:span><text:span text:style-name="T14">4</text:span><text:span text:style-name="T13">) </text:span><text:span text:style-name="T11">match </text:span><text:span text:style-name="T13">{</text:span></text:p>
            <text:p><text:span text:style-name="T13"><text:s text:c="2"/></text:span><text:span text:style-name="T11">case </text:span><text:span text:style-name="T13">Seq() =&gt; </text:span><text:span text:style-name="T30">"prázdná sekvence"</text:span></text:p>
            <text:p><text:span text:style-name="T34"><text:s text:c="2"/></text:span><text:span text:style-name="T11">case </text:span><text:span text:style-name="T13">Seq(x) =&gt; </text:span><text:span text:style-name="T30">s"jediný: </text:span><text:span text:style-name="T33">$</text:span><text:span text:style-name="T13">x</text:span><text:span text:style-name="T30">"</text:span></text:p>
            <text:p><text:span text:style-name="T34"><text:s text:c="2"/></text:span><text:span text:style-name="T11">case </text:span><text:span text:style-name="T13">Seq(x, x2, xs @ _*) =&gt; </text:span><text:span text:style-name="T30">s"první: </text:span><text:span text:style-name="T33">$</text:span><text:span text:style-name="T13">x</text:span><text:span text:style-name="T30">; druhý </text:span><text:span text:style-name="T33">$</text:span><text:span text:style-name="T13">x2</text:span><text:span text:style-name="T30">, zbylé </text:span><text:span text:style-name="T33">$</text:span><text:span text:style-name="T13">xs</text:span><text:span text:style-name="T30">"</text:span></text:p>
            <text:p text:style-name="P7"><text:span text:style-name="T13">}</text:span></text:p>
          </draw:text-box>
        </draw:frame>
        <draw:line draw:style-name="gr4" draw:text-style-name="P6" draw:layer="layout" svg:x1="10.922cm" svg:y1="16.51cm" svg:x2="10.922cm" svg:y2="13.716cm">
          <text:p/>
        </draw:lin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List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ednosměrný spojový seznam (neměnný).</text:p>
              </text:list-item>
            </text:list>
          </draw:text-box>
        </draw:frame>
        <draw:frame draw:name="Shape1" draw:style-name="gr58" draw:text-style-name="P9" draw:layer="layout" svg:width="17.945cm" svg:height="9.936cm" svg:x="1.216cm" svg:y="8.119cm">
          <draw:text-box>
            <text:p><text:span text:style-name="T12">List</text:span><text:span text:style-name="T13">(</text:span><text:span text:style-name="T30">'A</text:span><text:span text:style-name="T13">, </text:span><text:span text:style-name="T30">'B</text:span><text:span text:style-name="T13">, </text:span><text:span text:style-name="T30">'C</text:span><text:span text:style-name="T13">, </text:span><text:span text:style-name="T30">'D</text:span><text:span text:style-name="T13">)</text:span></text:p>
            <text:p><text:span text:style-name="T30"/></text:p>
            <text:p><text:span text:style-name="T30">'A </text:span><text:span text:style-name="T13">:: </text:span><text:span text:style-name="T30">'B </text:span><text:span text:style-name="T13">:: </text:span><text:span text:style-name="T30">'C </text:span><text:span text:style-name="T13">:: </text:span><text:span text:style-name="T30">'D </text:span><text:span text:style-name="T13">:: </text:span><text:span text:style-name="T12">Nil</text:span></text:p>
            <text:p><text:span text:style-name="T30"/></text:p>
            <text:p><text:span text:style-name="T30">'A </text:span><text:span text:style-name="T13">:: </text:span><text:span text:style-name="T30">'B </text:span><text:span text:style-name="T13">:: </text:span><text:span text:style-name="T30">'C </text:span><text:span text:style-name="T13">:: </text:span><text:span text:style-name="T12">List</text:span><text:span text:style-name="T13">(</text:span><text:span text:style-name="T30">'D</text:span><text:span text:style-name="T13">)</text:span></text:p>
            <text:p><text:span text:style-name="T30"/></text:p>
            <text:p><text:span text:style-name="T30">'A </text:span><text:span text:style-name="T13">:: </text:span><text:span text:style-name="T30">'B </text:span><text:span text:style-name="T13">:: </text:span><text:span text:style-name="T12">List</text:span><text:span text:style-name="T13">(</text:span><text:span text:style-name="T30">'C</text:span><text:span text:style-name="T13">, </text:span><text:span text:style-name="T30">'D</text:span><text:span text:style-name="T13">)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 text:style-name="P7"><text:span text:style-name="T12">List</text:span><text:span text:style-name="T13">(</text:span><text:span text:style-name="T14">1</text:span><text:span text:style-name="T13">, </text:span><text:span text:style-name="T14">2</text:span><text:span text:style-name="T13">) ::: </text:span><text:span text:style-name="T12">List</text:span><text:span text:style-name="T13">(</text:span><text:span text:style-name="T14">3</text:span><text:span text:style-name="T13">, </text:span><text:span text:style-name="T14">4</text:span><text:span text:style-name="T13">) ::: </text:span><text:span text:style-name="T12">List</text:span><text:span text:style-name="T13">(</text:span><text:span text:style-name="T14">5</text:span><text:span text:style-name="T13">, </text:span><text:span text:style-name="T14">6</text:span><text:span text:style-name="T13">)</text:span></text:p>
          </draw:text-box>
        </draw:frame>
        <draw:custom-shape draw:style-name="gr103" draw:text-style-name="P5" draw:layer="layout" svg:width="12.816cm" svg:height="8.374cm" svg:x="14.683cm" svg:y="6.812cm">
          <text:p text:style-name="P4"><text:span text:style-name="T4">Různé způsoby konstrukce spojového seznamu.</text:span></text:p>
          <text:p text:style-name="P4"><text:span text:style-name="T4"/></text:p>
          <text:p text:style-name="P4"><text:span text:style-name="T5">::</text:span><text:span text:style-name="T4"> přidá prvek na začátek spojového seznamu.</text:span></text:p>
          <text:p text:style-name="P4"><text:span text:style-name="T4">Volání </text:span><text:span text:style-name="T5">x :: xs</text:span><text:span text:style-name="T4"> zkonstruuje nový spojový seznam</text:span></text:p>
          <text:p text:style-name="P4"><text:span text:style-name="T4">přidáním prvku </text:span><text:span text:style-name="T5">x</text:span><text:span text:style-name="T4"> na začátek seznamu </text:span><text:span text:style-name="T5">xs</text:span><text:span text:style-name="T4">.</text:span></text:p>
          <text:p text:style-name="P4"><text:span text:style-name="T4">Toto volání nijak nemění seznam </text:span><text:span text:style-name="T5">xs</text:span><text:span text:style-name="T4">,</text:span></text:p>
          <text:p text:style-name="P4"><text:span text:style-name="T4">se seznamem </text:span><text:span text:style-name="T5">xs</text:span><text:span text:style-name="T4"> lze dále pracovat.</text:span></text:p>
          <text:p text:style-name="P4"><text:span text:style-name="T4"/></text:p>
          <text:p text:style-name="P4"><text:span text:style-name="T5">Nil</text:span><text:span text:style-name="T4"> je prázný spojový seznam. Též lze psát </text:span><text:span text:style-name="T5">List()</text:span><text:span text:style-name="T4">.</text:span></text:p>
          <text:p text:style-name="P4"><text:span text:style-name="T4"/></text:p>
          <text:p text:style-name="P4"><text:span text:style-name="T4">U spojových seznamů </text:span><text:span text:style-name="T5">+:</text:span><text:span text:style-name="T4"> volá </text:span><text:span text:style-name="T5">::</text:span></text:p>
          <text:p text:style-name="P4"><text:span text:style-name="T4">(pokud má být výsledkem spojový seznam).</text:span></text:p>
          <draw:enhanced-geometry svg:viewBox="0 0 21600 21600" draw:type="rectangle" draw:enhanced-path="M 0 0 L 21600 0 21600 21600 0 21600 0 0 Z N"/>
        </draw:custom-shape>
        <draw:custom-shape draw:style-name="gr104" draw:text-style-name="P6" draw:layer="layout" svg:width="0.762cm" svg:height="5.951cm" svg:x="11.792cm" svg:y="8.01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4" draw:text-style-name="P6" draw:layer="layout" svg:x1="14.683cm" svg:y1="11.006cm" svg:x2="12.954cm" svg:y2="11.006cm">
          <text:p/>
        </draw:line>
        <draw:custom-shape draw:style-name="gr105" draw:text-style-name="P5" draw:layer="layout" svg:width="16.764cm" svg:height="1.778cm" svg:x="4.218cm" svg:y="18.842cm">
          <text:p text:style-name="P4"><text:span text:style-name="T5">:::</text:span><text:span text:style-name="T4"> zřetězí spojové seznamy. Na rozdíl od </text:span><text:span text:style-name="T5">++</text:span><text:span text:style-name="T4"> je asociativní zprava</text:span></text:p>
          <text:p text:style-name="P4"><text:span text:style-name="T4">doleva (lepší časová složitost při zřetězování více seznamů).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6.196cm" svg:y1="18.842cm" svg:x2="6.196cm" svg:y2="18.055cm">
          <text:p/>
        </draw:lin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List – časová složitost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řidání na konec seznamu <text:span text:style-name="T3">xs</text:span> pomocí <text:span text:style-name="T3">:+</text:span> vykoná <text:span text:style-name="T37">O(</text:span><text:span text:style-name="T3">xs.length</text:span><text:span text:style-name="T37">)</text:span> kroků.</text:p>
              </text:list-item>
              <text:list-item>
                <text:p>Indexování: Nalezení <text:span text:style-name="T3">i</text:span>-tého prvku v seznamu vykoná <text:span text:style-name="T37">O(</text:span><text:span text:style-name="T3">i</text:span><text:span text:style-name="T37">)</text:span> kroků. </text:p>
              </text:list-item>
              <text:list-item>
                <text:p>Zřetězení dvou seznamů <text:span text:style-name="T3">xs ::: ys</text:span> vykoná <text:span text:style-name="T37">O(</text:span><text:span text:style-name="T3">xs.length</text:span><text:span text:style-name="T37">)</text:span> kroků.</text:p>
                <text:list>
                  <text:list-item>
                    <text:p>Na začátek <text:span text:style-name="T3">ys</text:span> se postupně pomocí <text:span text:style-name="T3">::</text:span> přidá poslední prvek <text:span text:style-name="T3">xs</text:span>, předposlední prvek <text:span text:style-name="T3">xs</text:span>, …, první prvek <text:span text:style-name="T3">xs</text:span>.</text:p>
                  </text:list-item>
                </text:list>
              </text:list-item>
            </text:list>
          </draw:text-box>
        </draw:frame>
        <draw:custom-shape draw:style-name="gr106" draw:text-style-name="P5" draw:layer="layout" svg:width="22.606cm" svg:height="4.357cm" svg:x="1.016cm" svg:y="16.356cm">
          <text:p text:style-name="P4"><text:span text:style-name="T4">Při zřetězování více seznamů je lepší uzávorkování doprava než uzávorkování doleva.</text:span></text:p>
          <text:p text:style-name="P4"><text:span text:style-name="T4"/></text:p>
          <text:p text:style-name="P4"><text:span text:style-name="T4">Například pro seznamy </text:span><text:span text:style-name="T5">xs</text:span><text:span text:style-name="T4">, </text:span><text:span text:style-name="T5">ys</text:span><text:span text:style-name="T4">, </text:span><text:span text:style-name="T5">zs</text:span><text:span text:style-name="T4"> délek 5, 4, 3 bude třeba na zřetězení </text:span><text:span text:style-name="T5">(xs ::: ys) ::: zs</text:span></text:p>
          <text:p text:style-name="P4"><text:span text:style-name="T4">cca 14 kroků: Na zřetězení </text:span><text:span text:style-name="T5">xs</text:span><text:span text:style-name="T4"> a </text:span><text:span text:style-name="T5">ys</text:span><text:span text:style-name="T4"> je třeba cca 5 kroků a dostaneme seznam </text:span><text:span text:style-name="T5">(xs ::: ys)</text:span></text:p>
          <text:p text:style-name="P4"><text:span text:style-name="T4">s 9 prvky. Na zřetězení </text:span><text:span text:style-name="T5">(xs ::: ys) ::: zs</text:span><text:span text:style-name="T4"> bude tedy třeba cca 9 kroků. Dohromady</text:span></text:p>
          <text:p text:style-name="P4"><text:span text:style-name="T4">5 + 9 = 14 kroků. Naopak pro zřetězení </text:span><text:span text:style-name="T5">xs ::: (ys ::: zs)</text:span><text:span text:style-name="T4"> bude třeba cca 4 + 5 = 9 kroků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List – pattern matching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ttern matching jde používat i s <text:span text:style-name="T3">::</text:span></text:p>
              </text:list-item>
            </text:list>
          </draw:text-box>
        </draw:frame>
        <draw:frame draw:name="Shape1" draw:style-name="gr107" draw:text-style-name="P9" draw:layer="layout" svg:width="23.701cm" svg:height="8.302cm" svg:x="1.699cm" svg:y="11.894cm">
          <draw:text-box>
            <text:p><text:span text:style-name="T11">def </text:span><text:span text:style-name="T13">append[</text:span><text:span text:style-name="T36">T</text:span><text:span text:style-name="T13">](a: </text:span><text:span text:style-name="T36">List</text:span><text:span text:style-name="T13">[</text:span><text:span text:style-name="T36">T</text:span><text:span text:style-name="T13">], b: </text:span><text:span text:style-name="T36">List</text:span><text:span text:style-name="T13">[</text:span><text:span text:style-name="T36">T</text:span><text:span text:style-name="T13">]): </text:span><text:span text:style-name="T36">List</text:span><text:span text:style-name="T13">[</text:span><text:span text:style-name="T36">T</text:span><text:span text:style-name="T13">] = a </text:span><text:span text:style-name="T11">match </text:span><text:span text:style-name="T13">{</text:span></text:p>
            <text:p><text:span text:style-name="T13"/></text:p>
            <text:p><text:span text:style-name="T13"/></text:p>
            <text:p><text:span text:style-name="T13"/></text:p>
            <text:p><text:span text:style-name="T13"><text:s text:c="2"/></text:span><text:span text:style-name="T11">case </text:span><text:span text:style-name="T12">Nil </text:span><text:span text:style-name="T13">=&gt; b</text:span></text:p>
            <text:p><text:span text:style-name="T13"><text:s text:c="2"/></text:span><text:span text:style-name="T11">case </text:span><text:span text:style-name="T13">x </text:span><text:span text:style-name="T31">:: </text:span><text:span text:style-name="T13">xs =&gt; x :: </text:span><text:span text:style-name="T31">append</text:span><text:span text:style-name="T13">(xs, b)</text:span></text:p>
            <text:p><text:span text:style-name="T13"/></text:p>
            <text:p><text:span text:style-name="T13"/></text:p>
            <text:p><text:span text:style-name="T13"/></text:p>
            <text:p text:style-name="P7"><text:span text:style-name="T13">}</text:span></text:p>
          </draw:text-box>
        </draw:frame>
        <draw:custom-shape draw:style-name="gr108" draw:text-style-name="P5" draw:layer="layout" svg:width="13.128cm" svg:height="3.556cm" svg:x="1.35cm" svg:y="6.942cm">
          <text:p text:style-name="P4"><text:span text:style-name="T4">Zřetězení dvou seznamů. Definice rekurzí podle</text:span></text:p>
          <text:p text:style-name="P4"><text:span text:style-name="T4">prvního seznamu.</text:span></text:p>
          <text:p text:style-name="P4"><text:span text:style-name="T4"/></text:p>
          <text:p text:style-name="P4"><text:span text:style-name="T4">Pokud bude seznam </text:span><text:span text:style-name="T5">a</text:span><text:span text:style-name="T4"> dlouhý, například</text:span></text:p>
          <text:p text:style-name="P4"><text:span text:style-name="T5">List.range(1, 10000)</text:span><text:span text:style-name="T4">, dojde k přetečení zásobníku.</text:span></text:p>
          <draw:enhanced-geometry svg:viewBox="0 0 21600 21600" draw:type="rectangle" draw:enhanced-path="M 0 0 L 21600 0 21600 21600 0 21600 0 0 Z N"/>
        </draw:custom-shape>
        <draw:custom-shape draw:style-name="gr109" draw:text-style-name="P5" draw:layer="layout" svg:width="9.064cm" svg:height="1.27cm" svg:x="6.414cm" svg:y="13.2cm">
          <text:p text:style-name="P4"><text:span text:style-name="T4">Místo </text:span><text:span text:style-name="T5">Nil</text:span><text:span text:style-name="T4"> by šlo použít vzor </text:span><text:span text:style-name="T5">List()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109" draw:text-style-name="P5" draw:layer="layout" svg:width="9.064cm" svg:height="1.27cm" svg:x="6.414cm" svg:y="17.5cm">
          <text:p text:style-name="P4"><text:span text:style-name="T4">Šlo by použít vzor </text:span><text:span text:style-name="T5">List(x, xs @ _*)</text:span><text:span text:style-name="T4">.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6.414cm" svg:y1="13.716cm" svg:x2="5.08cm" svg:y2="14.732cm">
          <text:p/>
        </draw:line>
        <draw:line draw:style-name="gr4" draw:text-style-name="P6" draw:layer="layout" svg:x1="6.414cm" svg:y1="18.288cm" svg:x2="5.588cm" svg:y2="16.764cm">
          <text:p/>
        </draw:line>
        <draw:line draw:style-name="gr4" draw:text-style-name="P6" draw:layer="layout" svg:x1="4.572cm" svg:y1="10.498cm" svg:x2="4.572cm" svg:y2="11.938cm">
          <text:p/>
        </draw:lin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ector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měnná pole.</text:p>
              </text:list-item>
              <text:list-item>
                <text:p>Zřetězení pomocí <text:span text:style-name="T3">++</text:span> má konstantní časovou složitost.</text:p>
              </text:list-item>
              <text:list-item>
                <text:p>Indexování má rovněž konstantní časovou složito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rrayBuffer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ko seznam z Pythonu nebo <text:span text:style-name="T3">ArrayList</text:span> z Javy.</text:p>
                <text:list>
                  <text:list-item>
                    <text:p>Lze tam přidávat a odebírat prvky.</text:p>
                  </text:list-item>
                </text:list>
              </text:list-item>
              <text:list-item>
                <text:p>Oproti neměnným kolekcím jsou k dispozici: <text:span text:style-name="T3">+=</text:span>,<text:span text:style-name="T3">++=</text:span>, <text:span text:style-name="T3">-=</text:span>, <text:span text:style-name="T3">--=</text:span>.</text:p>
                <text:list>
                  <text:list-item>
                    <text:p><text:span text:style-name="T3">:+</text:span>, <text:span text:style-name="T3">+:</text:span>, <text:span text:style-name="T3">++</text:span>, <text:span text:style-name="T3">-</text:span>, <text:span text:style-name="T3">--</text:span> stále nemění kolekc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ListBuffer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ko <text:span text:style-name="T3">StringBuffer</text:span> z Javy, ale pro <text:span text:style-name="T3">List</text:span>.</text:p>
                <text:list>
                  <text:list-item>
                    <text:p>Umožňuje rychle konstruovat <text:span text:style-name="T3">List</text:span> přidáváním prvků na konec.</text:p>
                  </text:list-item>
                </text:list>
              </text:list-item>
            </text:list>
          </draw:text-box>
        </draw:frame>
        <draw:frame draw:name="Shape1" draw:style-name="gr110" draw:text-style-name="P13" draw:layer="layout" svg:width="19.074cm" svg:height="9.572cm" svg:x="1.851cm" svg:y="9.641cm">
          <draw:text-box>
            <text:p><text:span text:style-name="T11">val </text:span><text:span text:style-name="T12">b </text:span><text:span text:style-name="T13">= ListBuffer[Int]()</text:span></text:p>
            <text:p><text:span text:style-name="T12"/></text:p>
            <text:p><text:span text:style-name="T12">b </text:span><text:span text:style-name="T13">+= </text:span><text:span text:style-name="T14">1</text:span></text:p>
            <text:p><text:span text:style-name="T12">b </text:span><text:span text:style-name="T13">+= </text:span><text:span text:style-name="T14">2</text:span></text:p>
            <text:p><text:span text:style-name="T12">b </text:span><text:span text:style-name="T13">++= </text:span><text:span text:style-name="T12">Set</text:span><text:span text:style-name="T13">(</text:span><text:span text:style-name="T14">3</text:span><text:span text:style-name="T13">, </text:span><text:span text:style-name="T14">18</text:span><text:span text:style-name="T13">) &amp; </text:span><text:span text:style-name="T12">Set</text:span><text:span text:style-name="T13">(</text:span><text:span text:style-name="T14">3</text:span><text:span text:style-name="T13">)</text:span></text:p>
            <text:p><text:span text:style-name="T11">val </text:span><text:span text:style-name="T12">x </text:span><text:span text:style-name="T13">= </text:span><text:span text:style-name="T12">b</text:span><text:span text:style-name="T13">.toList </text:span><text:span text:style-name="T15">// List(1, 2, 3)</text:span></text:p>
            <text:p><text:span text:style-name="T12"/></text:p>
            <text:p><text:span text:style-name="T12">b </text:span><text:span text:style-name="T13">+= </text:span><text:span text:style-name="T14">4</text:span></text:p>
            <text:p text:style-name="P7"><text:span text:style-name="T11">val </text:span><text:span text:style-name="T12">y </text:span><text:span text:style-name="T13">= </text:span><text:span text:style-name="T12">b</text:span><text:span text:style-name="T13">.toList </text:span><text:span text:style-name="T15">// List(1, 2, 3, 4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ap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ko <text:span text:style-name="T3">Map</text:span> z Javy nebo slovník z Pythonu.</text:p>
              </text:list-item>
            </text:list>
          </draw:text-box>
        </draw:frame>
        <draw:frame draw:name="Shape1" draw:style-name="gr111" draw:text-style-name="P13" draw:layer="layout" svg:width="23.093cm" svg:height="8.986cm" svg:x="1.839cm" svg:y="7.852cm">
          <draw:text-box>
            <text:p><text:span text:style-name="T11">val </text:span><text:span text:style-name="T12">age </text:span><text:span text:style-name="T13">= </text:span><text:span text:style-name="T12">Map</text:span><text:span text:style-name="T13">(</text:span><text:span text:style-name="T30">"Zdeněk" </text:span><text:span text:style-name="T13">-&gt; </text:span><text:span text:style-name="T14">20</text:span><text:span text:style-name="T13">, </text:span><text:span text:style-name="T30">"Radek" </text:span><text:span text:style-name="T13">-&gt; </text:span><text:span text:style-name="T14">6</text:span><text:span text:style-name="T13">, </text:span><text:span text:style-name="T30">"Pavel" </text:span><text:span text:style-name="T13">-&gt; </text:span><text:span text:style-name="T14">15</text:span><text:span text:style-name="T13">)</text:span></text:p>
            <text:p><text:span text:style-name="T12"/></text:p>
            <text:p><text:span text:style-name="T12"/></text:p>
            <text:p><text:span text:style-name="T12">age</text:span><text:span text:style-name="T13">(</text:span><text:span text:style-name="T30">"Radek"</text:span><text:span text:style-name="T13">) </text:span><text:span text:style-name="T15">// 6</text:span></text:p>
            <text:p><text:span text:style-name="T12"/></text:p>
            <text:p><text:span text:style-name="T12"/></text:p>
            <text:p><text:span text:style-name="T12">age</text:span><text:span text:style-name="T13">.getOrElse(</text:span><text:span text:style-name="T30">"Rudolf"</text:span><text:span text:style-name="T13">, </text:span><text:span text:style-name="T14">17</text:span><text:span text:style-name="T13">) </text:span><text:span text:style-name="T15">// 17</text:span></text:p>
            <text:p><text:span text:style-name="T15"/></text:p>
            <text:p><text:span text:style-name="T15"/></text:p>
            <text:p text:style-name="P7"><text:span text:style-name="T12">List</text:span><text:span text:style-name="T13">(</text:span><text:span text:style-name="T30">"Radek"</text:span><text:span text:style-name="T13">, </text:span><text:span text:style-name="T30">"Pavel"</text:span><text:span text:style-name="T13">).map(</text:span><text:span text:style-name="T12">age</text:span><text:span text:style-name="T13">) </text:span><text:span text:style-name="T15">// List(6, 15)</text:span></text:p>
          </draw:text-box>
        </draw:frame>
        <draw:custom-shape draw:style-name="gr112" draw:text-style-name="P5" draw:layer="layout" svg:width="17.626cm" svg:height="1.224cm" svg:x="4.064cm" svg:y="17.826cm">
          <text:p text:style-name="P4"><text:span text:style-name="T4">Nejen sekvence se chovají jako funkce, i </text:span><text:span text:style-name="T5">Map</text:span><text:span text:style-name="T4"> se chová jako funkce.</text:span></text:p>
          <draw:enhanced-geometry svg:viewBox="0 0 21600 21600" draw:type="rectangle" draw:enhanced-path="M 0 0 L 21600 0 21600 21600 0 21600 0 0 Z N"/>
        </draw:custom-shape>
        <draw:custom-shape draw:style-name="gr113" draw:text-style-name="P5" draw:layer="layout" svg:width="14.732cm" svg:height="1.778cm" svg:x="12.192cm" svg:y="9.398cm">
          <text:p text:style-name="P4"><text:span text:style-name="T4">Mapu lze zkonstruovat i ze sekvence dvojic:</text:span></text:p>
          <text:p text:style-name="P4"><text:span text:style-name="T5">Seq("Zdeněk" -&gt; 20, "Radek" -&gt; 6, "Pavel" -&gt; 15).toMap</text:span><text:span text:style-name="T4">.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3.076cm" svg:y1="17.826cm" svg:x2="13.076cm" svg:y2="15.494cm">
          <text:p/>
        </draw:lin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oužití kolekcí z Javy</text:span></text:p>
          </draw:text-box>
        </draw:frame>
        <draw:frame draw:name="Shape1" draw:style-name="gr27" draw:text-style-name="P14" draw:layer="layout" svg:width="18.227cm" svg:height="6.956cm" svg:x="2.093cm" svg:y="9.89cm">
          <draw:text-box>
            <text:p><text:span text:style-name="T11">import </text:span><text:span text:style-name="T13">scala.collection.convert.</text:span><text:span text:style-name="T12">decorateAll</text:span><text:span text:style-name="T13">._</text:span></text:p>
            <text:p><text:span text:style-name="T11"/></text:p>
            <text:p><text:span text:style-name="T11"/></text:p>
            <text:p><text:span text:style-name="T11">val </text:span><text:span text:style-name="T12">xs </text:span><text:span text:style-name="T13">= </text:span><text:span text:style-name="T11">new </text:span><text:span text:style-name="T13">java.util.ArrayList[Int]()</text:span></text:p>
            <text:p><text:span text:style-name="T12">xs</text:span><text:span text:style-name="T13">.add(</text:span><text:span text:style-name="T14">1</text:span><text:span text:style-name="T13">)</text:span></text:p>
            <text:p><text:span text:style-name="T12">xs</text:span><text:span text:style-name="T13">.asScala</text:span></text:p>
            <text:p><text:span text:style-name="T13"/></text:p>
            <text:p><text:span text:style-name="T13"/></text:p>
            <text:p text:style-name="P7"><text:span text:style-name="T12">List</text:span><text:span text:style-name="T13">(</text:span><text:span text:style-name="T14">1</text:span><text:span text:style-name="T13">).asJava</text:span></text:p>
          </draw:text-box>
        </draw:frame>
        <draw:custom-shape draw:style-name="gr114" draw:text-style-name="P5" draw:layer="layout" svg:width="15.748cm" svg:height="3.556cm" svg:x="7.366cm" svg:y="5.08cm">
          <text:p text:style-name="P4"><text:span text:style-name="T4">Import zajistí, že na kolekcích ze Scaly bude k dispozici</text:span></text:p>
          <text:p text:style-name="P4"><text:span text:style-name="T4">metoda </text:span><text:span text:style-name="T5">asJava</text:span><text:span text:style-name="T4"> a na kolekcích z Javy bude metoda </text:span><text:span text:style-name="T5">asScala</text:span><text:span text:style-name="T4">.</text:span></text:p>
          <text:p text:style-name="P4"><text:span text:style-name="T4"/></text:p>
          <text:p text:style-name="P4"><text:span text:style-name="T4">Dokumentace traitů </text:span><text:span text:style-name="T5">DecorateAsJava</text:span><text:span text:style-name="T4"> resp. </text:span><text:span text:style-name="T5">DecorateAsScala</text:span></text:p>
          <text:p text:style-name="P4"><text:span text:style-name="T4">říká, jakou kolekci </text:span><text:span text:style-name="T5">asJava</text:span><text:span text:style-name="T4"> resp. </text:span><text:span text:style-name="T5">asScala</text:span><text:span text:style-name="T4"> vrátí.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7.366cm" svg:y1="6.858cm" svg:x2="3.556cm" svg:y2="9.89cm">
          <text:p/>
        </draw:lin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None místo null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e Scale není zvykem používat <text:span text:style-name="T3">null</text:span>.</text:p>
              </text:list-item>
              <text:list-item>
                <text:p>Může-li hodnota typu <text:span text:style-name="T3">T</text:span> chybět, použije se typ <text:span text:style-name="T3">Option[T]</text:span>:</text:p>
                <text:list>
                  <text:list-item>
                    <text:p><text:span text:style-name="T3">Option[Int]</text:span> má například hodnoty <text:span text:style-name="T3">Some(1)</text:span>, <text:span text:style-name="T3">Some(2)</text:span>, <text:span text:style-name="T3">Some(55)</text:span>, <text:span text:style-name="T3">None</text:span>.</text:p>
                  </text:list-item>
                </text:list>
                <text:p/>
              </text:list-item>
              <text:list-item>
                <text:p>Typ <text:span text:style-name="T3">Option[T]</text:span> podporuje pattern matching:</text:p>
              </text:list-item>
            </text:list>
          </draw:text-box>
        </draw:frame>
        <draw:frame draw:name="Shape1" draw:style-name="gr115" draw:text-style-name="P9" draw:layer="layout" svg:width="22.606cm" svg:height="4.296cm" svg:x="1.924cm" svg:y="16.124cm">
          <draw:text-box>
            <text:p><text:span text:style-name="T12">Map</text:span><text:span text:style-name="T13">(</text:span><text:span text:style-name="T30">"Zdeněk" </text:span><text:span text:style-name="T13">-&gt; </text:span><text:span text:style-name="T14">20</text:span><text:span text:style-name="T13">, </text:span><text:span text:style-name="T30">"Radek" </text:span><text:span text:style-name="T13">-&gt; </text:span><text:span text:style-name="T14">6</text:span><text:span text:style-name="T13">).get(</text:span><text:span text:style-name="T30">"Zdeněk"</text:span><text:span text:style-name="T13">) </text:span><text:span text:style-name="T11">match </text:span><text:span text:style-name="T13">{</text:span></text:p>
            <text:p><text:span text:style-name="T13"><text:s text:c="2"/></text:span><text:span text:style-name="T11">case </text:span><text:span text:style-name="T13">None =&gt; </text:span><text:span text:style-name="T30">"Věk Zdeňka neznáme."</text:span></text:p>
            <text:p><text:span text:style-name="T34"><text:s text:c="2"/></text:span><text:span text:style-name="T11">case </text:span><text:span text:style-name="T31">Some</text:span><text:span text:style-name="T13">(age) =&gt; </text:span><text:span text:style-name="T30">s"Zdeňkovi je </text:span><text:span text:style-name="T33">$</text:span><text:span text:style-name="T13">age</text:span><text:span text:style-name="T30">."</text:span></text:p>
            <text:p text:style-name="P7"><text:span text:style-name="T13">}</text:span></text:p>
          </draw:text-box>
        </draw:frame>
        <draw:custom-shape draw:style-name="gr116" draw:text-style-name="P5" draw:layer="layout" svg:width="10.668cm" svg:height="1.27cm" svg:x="15.564cm" svg:y="12.722cm">
          <text:p text:style-name="P4"><text:span text:style-name="T5">None</text:span><text:span text:style-name="T4"> značí, že hodnota není k dispozici.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5.564cm" svg:y1="13.354cm" svg:x2="14.478cm" svg:y2="11.938cm">
          <text:p/>
        </draw:line>
        <draw:custom-shape draw:style-name="gr117" draw:text-style-name="P5" draw:layer="layout" svg:width="11.328cm" svg:height="1.27cm" svg:x="1.364cm" svg:y="12.722cm">
          <text:p text:style-name="P4"><text:span text:style-name="T4">Hodnoty typu </text:span><text:span text:style-name="T5">T</text:span><text:span text:style-name="T4"> jsou zabaleny uvnitř </text:span><text:span text:style-name="T5">Some</text:span><text:span text:style-name="T4">.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9.906cm" svg:y1="12.722cm" svg:x2="9.906cm" svg:y2="11.83cm">
          <text:p/>
        </draw:line>
        <draw:custom-shape draw:style-name="gr118" draw:text-style-name="P5" draw:layer="layout" svg:width="6.604cm" svg:height="2.794cm" svg:x="20.828cm" svg:y="0.508cm">
          <text:p text:style-name="P4"><text:span text:style-name="T4">Díky </text:span><text:span text:style-name="T5">Option[T]</text:span><text:span text:style-name="T4"> typy</text:span></text:p>
          <text:p text:style-name="P4"><text:span text:style-name="T4">v programu jasně říkají,</text:span></text:p>
          <text:p text:style-name="P4"><text:span text:style-name="T4">kde hodnota může</text:span></text:p>
          <text:p text:style-name="P4"><text:span text:style-name="T4">chybět a kde ne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Konec první části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tázky?</text:p>
              </text:list-item>
              <text:list-item>
                <text:p>Příště:</text:p>
                <text:list>
                  <text:list-item>
                    <text:p>Třídy (speciálně <text:span text:style-name="T3">case class</text:span> a pattern matching).</text:p>
                  </text:list-item>
                  <text:list-item>
                    <text:p>Objekty.</text:p>
                  </text:list-item>
                  <text:list-item>
                    <text:p>Traity.</text:p>
                  </text:list-item>
                  <text:list-item>
                    <text:p>Importy.</text:p>
                  </text:list-item>
                  <text:list-item>
                    <text:p>Implicitní konverze.</text:p>
                  </text:list-item>
                  <text:list-item>
                    <text:p>Implicitní definice, implicitní argumenty, návrhový vzor „typová třída“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dekm </meta:initial-creator>
    <meta:creation-date>2016-02-10T20:37:54.871805397</meta:creation-date>
    <dc:date>2016-03-22T07:08:36.566553866</dc:date>
    <meta:editing-duration>P1DT14H10M8S</meta:editing-duration>
    <meta:editing-cycles>518</meta:editing-cycles>
    <meta:generator>LibreOffice/5.1.1.2$Linux_X86_64 LibreOffice_project/10m0$Build-2</meta:generator>
    <meta:document-statistic meta:object-count="382"/>
  </office:meta>
</office:document-meta>
</file>